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4" style:family="table-cell">
      <style:table-cell-properties style:vertical-align="bottom"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rsid="001b4ff6" officeooo:paragraph-rsid="002c64ae" style:font-weight-asian="normal" style:font-weight-complex="normal"/>
    </style:style>
    <style:style style:name="P6" style:family="paragraph" style:parent-style-name="Standard">
      <style:text-properties fo:font-weight="normal" officeooo:paragraph-rsid="00491c3d" style:font-weight-asian="normal" style:font-weight-complex="normal"/>
    </style:style>
    <style:style style:name="P7" style:family="paragraph" style:parent-style-name="Standard">
      <style:text-properties fo:font-weight="normal" officeooo:rsid="005cdda9" officeooo:paragraph-rsid="005cdda9" style:font-weight-asian="normal" style:font-weight-complex="normal"/>
    </style:style>
    <style:style style:name="P8" style:family="paragraph" style:parent-style-name="Standard">
      <style:text-properties fo:font-weight="normal" officeooo:rsid="005d988b" officeooo:paragraph-rsid="008f2c17" style:font-weight-asian="normal" style:font-weight-complex="normal"/>
    </style:style>
    <style:style style:name="P9" style:family="paragraph" style:parent-style-name="Standard">
      <style:text-properties fo:font-weight="normal" officeooo:paragraph-rsid="009762b4" style:font-weight-asian="normal" style:font-weight-complex="normal"/>
    </style:style>
    <style:style style:name="P10" style:family="paragraph" style:parent-style-name="Standard">
      <style:text-properties fo:font-weight="normal" officeooo:paragraph-rsid="005aea77" style:font-weight-asian="normal" style:font-weight-complex="normal"/>
    </style:style>
    <style:style style:name="P11" style:family="paragraph" style:parent-style-name="Standard">
      <style:text-properties fo:font-weight="normal" officeooo:rsid="004581bc" officeooo:paragraph-rsid="00308c00" style:font-weight-asian="normal" style:font-weight-complex="normal"/>
    </style:style>
    <style:style style:name="P12" style:family="paragraph" style:parent-style-name="Standard">
      <style:text-properties fo:font-weight="normal" officeooo:rsid="004581bc" officeooo:paragraph-rsid="00a69172" style:font-weight-asian="normal" style:font-weight-complex="normal"/>
    </style:style>
    <style:style style:name="P13" style:family="paragraph" style:parent-style-name="Standard">
      <style:text-properties fo:font-weight="normal" officeooo:rsid="009e0cb0" officeooo:paragraph-rsid="009e0cb0" style:font-weight-asian="normal" style:font-weight-complex="normal"/>
    </style:style>
    <style:style style:name="P14" style:family="paragraph" style:parent-style-name="Standard">
      <style:text-properties fo:font-weight="normal" officeooo:paragraph-rsid="0034a345" style:font-weight-asian="normal" style:font-weight-complex="normal"/>
    </style:style>
    <style:style style:name="P15" style:family="paragraph" style:parent-style-name="Standard">
      <style:text-properties fo:font-weight="normal" officeooo:rsid="008c663b" officeooo:paragraph-rsid="008c663b" style:font-weight-asian="normal" style:font-weight-complex="normal"/>
    </style:style>
    <style:style style:name="P16" style:family="paragraph" style:parent-style-name="Standard">
      <style:text-properties fo:font-weight="normal" officeooo:rsid="00608aec" officeooo:paragraph-rsid="00608aec" style:font-weight-asian="normal" style:font-weight-complex="normal"/>
    </style:style>
    <style:style style:name="P17" style:family="paragraph" style:parent-style-name="Standard">
      <style:text-properties fo:font-weight="normal" officeooo:rsid="00608aec" officeooo:paragraph-rsid="00a3ec58" style:font-weight-asian="normal" style:font-weight-complex="normal"/>
    </style:style>
    <style:style style:name="P18" style:family="paragraph" style:parent-style-name="Standard">
      <style:text-properties fo:font-weight="normal" officeooo:paragraph-rsid="00608aec" style:font-weight-asian="normal" style:font-weight-complex="normal"/>
    </style:style>
    <style:style style:name="P19" style:family="paragraph" style:parent-style-name="Standard">
      <style:text-properties fo:font-weight="normal" officeooo:rsid="00a3ec58" officeooo:paragraph-rsid="00a3ec58" style:font-weight-asian="normal" style:font-weight-complex="normal"/>
    </style:style>
    <style:style style:name="P20" style:family="paragraph" style:parent-style-name="Standard">
      <style:text-properties fo:font-weight="normal" officeooo:rsid="00a3ec58" officeooo:paragraph-rsid="00aae073" style:font-weight-asian="normal" style:font-weight-complex="normal"/>
    </style:style>
    <style:style style:name="P21" style:family="paragraph" style:parent-style-name="Standard">
      <style:text-properties fo:font-weight="normal" officeooo:rsid="00a3ec58" officeooo:paragraph-rsid="00e96e7a" style:font-weight-asian="normal" style:font-weight-complex="normal"/>
    </style:style>
    <style:style style:name="P22" style:family="paragraph" style:parent-style-name="Standard">
      <style:text-properties fo:font-weight="normal" officeooo:paragraph-rsid="00b7fa40" style:font-weight-asian="normal" style:font-weight-complex="normal"/>
    </style:style>
    <style:style style:name="P23" style:family="paragraph" style:parent-style-name="Standard">
      <style:text-properties fo:font-weight="normal" officeooo:paragraph-rsid="00bb2c28" style:font-weight-asian="normal" style:font-weight-complex="normal"/>
    </style:style>
    <style:style style:name="P24" style:family="paragraph" style:parent-style-name="Standard">
      <style:text-properties fo:font-weight="normal" officeooo:rsid="00b0b361" officeooo:paragraph-rsid="00b11719" style:font-weight-asian="normal" style:font-weight-complex="normal"/>
    </style:style>
    <style:style style:name="P25" style:family="paragraph" style:parent-style-name="Standard">
      <style:text-properties fo:font-weight="normal" officeooo:paragraph-rsid="00b2d45d" style:font-weight-asian="normal" style:font-weight-complex="normal"/>
    </style:style>
    <style:style style:name="P26" style:family="paragraph" style:parent-style-name="Standard">
      <style:text-properties fo:font-weight="normal" officeooo:rsid="00b40374" officeooo:paragraph-rsid="00b40374" style:font-weight-asian="normal" style:font-weight-complex="normal"/>
    </style:style>
    <style:style style:name="P27" style:family="paragraph" style:parent-style-name="Standard">
      <style:text-properties fo:font-weight="normal" officeooo:rsid="00a4e1b1" officeooo:paragraph-rsid="00aae073" style:font-weight-asian="normal" style:font-weight-complex="normal"/>
    </style:style>
    <style:style style:name="P28" style:family="paragraph" style:parent-style-name="Standard">
      <style:text-properties fo:font-weight="normal" officeooo:rsid="0062970d" officeooo:paragraph-rsid="00a69172" style:font-weight-asian="normal" style:font-weight-complex="normal"/>
    </style:style>
    <style:style style:name="P29" style:family="paragraph" style:parent-style-name="Standard">
      <style:text-properties fo:font-weight="normal" officeooo:rsid="00bfc27c" officeooo:paragraph-rsid="00c07234" style:font-weight-asian="normal" style:font-weight-complex="normal"/>
    </style:style>
    <style:style style:name="P30" style:family="paragraph" style:parent-style-name="Standard">
      <style:text-properties fo:font-weight="normal" officeooo:paragraph-rsid="003265e9" style:font-weight-asian="normal" style:font-weight-complex="normal"/>
    </style:style>
    <style:style style:name="P31" style:family="paragraph" style:parent-style-name="Standard">
      <style:text-properties fo:font-weight="normal" officeooo:rsid="00c6e9b5" officeooo:paragraph-rsid="00cd23df" style:font-weight-asian="normal" style:font-weight-complex="normal"/>
    </style:style>
    <style:style style:name="P32" style:family="paragraph" style:parent-style-name="Standard">
      <style:text-properties fo:font-weight="normal" officeooo:paragraph-rsid="00cf7d83" style:font-weight-asian="normal" style:font-weight-complex="normal"/>
    </style:style>
    <style:style style:name="P33" style:family="paragraph" style:parent-style-name="Standard">
      <style:text-properties fo:font-weight="normal" officeooo:paragraph-rsid="00dd94df" style:font-weight-asian="normal" style:font-weight-complex="normal"/>
    </style:style>
    <style:style style:name="P34" style:family="paragraph" style:parent-style-name="Standard">
      <style:text-properties fo:font-weight="normal" officeooo:rsid="00d56d45" officeooo:paragraph-rsid="00d56d45" style:font-weight-asian="normal" style:font-weight-complex="normal"/>
    </style:style>
    <style:style style:name="P35" style:family="paragraph" style:parent-style-name="Standard">
      <style:text-properties fo:font-weight="normal" officeooo:rsid="00d1818e" officeooo:paragraph-rsid="00d1818e" style:font-weight-asian="normal" style:font-weight-complex="normal"/>
    </style:style>
    <style:style style:name="P36" style:family="paragraph" style:parent-style-name="Standard">
      <style:text-properties fo:font-weight="normal" officeooo:rsid="00e2d1dd" officeooo:paragraph-rsid="00e2d1dd" style:font-weight-asian="normal" style:font-weight-complex="normal"/>
    </style:style>
    <style:style style:name="P37" style:family="paragraph" style:parent-style-name="Standard">
      <style:text-properties fo:font-weight="normal" officeooo:rsid="00e539df" officeooo:paragraph-rsid="00e539df" style:font-weight-asian="normal" style:font-weight-complex="normal"/>
    </style:style>
    <style:style style:name="P38" style:family="paragraph" style:parent-style-name="Standard">
      <style:text-properties fo:font-weight="normal" officeooo:rsid="007c6dc9" officeooo:paragraph-rsid="00e539df" style:font-weight-asian="normal" style:font-weight-complex="normal"/>
    </style:style>
    <style:style style:name="P39" style:family="paragraph" style:parent-style-name="Standard">
      <style:text-properties fo:font-weight="normal" officeooo:paragraph-rsid="00e539df" style:font-weight-asian="normal" style:font-weight-complex="normal"/>
    </style:style>
    <style:style style:name="P40" style:family="paragraph" style:parent-style-name="Standard">
      <style:text-properties fo:font-weight="normal" officeooo:paragraph-rsid="006504b2" style:font-weight-asian="normal" style:font-weight-complex="normal"/>
    </style:style>
    <style:style style:name="P41" style:family="paragraph" style:parent-style-name="Standard">
      <style:text-properties fo:font-weight="normal" officeooo:rsid="00e3739b" officeooo:paragraph-rsid="00e3739b" style:font-weight-asian="normal" style:font-weight-complex="normal"/>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weight="bold" officeooo:paragraph-rsid="003265e9" style:font-weight-asian="bold" style:font-weight-complex="bold"/>
    </style:style>
    <style:style style:name="P44" style:family="paragraph" style:parent-style-name="Standard">
      <style:text-properties fo:font-weight="bold" officeooo:rsid="008a218d" officeooo:paragraph-rsid="008a218d" style:font-weight-asian="bold" style:font-weight-complex="bold"/>
    </style:style>
    <style:style style:name="P45" style:family="paragraph" style:parent-style-name="Standard">
      <style:text-properties fo:font-weight="bold" officeooo:rsid="0092e02c" officeooo:paragraph-rsid="0092e02c" style:font-weight-asian="bold" style:font-weight-complex="bold"/>
    </style:style>
    <style:style style:name="P46" style:family="paragraph" style:parent-style-name="Standard">
      <style:text-properties fo:font-weight="bold" officeooo:rsid="009762b4" officeooo:paragraph-rsid="009762b4" style:font-weight-asian="bold" style:font-weight-complex="bold"/>
    </style:style>
    <style:style style:name="P47" style:family="paragraph" style:parent-style-name="Standard">
      <style:text-properties fo:font-weight="bold" officeooo:paragraph-rsid="009762b4" style:font-weight-asian="bold" style:font-weight-complex="bold"/>
    </style:style>
    <style:style style:name="P48" style:family="paragraph" style:parent-style-name="Standard">
      <style:text-properties fo:font-weight="bold" officeooo:paragraph-rsid="00a69172" style:font-weight-asian="bold" style:font-weight-complex="bold"/>
    </style:style>
    <style:style style:name="P49" style:family="paragraph" style:parent-style-name="Standard">
      <style:text-properties fo:font-weight="bold" officeooo:paragraph-rsid="00770c25" style:font-weight-asian="bold" style:font-weight-complex="bold"/>
    </style:style>
    <style:style style:name="P50" style:family="paragraph" style:parent-style-name="Standard">
      <style:text-properties fo:font-weight="bold" officeooo:rsid="007fa870" officeooo:paragraph-rsid="00e539df" style:font-weight-asian="bold" style:font-weight-complex="bold"/>
    </style:style>
    <style:style style:name="P51" style:family="paragraph" style:parent-style-name="Standard">
      <style:text-properties officeooo:paragraph-rsid="001ca04f"/>
    </style:style>
    <style:style style:name="P52" style:family="paragraph" style:parent-style-name="Standard">
      <style:text-properties officeooo:paragraph-rsid="00207808"/>
    </style:style>
    <style:style style:name="P53" style:family="paragraph" style:parent-style-name="Standard">
      <style:text-properties officeooo:paragraph-rsid="002230e3"/>
    </style:style>
    <style:style style:name="P54" style:family="paragraph" style:parent-style-name="Standard">
      <style:text-properties officeooo:paragraph-rsid="00291519"/>
    </style:style>
    <style:style style:name="P55" style:family="paragraph" style:parent-style-name="Standard">
      <style:text-properties officeooo:paragraph-rsid="002c64ae"/>
    </style:style>
    <style:style style:name="P56" style:family="paragraph" style:parent-style-name="Standard">
      <style:text-properties officeooo:paragraph-rsid="002d4be6"/>
    </style:style>
    <style:style style:name="P57" style:family="paragraph" style:parent-style-name="Standard">
      <style:text-properties officeooo:paragraph-rsid="00308c00"/>
    </style:style>
    <style:style style:name="P58" style:family="paragraph" style:parent-style-name="Standard">
      <style:text-properties officeooo:paragraph-rsid="003265e9"/>
    </style:style>
    <style:style style:name="P59" style:family="paragraph" style:parent-style-name="Standard">
      <style:text-properties officeooo:paragraph-rsid="0034a345"/>
    </style:style>
    <style:style style:name="P6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61" style:family="paragraph" style:parent-style-name="Standard">
      <style:text-properties officeooo:paragraph-rsid="00491c3d"/>
    </style:style>
    <style:style style:name="P62" style:family="paragraph" style:parent-style-name="Standard">
      <style:text-properties officeooo:paragraph-rsid="005aea77"/>
    </style:style>
    <style:style style:name="P63" style:family="paragraph" style:parent-style-name="Standard">
      <style:text-properties officeooo:paragraph-rsid="00608aec"/>
    </style:style>
    <style:style style:name="P64" style:family="paragraph" style:parent-style-name="Standard">
      <style:text-properties officeooo:paragraph-rsid="006504b2"/>
    </style:style>
    <style:style style:name="P65" style:family="paragraph" style:parent-style-name="Standard">
      <style:text-properties officeooo:paragraph-rsid="00686830"/>
    </style:style>
    <style:style style:name="P66" style:family="paragraph" style:parent-style-name="Standard">
      <style:text-properties officeooo:paragraph-rsid="006ba234"/>
    </style:style>
    <style:style style:name="P67" style:family="paragraph" style:parent-style-name="Standard">
      <style:text-properties officeooo:paragraph-rsid="006d3e4a"/>
    </style:style>
    <style:style style:name="P68" style:family="paragraph" style:parent-style-name="Standard">
      <style:text-properties officeooo:paragraph-rsid="006e729c"/>
    </style:style>
    <style:style style:name="P69" style:family="paragraph" style:parent-style-name="Standard">
      <style:text-properties officeooo:paragraph-rsid="00750746"/>
    </style:style>
    <style:style style:name="P70" style:family="paragraph" style:parent-style-name="Standard">
      <style:text-properties officeooo:rsid="00770c25" officeooo:paragraph-rsid="00920f79"/>
    </style:style>
    <style:style style:name="P71" style:family="paragraph" style:parent-style-name="Standard">
      <style:text-properties officeooo:rsid="007c6dc9" officeooo:paragraph-rsid="00e539df"/>
    </style:style>
    <style:style style:name="P72" style:family="paragraph" style:parent-style-name="Standard">
      <style:text-properties officeooo:paragraph-rsid="008da0c5"/>
    </style:style>
    <style:style style:name="P73" style:family="paragraph" style:parent-style-name="Standard">
      <style:text-properties officeooo:rsid="008e0009" officeooo:paragraph-rsid="008e0009"/>
    </style:style>
    <style:style style:name="P74" style:family="paragraph" style:parent-style-name="Standard">
      <style:text-properties officeooo:paragraph-rsid="009762b4"/>
    </style:style>
    <style:style style:name="P75" style:family="paragraph" style:parent-style-name="Standard">
      <style:text-properties officeooo:paragraph-rsid="00a2e3e4"/>
    </style:style>
    <style:style style:name="P76" style:family="paragraph" style:parent-style-name="Standard">
      <style:text-properties officeooo:rsid="00a2e3e4" officeooo:paragraph-rsid="00a69172"/>
    </style:style>
    <style:style style:name="P77" style:family="paragraph" style:parent-style-name="Standard">
      <style:text-properties officeooo:rsid="0094dc97" officeooo:paragraph-rsid="00a69172"/>
    </style:style>
    <style:style style:name="P78" style:family="paragraph" style:parent-style-name="Standard">
      <style:text-properties officeooo:rsid="00a69172" officeooo:paragraph-rsid="00acebca"/>
    </style:style>
    <style:style style:name="P79" style:family="paragraph" style:parent-style-name="Standard">
      <style:text-properties officeooo:paragraph-rsid="00b11719"/>
    </style:style>
    <style:style style:name="P80" style:family="paragraph" style:parent-style-name="Standard">
      <style:text-properties officeooo:paragraph-rsid="00b2d45d"/>
    </style:style>
    <style:style style:name="P81" style:family="paragraph" style:parent-style-name="Standard">
      <style:text-properties officeooo:paragraph-rsid="00bb2c28"/>
    </style:style>
    <style:style style:name="P8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83" style:family="paragraph" style:parent-style-name="Standard">
      <style:text-properties officeooo:rsid="00d248bb" officeooo:paragraph-rsid="00d248bb"/>
    </style:style>
    <style:style style:name="P84" style:family="paragraph" style:parent-style-name="Standard">
      <style:text-properties officeooo:rsid="00d56d45" officeooo:paragraph-rsid="00d56d45"/>
    </style:style>
    <style:style style:name="P85" style:family="paragraph" style:parent-style-name="Standard">
      <style:text-properties officeooo:paragraph-rsid="00e3739b"/>
    </style:style>
    <style:style style:name="P86" style:family="paragraph" style:parent-style-name="Standard">
      <style:text-properties officeooo:paragraph-rsid="00e4f3a5"/>
    </style:style>
    <style:style style:name="P87" style:family="paragraph" style:parent-style-name="Standard">
      <style:text-properties officeooo:paragraph-rsid="00e539df"/>
    </style:style>
    <style:style style:name="P88" style:family="paragraph" style:parent-style-name="Standard">
      <style:text-properties officeooo:paragraph-rsid="00e96e7a"/>
    </style:style>
    <style:style style:name="P89" style:family="paragraph" style:parent-style-name="Standard">
      <style:text-properties officeooo:rsid="00f0998a" officeooo:paragraph-rsid="00f0998a"/>
    </style:style>
    <style:style style:name="P90" style:family="paragraph" style:parent-style-name="Standard">
      <style:text-properties officeooo:rsid="00f28955" officeooo:paragraph-rsid="00f28955"/>
    </style:style>
    <style:style style:name="P91" style:family="paragraph" style:parent-style-name="Standard">
      <style:text-properties officeooo:paragraph-rsid="00f4385a"/>
    </style:style>
    <style:style style:name="P92" style:family="paragraph" style:parent-style-name="Footnote">
      <style:text-properties officeooo:rsid="001d6ecb" officeooo:paragraph-rsid="001d6ecb"/>
    </style:style>
    <style:style style:name="P93" style:family="paragraph" style:parent-style-name="Footnote">
      <style:text-properties officeooo:rsid="00207808" officeooo:paragraph-rsid="00207808"/>
    </style:style>
    <style:style style:name="P94" style:family="paragraph" style:parent-style-name="Footnote">
      <style:text-properties officeooo:rsid="002b80c0" officeooo:paragraph-rsid="002b80c0"/>
    </style:style>
    <style:style style:name="P95" style:family="paragraph" style:parent-style-name="Footnote">
      <style:text-properties officeooo:rsid="002c64ae" officeooo:paragraph-rsid="002c64ae"/>
    </style:style>
    <style:style style:name="P96" style:family="paragraph" style:parent-style-name="Footnote">
      <style:text-properties officeooo:rsid="003b87da" officeooo:paragraph-rsid="003b87da"/>
    </style:style>
    <style:style style:name="P97" style:family="paragraph" style:parent-style-name="Footnote">
      <style:text-properties officeooo:rsid="003f1b08" officeooo:paragraph-rsid="003f1b08"/>
    </style:style>
    <style:style style:name="P98" style:family="paragraph" style:parent-style-name="Footnote">
      <style:text-properties officeooo:rsid="00491c3d" officeooo:paragraph-rsid="00491c3d"/>
    </style:style>
    <style:style style:name="P99" style:family="paragraph" style:parent-style-name="Footnote">
      <style:text-properties style:font-name="Times New Roman" fo:font-size="10pt" style:font-size-asian="10pt" style:font-size-complex="10pt"/>
    </style:style>
    <style:style style:name="P100" style:family="paragraph" style:parent-style-name="Footnote">
      <style:text-properties style:font-name="Times New Roman" fo:font-size="10pt" officeooo:paragraph-rsid="00efbafc" style:font-size-asian="10pt" style:font-size-complex="10pt"/>
    </style:style>
    <style:style style:name="P101" style:family="paragraph" style:parent-style-name="Footnote">
      <style:text-properties officeooo:rsid="00557a89" officeooo:paragraph-rsid="00557a89"/>
    </style:style>
    <style:style style:name="P102" style:family="paragraph" style:parent-style-name="Footnote">
      <style:text-properties officeooo:rsid="005ec3e5" officeooo:paragraph-rsid="005ec3e5"/>
    </style:style>
    <style:style style:name="P103" style:family="paragraph" style:parent-style-name="Footnote">
      <style:text-properties officeooo:rsid="006504b2" officeooo:paragraph-rsid="006504b2"/>
    </style:style>
    <style:style style:name="P104" style:family="paragraph" style:parent-style-name="Footnote">
      <style:text-properties officeooo:rsid="0067901c" officeooo:paragraph-rsid="0067901c"/>
    </style:style>
    <style:style style:name="P105" style:family="paragraph" style:parent-style-name="Footnote">
      <style:text-properties officeooo:rsid="006d3e4a" officeooo:paragraph-rsid="006d3e4a"/>
    </style:style>
    <style:style style:name="P106" style:family="paragraph" style:parent-style-name="Footnote">
      <style:text-properties officeooo:rsid="0043ed87" officeooo:paragraph-rsid="0043ed87"/>
    </style:style>
    <style:style style:name="P107" style:family="paragraph" style:parent-style-name="Footnote">
      <style:text-properties officeooo:rsid="0040f5e4" officeooo:paragraph-rsid="0040f5e4"/>
    </style:style>
    <style:style style:name="P108" style:family="paragraph" style:parent-style-name="Footnote">
      <style:text-properties officeooo:rsid="0082e8e3" officeooo:paragraph-rsid="0082e8e3"/>
    </style:style>
    <style:style style:name="P109" style:family="paragraph" style:parent-style-name="Footnote">
      <style:text-properties officeooo:rsid="008462f8" officeooo:paragraph-rsid="008462f8"/>
    </style:style>
    <style:style style:name="P110" style:family="paragraph" style:parent-style-name="Footnote">
      <style:text-properties officeooo:rsid="008529a5" officeooo:paragraph-rsid="008529a5"/>
    </style:style>
    <style:style style:name="P111" style:family="paragraph" style:parent-style-name="Footnote">
      <style:text-properties officeooo:rsid="008529a5" officeooo:paragraph-rsid="0086a66e"/>
    </style:style>
    <style:style style:name="P112" style:family="paragraph" style:parent-style-name="Footnote">
      <style:text-properties officeooo:rsid="008f2c17" officeooo:paragraph-rsid="008f2c17"/>
    </style:style>
    <style:style style:name="P113" style:family="paragraph" style:parent-style-name="Footnote">
      <style:text-properties officeooo:paragraph-rsid="008fcb6f"/>
    </style:style>
    <style:style style:name="P114" style:family="paragraph" style:parent-style-name="Footnote">
      <style:text-properties officeooo:rsid="0096af60" officeooo:paragraph-rsid="0096af60"/>
    </style:style>
    <style:style style:name="P115" style:family="paragraph" style:parent-style-name="Footnote">
      <style:text-properties officeooo:rsid="0096af60" officeooo:paragraph-rsid="009c4bc5"/>
    </style:style>
    <style:style style:name="P116" style:family="paragraph" style:parent-style-name="Footnote">
      <style:text-properties officeooo:rsid="00970265" officeooo:paragraph-rsid="00970265"/>
    </style:style>
    <style:style style:name="P117" style:family="paragraph" style:parent-style-name="Footnote">
      <style:text-properties officeooo:rsid="004e6c9a" officeooo:paragraph-rsid="004e6c9a"/>
    </style:style>
    <style:style style:name="P118" style:family="paragraph" style:parent-style-name="Footnote">
      <style:text-properties officeooo:rsid="0099822a" officeooo:paragraph-rsid="0099822a"/>
    </style:style>
    <style:style style:name="P119" style:family="paragraph" style:parent-style-name="Footnote">
      <style:text-properties officeooo:rsid="009a6e7e" officeooo:paragraph-rsid="009a6e7e"/>
    </style:style>
    <style:style style:name="P120" style:family="paragraph" style:parent-style-name="Footnote">
      <style:text-properties officeooo:rsid="009cb7fa" officeooo:paragraph-rsid="009cb7fa"/>
    </style:style>
    <style:style style:name="P121" style:family="paragraph" style:parent-style-name="Footnote">
      <style:text-properties officeooo:rsid="00a4e1b1" officeooo:paragraph-rsid="00a4e1b1"/>
    </style:style>
    <style:style style:name="P122" style:family="paragraph" style:parent-style-name="Footnote">
      <style:text-properties officeooo:rsid="00be0d20" officeooo:paragraph-rsid="00be0d20"/>
    </style:style>
    <style:style style:name="P123" style:family="paragraph" style:parent-style-name="Footnote">
      <style:text-properties officeooo:rsid="00be0d20" officeooo:paragraph-rsid="00d76d1f"/>
    </style:style>
    <style:style style:name="P124" style:family="paragraph" style:parent-style-name="Footnote">
      <style:text-properties officeooo:rsid="00c07234" officeooo:paragraph-rsid="00c07234"/>
    </style:style>
    <style:style style:name="P125" style:family="paragraph" style:parent-style-name="Footnote">
      <style:text-properties officeooo:rsid="00c3aaab" officeooo:paragraph-rsid="00c3aaab"/>
    </style:style>
    <style:style style:name="P126" style:family="paragraph" style:parent-style-name="Footnote">
      <style:text-properties officeooo:rsid="00cd23df" officeooo:paragraph-rsid="00cd23df"/>
    </style:style>
    <style:style style:name="P127" style:family="paragraph" style:parent-style-name="Footnote">
      <style:text-properties officeooo:rsid="00ceed35" officeooo:paragraph-rsid="00ceed35"/>
    </style:style>
    <style:style style:name="P128" style:family="paragraph" style:parent-style-name="Footnote">
      <style:text-properties officeooo:rsid="00ceed35" officeooo:paragraph-rsid="00d248bb"/>
    </style:style>
    <style:style style:name="P129" style:family="paragraph" style:parent-style-name="Footnote">
      <style:text-properties officeooo:paragraph-rsid="00cf7d83"/>
    </style:style>
    <style:style style:name="P130" style:family="paragraph" style:parent-style-name="Footnote">
      <style:text-properties officeooo:paragraph-rsid="00d248bb"/>
    </style:style>
    <style:style style:name="P131" style:family="paragraph" style:parent-style-name="Footnote">
      <style:text-properties officeooo:rsid="00d56d45" officeooo:paragraph-rsid="00d56d45"/>
    </style:style>
    <style:style style:name="P132" style:family="paragraph" style:parent-style-name="Footnote">
      <style:text-properties officeooo:rsid="00d56d45" officeooo:paragraph-rsid="00d78787"/>
    </style:style>
    <style:style style:name="P133" style:family="paragraph" style:parent-style-name="Footnote">
      <style:text-properties officeooo:rsid="00d56d45" officeooo:paragraph-rsid="00e539df"/>
    </style:style>
    <style:style style:name="P134" style:family="paragraph" style:parent-style-name="Footnote">
      <style:text-properties officeooo:rsid="00d6bba4" officeooo:paragraph-rsid="00d6bba4"/>
    </style:style>
    <style:style style:name="P135" style:family="paragraph" style:parent-style-name="Footnote">
      <style:text-properties officeooo:rsid="00d76d1f" officeooo:paragraph-rsid="00d76d1f"/>
    </style:style>
    <style:style style:name="P136" style:family="paragraph" style:parent-style-name="Footnote">
      <style:text-properties officeooo:rsid="00dd94df" officeooo:paragraph-rsid="00dd94df"/>
    </style:style>
    <style:style style:name="P137" style:family="paragraph" style:parent-style-name="Footnote">
      <style:text-properties officeooo:rsid="00e2d1dd" officeooo:paragraph-rsid="00e2d1dd"/>
    </style:style>
    <style:style style:name="P138" style:family="paragraph" style:parent-style-name="Footnote">
      <style:text-properties officeooo:rsid="007cb799" officeooo:paragraph-rsid="007cb799"/>
    </style:style>
    <style:style style:name="P139" style:family="paragraph" style:parent-style-name="Footnote">
      <style:text-properties officeooo:rsid="00d9b57b" officeooo:paragraph-rsid="00d9b57b"/>
    </style:style>
    <style:style style:name="P140" style:family="paragraph" style:parent-style-name="Footnote">
      <style:text-properties officeooo:rsid="00818aa2" officeooo:paragraph-rsid="00818aa2"/>
    </style:style>
    <style:style style:name="P141" style:family="paragraph" style:parent-style-name="Footnote">
      <style:text-properties officeooo:rsid="007e24cc" officeooo:paragraph-rsid="007e24cc"/>
    </style:style>
    <style:style style:name="P142" style:family="paragraph" style:parent-style-name="Footnote">
      <style:text-properties officeooo:rsid="004923e6" officeooo:paragraph-rsid="004923e6"/>
    </style:style>
    <style:style style:name="P143" style:family="paragraph" style:parent-style-name="Footnote">
      <style:text-properties officeooo:rsid="0034a345" officeooo:paragraph-rsid="0034a345"/>
    </style:style>
    <style:style style:name="P144" style:family="paragraph" style:parent-style-name="Footnote">
      <style:text-properties officeooo:rsid="0081dd8a" officeooo:paragraph-rsid="0081dd8a"/>
    </style:style>
    <style:style style:name="P145" style:family="paragraph" style:parent-style-name="Footnote">
      <style:text-properties officeooo:rsid="00ee04bf" officeooo:paragraph-rsid="00ee04bf"/>
    </style:style>
    <style:style style:name="P146" style:family="paragraph" style:parent-style-name="Footnote">
      <style:text-properties officeooo:rsid="00efd19e" officeooo:paragraph-rsid="00efd19e"/>
    </style:style>
    <style:style style:name="P147" style:family="paragraph" style:parent-style-name="Footnote">
      <style:text-properties officeooo:rsid="00f28955" officeooo:paragraph-rsid="00f28955"/>
    </style:style>
    <style:style style:name="P148" style:family="paragraph" style:parent-style-name="Footnote">
      <style:text-properties officeooo:paragraph-rsid="00f69db3"/>
    </style:style>
    <style:style style:name="P149" style:family="paragraph" style:parent-style-name="Footnote" style:master-page-name="Converted1">
      <style:paragraph-properties style:page-number="auto"/>
    </style:style>
    <style:style style:name="P150" style:family="paragraph" style:parent-style-name="Footnote" style:master-page-name="Converted4">
      <style:paragraph-properties style:page-number="auto"/>
    </style:style>
    <style:style style:name="P151" style:family="paragraph" style:parent-style-name="Footnote" style:master-page-name="Converted6">
      <style:paragraph-properties style:page-number="auto"/>
      <style:text-properties officeooo:paragraph-rsid="0058f148"/>
    </style:style>
    <style:style style:name="P152" style:family="paragraph" style:parent-style-name="Footnote" style:master-page-name="Converted7">
      <style:paragraph-properties style:page-number="auto"/>
      <style:text-properties officeooo:paragraph-rsid="0058f148"/>
    </style:style>
    <style:style style:name="P153" style:family="paragraph" style:parent-style-name="Footnote" style:master-page-name="Converted10">
      <style:paragraph-properties style:page-number="auto"/>
    </style:style>
    <style:style style:name="P154" style:family="paragraph" style:parent-style-name="Footnote" style:master-page-name="Converted12">
      <style:paragraph-properties style:page-number="auto"/>
    </style:style>
    <style:style style:name="P155" style:family="paragraph" style:parent-style-name="Footnote" style:master-page-name="Converted13">
      <style:paragraph-properties style:page-number="auto"/>
      <style:text-properties officeooo:rsid="001d0538" officeooo:paragraph-rsid="0094dc97"/>
    </style:style>
    <style:style style:name="P156" style:family="paragraph" style:parent-style-name="Footnote" style:master-page-name="Converted14">
      <style:paragraph-properties style:page-number="auto"/>
    </style:style>
    <style:style style:name="P157" style:family="paragraph" style:parent-style-name="Footnote" style:master-page-name="Converted15">
      <style:paragraph-properties style:page-number="auto"/>
    </style:style>
    <style:style style:name="P158" style:family="paragraph" style:parent-style-name="Footnote" style:master-page-name="Converted16">
      <style:paragraph-properties style:page-number="auto"/>
    </style:style>
    <style:style style:name="P159" style:family="paragraph" style:parent-style-name="Footnote" style:master-page-name="Converted18">
      <style:paragraph-properties style:page-number="auto"/>
    </style:style>
    <style:style style:name="P160" style:family="paragraph" style:parent-style-name="Footnote" style:master-page-name="Converted20">
      <style:paragraph-properties style:page-number="auto"/>
    </style:style>
    <style:style style:name="P161" style:family="paragraph" style:parent-style-name="Footnote" style:master-page-name="Converted21">
      <style:paragraph-properties style:page-number="auto"/>
    </style:style>
    <style:style style:name="P162" style:family="paragraph" style:parent-style-name="Footnote" style:master-page-name="Converted22">
      <style:paragraph-properties style:page-number="auto"/>
      <style:text-properties fo:font-weight="normal" style:font-weight-asian="normal" style:font-weight-complex="normal"/>
    </style:style>
    <style:style style:name="P163" style:family="paragraph" style:parent-style-name="Footnote" style:master-page-name="Converted25">
      <style:paragraph-properties style:page-number="auto"/>
      <style:text-properties fo:font-weight="normal" style:font-weight-asian="normal" style:font-weight-complex="normal"/>
    </style:style>
    <style:style style:name="P164" style:family="paragraph" style:parent-style-name="Footnote" style:master-page-name="Converted26">
      <style:paragraph-properties style:page-number="auto"/>
    </style:style>
    <style:style style:name="P165" style:family="paragraph" style:parent-style-name="Footnote" style:master-page-name="Converted27">
      <style:paragraph-properties style:page-number="auto"/>
      <style:text-properties fo:font-weight="normal" style:font-weight-asian="normal" style:font-weight-complex="normal"/>
    </style:style>
    <style:style style:name="P166" style:family="paragraph" style:parent-style-name="Footnote" style:master-page-name="Converted28">
      <style:paragraph-properties style:page-number="auto"/>
    </style:style>
    <style:style style:name="P167" style:family="paragraph" style:parent-style-name="Footnote" style:master-page-name="Converted31">
      <style:paragraph-properties style:page-number="auto"/>
      <style:text-properties fo:font-weight="normal" style:font-weight-asian="normal" style:font-weight-complex="normal"/>
    </style:style>
    <style:style style:name="P168" style:family="paragraph" style:parent-style-name="Footnote" style:master-page-name="Converted29">
      <style:paragraph-properties style:page-number="auto"/>
    </style:style>
    <style:style style:name="P169" style:family="paragraph" style:parent-style-name="Footnote" style:master-page-name="Converted53">
      <style:paragraph-properties style:page-number="auto"/>
    </style:style>
    <style:style style:name="P170" style:family="paragraph" style:parent-style-name="Footnote" style:master-page-name="Converted78">
      <style:paragraph-properties style:page-number="auto"/>
    </style:style>
    <style:style style:name="P171" style:family="paragraph" style:parent-style-name="Footnote" style:master-page-name="Converted43">
      <style:paragraph-properties style:page-number="auto"/>
    </style:style>
    <style:style style:name="P172" style:family="paragraph" style:parent-style-name="Footnote" style:master-page-name="Converted44">
      <style:paragraph-properties style:page-number="auto"/>
      <style:text-properties fo:font-weight="normal" style:font-weight-asian="normal" style:font-weight-complex="normal"/>
    </style:style>
    <style:style style:name="P173" style:family="paragraph" style:parent-style-name="Footnote" style:master-page-name="Converted46">
      <style:paragraph-properties style:page-number="auto"/>
    </style:style>
    <style:style style:name="P174" style:family="paragraph" style:parent-style-name="Footnote" style:master-page-name="Converted47">
      <style:paragraph-properties style:page-number="auto"/>
      <style:text-properties officeooo:rsid="00deeb96" officeooo:paragraph-rsid="00deeb96"/>
    </style:style>
    <style:style style:name="P175" style:family="paragraph" style:parent-style-name="Footnote" style:master-page-name="Converted47">
      <style:paragraph-properties style:page-number="auto"/>
      <style:text-properties officeooo:rsid="00deeb96" officeooo:paragraph-rsid="00dfc036"/>
    </style:style>
    <style:style style:name="P176" style:family="paragraph" style:parent-style-name="Footnote" style:master-page-name="Converted47">
      <style:paragraph-properties style:page-number="auto"/>
      <style:text-properties officeooo:rsid="00deeb96" officeooo:paragraph-rsid="00dfca91"/>
    </style:style>
    <style:style style:name="P177" style:family="paragraph" style:parent-style-name="Footnote" style:master-page-name="Converted49">
      <style:paragraph-properties style:page-number="auto"/>
    </style:style>
    <style:style style:name="P178" style:family="paragraph" style:parent-style-name="Footnote" style:master-page-name="Converted52">
      <style:paragraph-properties style:page-number="auto"/>
    </style:style>
    <style:style style:name="P179" style:family="paragraph" style:parent-style-name="Footnote" style:master-page-name="Converted54">
      <style:paragraph-properties style:page-number="auto"/>
    </style:style>
    <style:style style:name="P180" style:family="paragraph" style:parent-style-name="Footnote" style:master-page-name="Converted56">
      <style:paragraph-properties style:page-number="auto"/>
      <style:text-properties fo:font-weight="normal" style:font-weight-asian="normal" style:font-weight-complex="normal"/>
    </style:style>
    <style:style style:name="P181" style:family="paragraph" style:parent-style-name="Footnote" style:master-page-name="Converted55">
      <style:paragraph-properties style:page-number="auto"/>
      <style:text-properties fo:font-weight="normal" style:font-weight-asian="normal" style:font-weight-complex="normal"/>
    </style:style>
    <style:style style:name="P182" style:family="paragraph" style:parent-style-name="Footnote" style:master-page-name="Converted64">
      <style:paragraph-properties style:page-number="auto"/>
      <style:text-properties officeooo:rsid="0065fac7" officeooo:paragraph-rsid="0065fac7"/>
    </style:style>
    <style:style style:name="P183" style:family="paragraph" style:parent-style-name="Footnote" style:master-page-name="Converted57">
      <style:paragraph-properties style:page-number="auto"/>
      <style:text-properties fo:font-weight="normal" style:font-weight-asian="normal" style:font-weight-complex="normal"/>
    </style:style>
    <style:style style:name="P184" style:family="paragraph" style:parent-style-name="Footnote" style:master-page-name="Converted58">
      <style:paragraph-properties style:page-number="auto"/>
      <style:text-properties fo:font-weight="normal" style:font-weight-asian="normal" style:font-weight-complex="normal"/>
    </style:style>
    <style:style style:name="P185" style:family="paragraph" style:parent-style-name="Footnote" style:master-page-name="Converted59">
      <style:paragraph-properties style:page-number="auto"/>
    </style:style>
    <style:style style:name="P186" style:family="paragraph" style:parent-style-name="Footnote" style:master-page-name="Converted60">
      <style:paragraph-properties style:page-number="auto"/>
    </style:style>
    <style:style style:name="P187" style:family="paragraph" style:parent-style-name="Footnote" style:master-page-name="Converted51">
      <style:paragraph-properties style:page-number="auto"/>
      <style:text-properties fo:font-weight="normal" style:font-weight-asian="normal" style:font-weight-complex="normal"/>
    </style:style>
    <style:style style:name="P188" style:family="paragraph" style:parent-style-name="Footnote" style:master-page-name="Converted61">
      <style:paragraph-properties style:page-number="auto"/>
      <style:text-properties fo:font-weight="normal" style:font-weight-asian="normal" style:font-weight-complex="normal"/>
    </style:style>
    <style:style style:name="P189" style:family="paragraph" style:parent-style-name="Footnote" style:master-page-name="Converted62">
      <style:paragraph-properties style:page-number="auto"/>
      <style:text-properties fo:font-weight="normal" style:font-weight-asian="normal" style:font-weight-complex="normal"/>
    </style:style>
    <style:style style:name="P190" style:family="paragraph" style:parent-style-name="Footnote" style:master-page-name="Converted90">
      <style:paragraph-properties style:page-number="auto"/>
      <style:text-properties fo:font-weight="normal" style:font-weight-asian="normal" style:font-weight-complex="normal"/>
    </style:style>
    <style:style style:name="P191" style:family="paragraph" style:parent-style-name="Footnote" style:master-page-name="Converted88">
      <style:paragraph-properties style:page-number="auto"/>
      <style:text-properties fo:font-weight="normal" style:font-weight-asian="normal" style:font-weight-complex="normal"/>
    </style:style>
    <style:style style:name="P192" style:family="paragraph" style:parent-style-name="Footnote" style:master-page-name="Converted91">
      <style:paragraph-properties style:page-number="auto"/>
      <style:text-properties officeooo:rsid="00818aa2"/>
    </style:style>
    <style:style style:name="P193" style:family="paragraph" style:parent-style-name="Footnote" style:master-page-name="Converted92">
      <style:paragraph-properties style:page-number="auto"/>
      <style:text-properties fo:font-weight="normal" style:font-weight-asian="normal" style:font-weight-complex="normal"/>
    </style:style>
    <style:style style:name="P194" style:family="paragraph" style:parent-style-name="Footnote" style:master-page-name="Converted93">
      <style:paragraph-properties style:page-number="auto"/>
    </style:style>
    <style:style style:name="P195" style:family="paragraph" style:parent-style-name="Footnote" style:master-page-name="Converted94">
      <style:paragraph-properties style:page-number="auto"/>
    </style:style>
    <style:style style:name="P196"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197" style:family="paragraph" style:parent-style-name="Footnote" style:master-page-name="Converted68">
      <style:paragraph-properties style:page-number="auto"/>
    </style:style>
    <style:style style:name="P198" style:family="paragraph" style:parent-style-name="Footnote" style:master-page-name="Converted69">
      <style:paragraph-properties style:page-number="auto"/>
      <style:text-properties fo:font-weight="normal" style:font-weight-asian="normal" style:font-weight-complex="normal"/>
    </style:style>
    <style:style style:name="P199" style:family="paragraph" style:parent-style-name="Footnote" style:master-page-name="Converted70">
      <style:paragraph-properties style:page-number="auto"/>
      <style:text-properties fo:font-weight="normal" style:font-weight-asian="normal" style:font-weight-complex="normal"/>
    </style:style>
    <style:style style:name="P200" style:family="paragraph" style:parent-style-name="Footnote" style:master-page-name="Converted71">
      <style:paragraph-properties style:page-number="auto"/>
    </style:style>
    <style:style style:name="P201" style:family="paragraph" style:parent-style-name="Footnote" style:master-page-name="Converted72">
      <style:paragraph-properties style:page-number="auto"/>
      <style:text-properties fo:font-weight="normal" style:font-weight-asian="normal" style:font-weight-complex="normal"/>
    </style:style>
    <style:style style:name="P202" style:family="paragraph" style:parent-style-name="Footnote" style:master-page-name="Converted73">
      <style:paragraph-properties style:page-number="auto"/>
      <style:text-properties fo:font-weight="normal" style:font-weight-asian="normal" style:font-weight-complex="normal"/>
    </style:style>
    <style:style style:name="P203" style:family="paragraph" style:parent-style-name="Footnote" style:master-page-name="Converted75">
      <style:paragraph-properties style:page-number="auto"/>
      <style:text-properties fo:font-weight="normal" style:font-weight-asian="normal" style:font-weight-complex="normal"/>
    </style:style>
    <style:style style:name="P204" style:family="paragraph" style:parent-style-name="Footnote" style:master-page-name="Converted66">
      <style:paragraph-properties style:page-number="auto"/>
      <style:text-properties fo:font-weight="normal" style:font-weight-asian="normal" style:font-weight-complex="normal"/>
    </style:style>
    <style:style style:name="P205" style:family="paragraph" style:parent-style-name="Footnote" style:master-page-name="Converted67">
      <style:paragraph-properties style:page-number="auto"/>
      <style:text-properties fo:font-weight="normal" style:font-weight-asian="normal" style:font-weight-complex="normal"/>
    </style:style>
    <style:style style:name="P206" style:family="paragraph" style:parent-style-name="Footnote" style:master-page-name="Converted79">
      <style:paragraph-properties style:page-number="auto"/>
    </style:style>
    <style:style style:name="P207" style:family="paragraph" style:parent-style-name="Footnote" style:master-page-name="Converted32">
      <style:paragraph-properties style:page-number="auto"/>
    </style:style>
    <style:style style:name="P208" style:family="paragraph" style:parent-style-name="Footnote" style:master-page-name="Converted34">
      <style:paragraph-properties style:page-number="auto"/>
    </style:style>
    <style:style style:name="P209" style:family="paragraph" style:parent-style-name="Footnote" style:master-page-name="Converted95">
      <style:paragraph-properties style:page-number="auto"/>
    </style:style>
    <style:style style:name="P210" style:family="paragraph" style:parent-style-name="Footnote" style:master-page-name="Converted81">
      <style:paragraph-properties style:page-number="auto"/>
    </style:style>
    <style:style style:name="P211" style:family="paragraph" style:parent-style-name="Footnote" style:master-page-name="Converted84">
      <style:paragraph-properties style:page-number="auto"/>
    </style:style>
    <style:style style:name="P212" style:family="paragraph" style:parent-style-name="Footnote" style:master-page-name="Converted41">
      <style:paragraph-properties style:page-number="auto"/>
      <style:text-properties fo:font-weight="normal" style:font-weight-asian="normal" style:font-weight-complex="normal"/>
    </style:style>
    <style:style style:name="P213" style:family="paragraph" style:parent-style-name="Footnote" style:master-page-name="Converted42">
      <style:paragraph-properties style:page-number="auto"/>
    </style:style>
    <style:style style:name="P214" style:family="paragraph" style:parent-style-name="Footnote">
      <style:text-properties officeooo:rsid="00970265" officeooo:paragraph-rsid="00fa5936"/>
    </style:style>
    <style:style style:name="P215" style:family="paragraph" style:parent-style-name="Footnote">
      <style:text-properties officeooo:rsid="01024799" officeooo:paragraph-rsid="01024799"/>
    </style:style>
    <style:style style:name="P216" style:family="paragraph" style:parent-style-name="Footnote">
      <style:text-properties officeooo:rsid="01035c05" officeooo:paragraph-rsid="01035c05"/>
    </style:style>
    <style:style style:name="P217" style:family="paragraph" style:parent-style-name="Footnote">
      <style:text-properties officeooo:rsid="00442060" officeooo:paragraph-rsid="00442060"/>
    </style:style>
    <style:style style:name="P218" style:family="paragraph" style:parent-style-name="Footnote">
      <style:text-properties officeooo:rsid="00d76d1f" officeooo:paragraph-rsid="00d76d1f"/>
    </style:style>
    <style:style style:name="P219" style:family="paragraph" style:parent-style-name="Footnote">
      <style:text-properties officeooo:rsid="01158d33" officeooo:paragraph-rsid="01158d33"/>
    </style:style>
    <style:style style:name="P220" style:family="paragraph" style:parent-style-name="Footnote">
      <style:text-properties officeooo:rsid="011706ea" officeooo:paragraph-rsid="011706ea"/>
    </style:style>
    <style:style style:name="P221" style:family="paragraph" style:parent-style-name="Footnote">
      <style:text-properties officeooo:rsid="01176d37" officeooo:paragraph-rsid="01176d37"/>
    </style:style>
    <style:style style:name="P222" style:family="paragraph" style:parent-style-name="Footnote">
      <style:text-properties officeooo:paragraph-rsid="01194e9c"/>
    </style:style>
    <style:style style:name="P223" style:family="paragraph" style:parent-style-name="Footnote">
      <style:text-properties officeooo:rsid="011b446d" officeooo:paragraph-rsid="011b446d"/>
    </style:style>
    <style:style style:name="P224" style:family="paragraph" style:parent-style-name="Footnote">
      <style:text-properties fo:font-style="italic" officeooo:rsid="011b446d" officeooo:paragraph-rsid="011b446d" style:font-style-asian="italic" style:font-style-complex="italic"/>
    </style:style>
    <style:style style:name="P225" style:family="paragraph" style:parent-style-name="Footnote">
      <style:text-properties style:font-name="Times New Roman" fo:font-size="10pt" style:font-size-asian="10pt" style:font-size-complex="10pt"/>
    </style:style>
    <style:style style:name="P226" style:family="paragraph" style:parent-style-name="Footnote">
      <style:text-properties officeooo:rsid="0127d024" officeooo:paragraph-rsid="0127d024"/>
    </style:style>
    <style:style style:name="P227" style:family="paragraph" style:parent-style-name="Footnote">
      <style:text-properties officeooo:rsid="0131763e" officeooo:paragraph-rsid="0131763e"/>
    </style:style>
    <style:style style:name="P228" style:family="paragraph" style:parent-style-name="Footnote">
      <style:text-properties officeooo:rsid="00b700cf" officeooo:paragraph-rsid="00b700cf"/>
    </style:style>
    <style:style style:name="P229" style:family="paragraph" style:parent-style-name="Footnote">
      <style:text-properties officeooo:rsid="00770c25" officeooo:paragraph-rsid="00770c25"/>
    </style:style>
    <style:style style:name="P230" style:family="paragraph" style:parent-style-name="Footnote">
      <style:text-properties officeooo:rsid="01453033" officeooo:paragraph-rsid="01453033"/>
    </style:style>
    <style:style style:name="P231" style:family="paragraph" style:parent-style-name="Footnote">
      <style:text-properties officeooo:rsid="01453033" officeooo:paragraph-rsid="014873c5"/>
    </style:style>
    <style:style style:name="P232" style:family="paragraph" style:parent-style-name="Footnote">
      <style:text-properties officeooo:rsid="003b87da" officeooo:paragraph-rsid="00a00217"/>
    </style:style>
    <style:style style:name="P233" style:family="paragraph" style:parent-style-name="Footnote">
      <style:text-properties officeooo:rsid="007ac31b" officeooo:paragraph-rsid="007ac31b"/>
    </style:style>
    <style:style style:name="P234" style:family="paragraph" style:parent-style-name="Footnote">
      <style:text-properties officeooo:paragraph-rsid="009a6e7e"/>
    </style:style>
    <style:style style:name="P235" style:family="paragraph" style:parent-style-name="Footnote">
      <style:text-properties officeooo:rsid="0079bc00" officeooo:paragraph-rsid="0079bc00"/>
    </style:style>
    <style:style style:name="P236" style:family="paragraph" style:parent-style-name="Footnote">
      <style:text-properties officeooo:rsid="0096af60" officeooo:paragraph-rsid="009c4bc5"/>
    </style:style>
    <style:style style:name="P237" style:family="paragraph" style:parent-style-name="Footnote" style:master-page-name="Converted5">
      <style:paragraph-properties style:page-number="auto"/>
      <style:text-properties officeooo:paragraph-rsid="010392d6"/>
    </style:style>
    <style:style style:name="P238" style:family="paragraph" style:parent-style-name="Footnote" style:master-page-name="Converted12">
      <style:paragraph-properties style:page-number="auto"/>
      <style:text-properties officeooo:paragraph-rsid="012756e2"/>
    </style:style>
    <style:style style:name="P239"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240"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241"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242"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243" style:family="paragraph" style:parent-style-name="Table_20_Contents">
      <style:text-properties fo:font-size="10pt" officeooo:rsid="004012e5" officeooo:paragraph-rsid="004012e5" style:font-size-asian="10pt" style:font-size-complex="10pt"/>
    </style:style>
    <style:style style:name="P244" style:family="paragraph" style:parent-style-name="Table_20_Contents">
      <style:text-properties fo:font-size="10pt" officeooo:rsid="002230e3" officeooo:paragraph-rsid="002230e3" style:font-size-asian="10pt" style:font-size-complex="10pt"/>
    </style:style>
    <style:style style:name="P245" style:family="paragraph" style:parent-style-name="Table_20_Contents">
      <style:text-properties fo:font-size="10pt" officeooo:rsid="002230e3" officeooo:paragraph-rsid="002c8048" style:font-size-asian="10pt" style:font-size-complex="10pt"/>
    </style:style>
    <style:style style:name="P246" style:family="paragraph" style:parent-style-name="Table_20_Contents">
      <style:text-properties fo:font-size="10pt" officeooo:rsid="002230e3" officeooo:paragraph-rsid="00284e21" style:font-size-asian="10pt" style:font-size-complex="10pt"/>
    </style:style>
    <style:style style:name="P247" style:family="paragraph" style:parent-style-name="Table_20_Contents">
      <style:text-properties fo:font-size="10pt" officeooo:rsid="00fbc026" officeooo:paragraph-rsid="00fbc026" style:font-size-asian="10pt" style:font-size-complex="10pt"/>
    </style:style>
    <style:style style:name="P248" style:family="paragraph" style:parent-style-name="Table_20_Contents">
      <style:text-properties fo:font-size="10pt" officeooo:rsid="00226632" officeooo:paragraph-rsid="00226632" style:font-size-asian="10pt" style:font-size-complex="10pt"/>
    </style:style>
    <style:style style:name="P249" style:family="paragraph" style:parent-style-name="Table_20_Contents">
      <style:text-properties fo:font-size="10pt" officeooo:rsid="00235a95" officeooo:paragraph-rsid="00235a95" style:font-size-asian="10pt" style:font-size-complex="10pt"/>
    </style:style>
    <style:style style:name="P250" style:family="paragraph" style:parent-style-name="Table_20_Contents">
      <style:text-properties fo:font-size="10pt" officeooo:rsid="0024ba00" officeooo:paragraph-rsid="0024ba00" style:font-size-asian="10pt" style:font-size-complex="10pt"/>
    </style:style>
    <style:style style:name="P251" style:family="paragraph" style:parent-style-name="Table_20_Contents">
      <style:text-properties fo:font-size="10pt" officeooo:rsid="013717a7" officeooo:paragraph-rsid="013717a7" style:font-size-asian="10pt" style:font-size-complex="10pt"/>
    </style:style>
    <style:style style:name="P252" style:family="paragraph" style:parent-style-name="Table_20_Contents">
      <style:text-properties fo:font-size="10pt" officeooo:rsid="013717a7" officeooo:paragraph-rsid="00226632" style:font-size-asian="10pt" style:font-size-complex="10pt"/>
    </style:style>
    <style:style style:name="P253" style:family="paragraph" style:parent-style-name="Table_20_Contents">
      <style:text-properties fo:font-size="10pt" officeooo:rsid="013901ff" officeooo:paragraph-rsid="013901ff" style:font-size-asian="10pt" style:font-size-complex="10pt"/>
    </style:style>
    <style:style style:name="P254" style:family="paragraph" style:parent-style-name="Table_20_Contents">
      <style:text-properties fo:font-size="10pt" officeooo:rsid="013b0c9c" officeooo:paragraph-rsid="013b0c9c" style:font-size-asian="10pt" style:font-size-complex="10pt"/>
    </style:style>
    <style:style style:name="P255" style:family="paragraph" style:parent-style-name="Table_20_Contents">
      <style:text-properties fo:font-size="10pt" officeooo:rsid="013bda41" officeooo:paragraph-rsid="013bda41" style:font-size-asian="10pt" style:font-size-complex="10pt"/>
    </style:style>
    <style:style style:name="P256" style:family="paragraph" style:parent-style-name="Table_20_Contents">
      <style:text-properties fo:font-size="10pt" officeooo:rsid="0141c42a" officeooo:paragraph-rsid="0141c42a" style:font-size-asian="10pt" style:font-size-complex="10pt"/>
    </style:style>
    <style:style style:name="P257" style:family="paragraph" style:parent-style-name="Standard" style:master-page-name="Standard">
      <style:paragraph-properties style:page-number="auto"/>
      <style:text-properties fo:font-weight="bold" style:font-weight-asian="bold" style:font-weight-complex="bold"/>
    </style:style>
    <style:style style:name="P258" style:family="paragraph" style:parent-style-name="Standard">
      <style:text-properties fo:font-weight="normal" style:font-weight-asian="normal" style:font-weight-complex="normal"/>
    </style:style>
    <style:style style:name="P259" style:family="paragraph" style:parent-style-name="Standard">
      <style:text-properties fo:font-weight="normal" officeooo:paragraph-rsid="00f4385a" style:font-weight-asian="normal" style:font-weight-complex="normal"/>
    </style:style>
    <style:style style:name="P260" style:family="paragraph" style:parent-style-name="Standard">
      <style:text-properties fo:font-weight="normal" officeooo:rsid="006e729c" officeooo:paragraph-rsid="006e729c" style:font-weight-asian="normal" style:font-weight-complex="normal"/>
    </style:style>
    <style:style style:name="P261" style:family="paragraph" style:parent-style-name="Standard">
      <style:text-properties fo:font-weight="normal" officeooo:rsid="006e729c" officeooo:paragraph-rsid="008c663b" style:font-weight-asian="normal" style:font-weight-complex="normal"/>
    </style:style>
    <style:style style:name="P262" style:family="paragraph" style:parent-style-name="Standard">
      <style:text-properties fo:font-weight="normal" officeooo:rsid="00e539df" officeooo:paragraph-rsid="00e539df" style:font-weight-asian="normal" style:font-weight-complex="normal"/>
    </style:style>
    <style:style style:name="P263" style:family="paragraph" style:parent-style-name="Standard">
      <style:text-properties fo:font-weight="normal" officeooo:paragraph-rsid="00e3739b" style:font-weight-asian="normal" style:font-weight-complex="normal"/>
    </style:style>
    <style:style style:name="P264" style:family="paragraph" style:parent-style-name="Standard">
      <style:text-properties fo:font-weight="normal" officeooo:rsid="00f28955" officeooo:paragraph-rsid="0119b20a" style:font-weight-asian="normal" style:font-weight-complex="normal"/>
    </style:style>
    <style:style style:name="P265" style:family="paragraph" style:parent-style-name="Standard">
      <style:text-properties fo:font-weight="normal" officeooo:rsid="00f28955" officeooo:paragraph-rsid="003265e9" style:font-weight-asian="normal" style:font-weight-complex="normal"/>
    </style:style>
    <style:style style:name="P266" style:family="paragraph" style:parent-style-name="Standard">
      <style:text-properties fo:font-weight="normal" officeooo:rsid="00308c00" officeooo:paragraph-rsid="01194e9c" style:font-weight-asian="normal" style:font-weight-complex="normal"/>
    </style:style>
    <style:style style:name="P267" style:family="paragraph" style:parent-style-name="Standard">
      <style:text-properties fo:font-weight="normal" officeooo:paragraph-rsid="010e9b48" style:font-weight-asian="normal" style:font-weight-complex="normal"/>
    </style:style>
    <style:style style:name="P268" style:family="paragraph" style:parent-style-name="Standard">
      <style:text-properties fo:font-weight="normal" officeooo:paragraph-rsid="011d8ddf" style:font-weight-asian="normal" style:font-weight-complex="normal"/>
    </style:style>
    <style:style style:name="P269" style:family="paragraph" style:parent-style-name="Standard">
      <style:text-properties fo:font-weight="normal" officeooo:rsid="0120721d" officeooo:paragraph-rsid="012208b9" style:font-weight-asian="normal" style:font-weight-complex="normal"/>
    </style:style>
    <style:style style:name="P270" style:family="paragraph" style:parent-style-name="Standard">
      <style:text-properties fo:font-weight="normal" officeooo:rsid="0127d024" officeooo:paragraph-rsid="0132b907" style:font-weight-asian="normal" style:font-weight-complex="normal"/>
    </style:style>
    <style:style style:name="P271" style:family="paragraph" style:parent-style-name="Standard">
      <style:text-properties fo:font-weight="normal" officeooo:paragraph-rsid="012ea247" style:font-weight-asian="normal" style:font-weight-complex="normal"/>
    </style:style>
    <style:style style:name="P272" style:family="paragraph" style:parent-style-name="Standard">
      <style:text-properties fo:font-weight="normal" officeooo:rsid="012ea247" officeooo:paragraph-rsid="012ea247" style:font-weight-asian="normal" style:font-weight-complex="normal"/>
    </style:style>
    <style:style style:name="P273" style:family="paragraph" style:parent-style-name="Standard">
      <style:text-properties fo:font-weight="normal" officeooo:rsid="005cdda9" officeooo:paragraph-rsid="014afe1e" style:font-weight-asian="normal" style:font-weight-complex="normal"/>
    </style:style>
    <style:style style:name="P274" style:family="paragraph" style:parent-style-name="Standard">
      <style:text-properties fo:font-weight="normal" officeooo:rsid="0040f5e4" officeooo:paragraph-rsid="00750746" style:font-weight-asian="normal" style:font-weight-complex="normal"/>
    </style:style>
    <style:style style:name="P275" style:family="paragraph" style:parent-style-name="Standard">
      <style:text-properties fo:font-weight="normal" officeooo:paragraph-rsid="01341791" style:font-weight-asian="normal" style:font-weight-complex="normal"/>
    </style:style>
    <style:style style:name="P276" style:family="paragraph" style:parent-style-name="Standard">
      <style:text-properties fo:font-weight="normal" officeooo:rsid="00741cf0" officeooo:paragraph-rsid="01341791" style:font-weight-asian="normal" style:font-weight-complex="normal"/>
    </style:style>
    <style:style style:name="P277" style:family="paragraph" style:parent-style-name="Standard">
      <style:text-properties fo:font-weight="normal" officeooo:rsid="00770c25" officeooo:paragraph-rsid="013d97ed" style:font-weight-asian="normal" style:font-weight-complex="normal"/>
    </style:style>
    <style:style style:name="P278" style:family="paragraph" style:parent-style-name="Standard">
      <style:text-properties fo:font-weight="normal" officeooo:paragraph-rsid="013d97ed" style:font-weight-asian="normal" style:font-weight-complex="normal"/>
    </style:style>
    <style:style style:name="P279" style:family="paragraph" style:parent-style-name="Standard">
      <style:text-properties fo:font-weight="normal" officeooo:paragraph-rsid="013f8f21" style:font-weight-asian="normal" style:font-weight-complex="normal"/>
    </style:style>
    <style:style style:name="P280" style:family="paragraph" style:parent-style-name="Standard">
      <style:text-properties fo:font-weight="normal" officeooo:paragraph-rsid="00491c3d" style:font-weight-asian="normal" style:font-weight-complex="normal"/>
    </style:style>
    <style:style style:name="P281" style:family="paragraph" style:parent-style-name="Standard">
      <style:text-properties fo:font-weight="normal" officeooo:rsid="00a00217" style:font-weight-asian="normal" style:font-weight-complex="normal"/>
    </style:style>
    <style:style style:name="P282" style:family="paragraph" style:parent-style-name="Standard">
      <style:text-properties fo:font-weight="normal" officeooo:rsid="00a00217" officeooo:paragraph-rsid="014d3f04" style:font-weight-asian="normal" style:font-weight-complex="normal"/>
    </style:style>
    <style:style style:name="P283" style:family="paragraph" style:parent-style-name="Standard">
      <style:text-properties fo:font-weight="normal" officeooo:paragraph-rsid="008b81e6" style:font-weight-asian="normal" style:font-weight-complex="normal"/>
    </style:style>
    <style:style style:name="P284" style:family="paragraph" style:parent-style-name="Standard">
      <style:text-properties fo:font-weight="normal" officeooo:rsid="0052b239" officeooo:paragraph-rsid="014caff6" style:font-weight-asian="normal" style:font-weight-complex="normal"/>
    </style:style>
    <style:style style:name="P285" style:family="paragraph" style:parent-style-name="Standard">
      <style:text-properties fo:font-weight="normal" officeooo:rsid="0052b239" officeooo:paragraph-rsid="014d3f04" style:font-weight-asian="normal" style:font-weight-complex="normal"/>
    </style:style>
    <style:style style:name="P286" style:family="paragraph" style:parent-style-name="Standard">
      <style:text-properties fo:font-weight="normal" officeooo:rsid="00b2d45d" officeooo:paragraph-rsid="014d3f04" style:font-weight-asian="normal" style:font-weight-complex="normal"/>
    </style:style>
    <style:style style:name="P287" style:family="paragraph" style:parent-style-name="Standard">
      <style:text-properties fo:font-weight="normal" officeooo:rsid="00b40374" officeooo:paragraph-rsid="014d3f04" style:font-weight-asian="normal" style:font-weight-complex="normal"/>
    </style:style>
    <style:style style:name="P288" style:family="paragraph" style:parent-style-name="Standard">
      <style:text-properties officeooo:paragraph-rsid="003265e9"/>
    </style:style>
    <style:style style:name="P289" style:family="paragraph" style:parent-style-name="Standard">
      <style:text-properties officeooo:rsid="00fa5936" officeooo:paragraph-rsid="003265e9"/>
    </style:style>
    <style:style style:name="P290" style:family="paragraph" style:parent-style-name="Standard">
      <style:text-properties officeooo:paragraph-rsid="0106b825"/>
    </style:style>
    <style:style style:name="P291" style:family="paragraph" style:parent-style-name="Standard">
      <style:text-properties fo:font-weight="bold" style:font-weight-asian="bold" style:font-weight-complex="bold"/>
    </style:style>
    <style:style style:name="P292" style:family="paragraph" style:parent-style-name="Standard">
      <style:text-properties fo:font-weight="bold" officeooo:rsid="007fa870" officeooo:paragraph-rsid="00e539df" style:font-weight-asian="bold" style:font-weight-complex="bold"/>
    </style:style>
    <style:style style:name="P293" style:family="paragraph" style:parent-style-name="Standard">
      <style:text-properties fo:font-weight="bold" officeooo:rsid="007fa870" officeooo:paragraph-rsid="011239b0" style:font-weight-asian="bold" style:font-weight-complex="bold"/>
    </style:style>
    <style:style style:name="P294" style:family="paragraph" style:parent-style-name="Standard">
      <style:text-properties fo:font-weight="bold" officeooo:paragraph-rsid="011239b0" style:font-weight-asian="bold" style:font-weight-complex="bold"/>
    </style:style>
    <style:style style:name="P295" style:family="paragraph" style:parent-style-name="Standard">
      <style:text-properties fo:font-weight="bold" officeooo:paragraph-rsid="012756e2" style:font-weight-asian="bold" style:font-weight-complex="bold"/>
    </style:style>
    <style:style style:name="P296" style:family="paragraph" style:parent-style-name="Standard">
      <style:text-properties fo:font-weight="bold" officeooo:paragraph-rsid="01341791" style:font-weight-asian="bold" style:font-weight-complex="bold"/>
    </style:style>
    <style:style style:name="P297" style:family="paragraph" style:parent-style-name="Standard">
      <style:text-properties fo:font-weight="bold" officeooo:rsid="008c663b" officeooo:paragraph-rsid="014d3f04" style:font-weight-asian="bold" style:font-weight-complex="bold"/>
    </style:style>
    <style:style style:name="P298" style:family="paragraph" style:parent-style-name="Standard">
      <style:text-properties officeooo:rsid="00873385" officeooo:paragraph-rsid="01341791"/>
    </style:style>
    <style:style style:name="P299" style:family="paragraph" style:parent-style-name="Standard">
      <style:text-properties officeooo:rsid="00873385" officeooo:paragraph-rsid="013d97ed"/>
    </style:style>
    <style:style style:name="P300" style:family="paragraph" style:parent-style-name="Standard">
      <style:text-properties officeooo:rsid="00873385" officeooo:paragraph-rsid="013ff18c"/>
    </style:style>
    <style:style style:name="P301" style:family="paragraph" style:parent-style-name="Standard">
      <style:text-properties officeooo:paragraph-rsid="0107b9d7"/>
    </style:style>
    <style:style style:name="P302"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303" style:family="paragraph" style:parent-style-name="Standard">
      <style:text-properties style:text-underline-style="solid" style:text-underline-width="auto" style:text-underline-color="font-color" fo:font-weight="normal" officeooo:rsid="0108db01" officeooo:paragraph-rsid="01341791" style:font-weight-asian="normal" style:font-weight-complex="normal"/>
    </style:style>
    <style:style style:name="P304"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305" style:family="paragraph" style:parent-style-name="Standard">
      <style:text-properties style:text-underline-style="solid" style:text-underline-width="auto" style:text-underline-color="font-color" fo:font-weight="normal" officeooo:paragraph-rsid="01341791" style:font-weight-asian="normal" style:font-weight-complex="normal"/>
    </style:style>
    <style:style style:name="P306" style:family="paragraph" style:parent-style-name="Standard">
      <style:text-properties style:text-underline-style="solid" style:text-underline-width="auto" style:text-underline-color="font-color" fo:font-weight="normal" officeooo:rsid="013d97ed" officeooo:paragraph-rsid="013d97ed" style:font-weight-asian="normal" style:font-weight-complex="normal"/>
    </style:style>
    <style:style style:name="P307"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308"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309"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310" style:family="paragraph" style:parent-style-name="Standard">
      <style:text-properties style:text-underline-style="solid" style:text-underline-width="auto" style:text-underline-color="font-color" fo:font-weight="normal" officeooo:rsid="008a218d" officeooo:paragraph-rsid="014caff6" style:font-weight-asian="normal" style:font-weight-complex="normal"/>
    </style:style>
    <style:style style:name="P31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312" style:family="paragraph" style:parent-style-name="Standard">
      <style:text-properties style:text-underline-style="solid" style:text-underline-width="auto" style:text-underline-color="font-color" fo:font-weight="bold" officeooo:rsid="011239b0" officeooo:paragraph-rsid="014d3f04" style:font-weight-asian="bold" style:font-weight-complex="bold"/>
    </style:style>
    <style:style style:name="P313" style:family="paragraph" style:parent-style-name="Standard">
      <style:text-properties style:text-underline-style="solid" style:text-underline-width="auto" style:text-underline-color="font-color" officeooo:rsid="01204530" officeooo:paragraph-rsid="01204530"/>
    </style:style>
    <style:style style:name="P314" style:family="paragraph" style:parent-style-name="Standard">
      <style:text-properties officeooo:rsid="008c663b" officeooo:paragraph-rsid="0108db01"/>
    </style:style>
    <style:style style:name="P315" style:family="paragraph" style:parent-style-name="Standard">
      <style:text-properties officeooo:rsid="00b2d45d" officeooo:paragraph-rsid="010e94d1"/>
    </style:style>
    <style:style style:name="P316" style:family="paragraph" style:parent-style-name="Standard">
      <style:text-properties officeooo:rsid="00b2d45d" officeooo:paragraph-rsid="010e9757"/>
    </style:style>
    <style:style style:name="P317" style:family="paragraph" style:parent-style-name="Standard">
      <style:text-properties officeooo:rsid="00b2d45d" officeooo:paragraph-rsid="014d3f04"/>
    </style:style>
    <style:style style:name="P318" style:family="paragraph" style:parent-style-name="Standard">
      <style:text-properties officeooo:paragraph-rsid="010e9b48"/>
    </style:style>
    <style:style style:name="P319" style:family="paragraph" style:parent-style-name="Standard">
      <style:text-properties officeooo:paragraph-rsid="01108359"/>
    </style:style>
    <style:style style:name="P320" style:family="paragraph" style:parent-style-name="Standard">
      <style:text-properties fo:font-style="normal" fo:font-weight="bold" officeooo:paragraph-rsid="0033f4e8" style:font-style-asian="normal" style:font-weight-asian="bold" style:font-style-complex="normal" style:font-weight-complex="bold"/>
    </style:style>
    <style:style style:name="P321" style:family="paragraph" style:parent-style-name="Standard">
      <style:text-properties fo:font-style="normal" style:text-underline-style="solid" style:text-underline-width="auto" style:text-underline-color="font-color" fo:font-weight="normal" officeooo:rsid="011239b0" officeooo:paragraph-rsid="011239b0" style:font-style-asian="normal" style:font-weight-asian="normal" style:font-style-complex="normal" style:font-weight-complex="normal"/>
    </style:style>
    <style:style style:name="P322"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323" style:family="paragraph" style:parent-style-name="Standard">
      <style:text-properties fo:font-style="normal" style:text-underline-style="solid" style:text-underline-width="auto" style:text-underline-color="font-color" fo:font-weight="normal" officeooo:rsid="00b2d45d" officeooo:paragraph-rsid="0079bc00" style:font-style-asian="normal" style:font-weight-asian="normal" style:font-style-complex="normal" style:font-weight-complex="normal"/>
    </style:style>
    <style:style style:name="P324" style:family="paragraph" style:parent-style-name="Standard">
      <style:text-properties fo:font-style="normal" style:text-underline-style="none" fo:font-weight="normal" officeooo:rsid="01240fc8" officeooo:paragraph-rsid="01240fc8"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12756e2" officeooo:paragraph-rsid="0127d024" style:font-style-asian="normal" style:font-weight-asian="normal" style:font-style-complex="normal" style:font-weight-complex="normal"/>
    </style:style>
    <style:style style:name="P326" style:family="paragraph" style:parent-style-name="Standard">
      <style:text-properties fo:font-style="normal" style:text-underline-style="none" fo:font-weight="normal" officeooo:rsid="0131763e" officeooo:paragraph-rsid="0127d024" style:font-style-asian="normal" style:font-weight-asian="normal" style:font-style-complex="normal" style:font-weight-complex="normal"/>
    </style:style>
    <style:style style:name="P327" style:family="paragraph" style:parent-style-name="Standard">
      <style:text-properties fo:font-style="normal" style:text-underline-style="none" fo:font-weight="normal" officeooo:rsid="0131763e" officeooo:paragraph-rsid="0131763e" style:font-style-asian="normal" style:font-weight-asian="normal" style:font-style-complex="normal" style:font-weight-complex="normal"/>
    </style:style>
    <style:style style:name="P328" style:family="paragraph" style:parent-style-name="Standard">
      <style:text-properties officeooo:paragraph-rsid="00e539df"/>
    </style:style>
    <style:style style:name="P329" style:family="paragraph" style:parent-style-name="Standard">
      <style:text-properties officeooo:rsid="011f60b1" officeooo:paragraph-rsid="011f60b1"/>
    </style:style>
    <style:style style:name="P330" style:family="paragraph" style:parent-style-name="Standard">
      <style:text-properties officeooo:paragraph-rsid="01204530"/>
    </style:style>
    <style:style style:name="P331" style:family="paragraph" style:parent-style-name="Standard">
      <style:text-properties officeooo:paragraph-rsid="0119b20a"/>
    </style:style>
    <style:style style:name="P332" style:family="paragraph" style:parent-style-name="Standard">
      <style:text-properties officeooo:paragraph-rsid="012208b9"/>
    </style:style>
    <style:style style:name="P333" style:family="paragraph" style:parent-style-name="Standard">
      <style:text-properties officeooo:paragraph-rsid="0123ebd4"/>
    </style:style>
    <style:style style:name="P334" style:family="paragraph" style:parent-style-name="Standard">
      <style:text-properties style:text-underline-style="none" fo:font-weight="normal" officeooo:rsid="01298e6d" officeooo:paragraph-rsid="01298e6d" style:font-weight-asian="normal" style:font-weight-complex="normal"/>
    </style:style>
    <style:style style:name="P335" style:family="paragraph" style:parent-style-name="Standard">
      <style:text-properties style:text-underline-style="none" fo:font-weight="normal" officeooo:rsid="01298e6d" officeooo:paragraph-rsid="0127d024" style:font-weight-asian="normal" style:font-weight-complex="normal"/>
    </style:style>
    <style:style style:name="P336" style:family="paragraph" style:parent-style-name="Standard">
      <style:text-properties style:text-underline-style="none" fo:font-weight="bold" officeooo:rsid="008c663b" officeooo:paragraph-rsid="014d3f04" style:font-weight-asian="bold" style:font-weight-complex="bold"/>
    </style:style>
    <style:style style:name="P337" style:family="paragraph" style:parent-style-name="Standard">
      <style:text-properties officeooo:paragraph-rsid="01289e50"/>
    </style:style>
    <style:style style:name="P338" style:family="paragraph" style:parent-style-name="Standard">
      <style:text-properties officeooo:rsid="012b599f" officeooo:paragraph-rsid="01341791"/>
    </style:style>
    <style:style style:name="P339" style:family="paragraph" style:parent-style-name="Standard">
      <style:text-properties officeooo:paragraph-rsid="0033f4e8"/>
    </style:style>
    <style:style style:name="P340" style:family="paragraph" style:parent-style-name="Standard">
      <style:text-properties officeooo:paragraph-rsid="012b599f"/>
    </style:style>
    <style:style style:name="P341" style:family="paragraph" style:parent-style-name="Standard">
      <style:text-properties officeooo:rsid="0099822a" officeooo:paragraph-rsid="012ea247"/>
    </style:style>
    <style:style style:name="P342" style:family="paragraph" style:parent-style-name="Standard">
      <style:text-properties officeooo:paragraph-rsid="01333895"/>
    </style:style>
    <style:style style:name="P343" style:family="paragraph" style:parent-style-name="Standard">
      <style:text-properties officeooo:paragraph-rsid="01341791"/>
    </style:style>
    <style:style style:name="P344" style:family="paragraph" style:parent-style-name="Standard">
      <style:text-properties officeooo:paragraph-rsid="008529a5"/>
    </style:style>
    <style:style style:name="P345" style:family="paragraph" style:parent-style-name="Standard">
      <style:text-properties officeooo:paragraph-rsid="01351853"/>
    </style:style>
    <style:style style:name="P346" style:family="paragraph" style:parent-style-name="Standard">
      <style:text-properties officeooo:paragraph-rsid="013d97ed"/>
    </style:style>
    <style:style style:name="P347" style:family="paragraph" style:parent-style-name="Standard">
      <style:text-properties officeooo:rsid="0081dd8a" officeooo:paragraph-rsid="008529a5"/>
    </style:style>
    <style:style style:name="P348" style:family="paragraph" style:parent-style-name="Standard">
      <style:text-properties officeooo:rsid="004e6c9a" officeooo:paragraph-rsid="009762b4"/>
    </style:style>
    <style:style style:name="P349" style:family="paragraph" style:parent-style-name="Standard">
      <style:text-properties officeooo:paragraph-rsid="014d3f04"/>
    </style:style>
    <style:style style:name="P350" style:family="paragraph" style:parent-style-name="Standard">
      <style:text-properties officeooo:paragraph-rsid="009762b4"/>
    </style:style>
    <style:style style:name="P3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bold" officeooo:rsid="0033f4e8"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299a" style:font-weight-asian="normal" style:font-weight-complex="normal"/>
    </style:style>
    <style:style style:name="T6" style:family="text">
      <style:text-properties fo:font-weight="normal" officeooo:rsid="001869e2" style:font-weight-asian="normal" style:font-weight-complex="normal"/>
    </style:style>
    <style:style style:name="T7" style:family="text">
      <style:text-properties fo:font-weight="normal" officeooo:rsid="0019fa8f" style:font-weight-asian="normal" style:font-weight-complex="normal"/>
    </style:style>
    <style:style style:name="T8" style:family="text">
      <style:text-properties fo:font-weight="normal" officeooo:rsid="001b4ff6" style:font-weight-asian="normal" style:font-weight-complex="normal"/>
    </style:style>
    <style:style style:name="T9" style:family="text">
      <style:text-properties fo:font-weight="normal" officeooo:rsid="001ca04f" style:font-weight-asian="normal" style:font-weight-complex="normal"/>
    </style:style>
    <style:style style:name="T10" style:family="text">
      <style:text-properties fo:font-weight="normal" officeooo:rsid="001d0538" style:font-weight-asian="normal" style:font-weight-complex="normal"/>
    </style:style>
    <style:style style:name="T11" style:family="text">
      <style:text-properties fo:font-weight="normal" officeooo:rsid="001d6ecb" style:font-weight-asian="normal" style:font-weight-complex="normal"/>
    </style:style>
    <style:style style:name="T12" style:family="text">
      <style:text-properties fo:font-weight="normal" officeooo:rsid="001f37a1" style:font-weight-asian="normal" style:font-weight-complex="normal"/>
    </style:style>
    <style:style style:name="T13" style:family="text">
      <style:text-properties fo:font-weight="normal" officeooo:rsid="001fa5f7" style:font-weight-asian="normal" style:font-weight-complex="normal"/>
    </style:style>
    <style:style style:name="T14" style:family="text">
      <style:text-properties fo:font-weight="normal" officeooo:rsid="00207808" style:font-weight-asian="normal" style:font-weight-complex="normal"/>
    </style:style>
    <style:style style:name="T15" style:family="text">
      <style:text-properties fo:font-weight="normal" officeooo:rsid="002230e3" style:font-weight-asian="normal" style:font-weight-complex="normal"/>
    </style:style>
    <style:style style:name="T16" style:family="text">
      <style:text-properties fo:font-weight="normal" officeooo:rsid="002633c8" style:font-weight-asian="normal" style:font-weight-complex="normal"/>
    </style:style>
    <style:style style:name="T17" style:family="text">
      <style:text-properties fo:font-weight="normal" officeooo:rsid="00284e21" style:font-weight-asian="normal" style:font-weight-complex="normal"/>
    </style:style>
    <style:style style:name="T18" style:family="text">
      <style:text-properties fo:font-weight="normal" officeooo:rsid="00291519" style:font-weight-asian="normal" style:font-weight-complex="normal"/>
    </style:style>
    <style:style style:name="T19" style:family="text">
      <style:text-properties fo:font-weight="normal" officeooo:rsid="002a6ea0" style:font-weight-asian="normal" style:font-weight-complex="normal"/>
    </style:style>
    <style:style style:name="T20" style:family="text">
      <style:text-properties fo:font-weight="normal" officeooo:rsid="002b80c0" style:font-weight-asian="normal" style:font-weight-complex="normal"/>
    </style:style>
    <style:style style:name="T21" style:family="text">
      <style:text-properties fo:font-weight="normal" officeooo:rsid="002c64ae" style:font-weight-asian="normal" style:font-weight-complex="normal"/>
    </style:style>
    <style:style style:name="T22" style:family="text">
      <style:text-properties fo:font-weight="normal" officeooo:rsid="002d4be6" style:font-weight-asian="normal" style:font-weight-complex="normal"/>
    </style:style>
    <style:style style:name="T23" style:family="text">
      <style:text-properties fo:font-weight="normal" officeooo:rsid="002ef7d2" style:font-weight-asian="normal" style:font-weight-complex="normal"/>
    </style:style>
    <style:style style:name="T24" style:family="text">
      <style:text-properties fo:font-weight="normal" officeooo:rsid="00308c00" style:font-weight-asian="normal" style:font-weight-complex="normal"/>
    </style:style>
    <style:style style:name="T25" style:family="text">
      <style:text-properties fo:font-weight="normal" officeooo:rsid="003265e9" style:font-weight-asian="normal" style:font-weight-complex="normal"/>
    </style:style>
    <style:style style:name="T26" style:family="text">
      <style:text-properties fo:font-weight="normal" officeooo:rsid="0034a345" style:font-weight-asian="normal" style:font-weight-complex="normal"/>
    </style:style>
    <style:style style:name="T27" style:family="text">
      <style:text-properties fo:font-weight="normal" officeooo:rsid="0035802a" style:font-weight-asian="normal" style:font-weight-complex="normal"/>
    </style:style>
    <style:style style:name="T28" style:family="text">
      <style:text-properties fo:font-weight="normal" officeooo:rsid="00359beb" style:font-weight-asian="normal" style:font-weight-complex="normal"/>
    </style:style>
    <style:style style:name="T29" style:family="text">
      <style:text-properties fo:font-weight="normal" officeooo:rsid="00364ed7" style:font-weight-asian="normal" style:font-weight-complex="normal"/>
    </style:style>
    <style:style style:name="T30" style:family="text">
      <style:text-properties fo:font-weight="normal" officeooo:rsid="00368a23" style:font-weight-asian="normal" style:font-weight-complex="normal"/>
    </style:style>
    <style:style style:name="T31" style:family="text">
      <style:text-properties fo:font-weight="normal" officeooo:rsid="003b87da" style:font-weight-asian="normal" style:font-weight-complex="normal"/>
    </style:style>
    <style:style style:name="T32" style:family="text">
      <style:text-properties fo:font-weight="normal" officeooo:rsid="0040f5e4" style:font-weight-asian="normal" style:font-weight-complex="normal"/>
    </style:style>
    <style:style style:name="T33" style:family="text">
      <style:text-properties fo:font-weight="normal" officeooo:rsid="00424a4a" style:font-weight-asian="normal" style:font-weight-complex="normal"/>
    </style:style>
    <style:style style:name="T34" style:family="text">
      <style:text-properties fo:font-weight="normal" officeooo:rsid="00437d9b" style:font-weight-asian="normal" style:font-weight-complex="normal"/>
    </style:style>
    <style:style style:name="T35" style:family="text">
      <style:text-properties fo:font-weight="normal" officeooo:rsid="0043ed87" style:font-weight-asian="normal" style:font-weight-complex="normal"/>
    </style:style>
    <style:style style:name="T36" style:family="text">
      <style:text-properties fo:font-weight="normal" officeooo:rsid="00442060" style:font-weight-asian="normal" style:font-weight-complex="normal"/>
    </style:style>
    <style:style style:name="T37" style:family="text">
      <style:text-properties fo:font-weight="normal" officeooo:rsid="004581bc" style:font-weight-asian="normal" style:font-weight-complex="normal"/>
    </style:style>
    <style:style style:name="T38" style:family="text">
      <style:text-properties fo:font-weight="normal" officeooo:rsid="0046598c" style:font-weight-asian="normal" style:font-weight-complex="normal"/>
    </style:style>
    <style:style style:name="T39" style:family="text">
      <style:text-properties fo:font-weight="normal" officeooo:rsid="00467471" style:font-weight-asian="normal" style:font-weight-complex="normal"/>
    </style:style>
    <style:style style:name="T40" style:family="text">
      <style:text-properties fo:font-weight="normal" officeooo:rsid="00476c98" style:font-weight-asian="normal" style:font-weight-complex="normal"/>
    </style:style>
    <style:style style:name="T41" style:family="text">
      <style:text-properties fo:font-weight="normal" officeooo:rsid="00491c3d" style:font-weight-asian="normal" style:font-weight-complex="normal"/>
    </style:style>
    <style:style style:name="T42" style:family="text">
      <style:text-properties fo:font-weight="normal" officeooo:rsid="004923e6" style:font-weight-asian="normal" style:font-weight-complex="normal"/>
    </style:style>
    <style:style style:name="T43" style:family="text">
      <style:text-properties fo:font-weight="normal" officeooo:rsid="004e6c9a" style:font-weight-asian="normal" style:font-weight-complex="normal"/>
    </style:style>
    <style:style style:name="T44" style:family="text">
      <style:text-properties fo:font-weight="normal" officeooo:rsid="004ff2ae" style:font-weight-asian="normal" style:font-weight-complex="normal"/>
    </style:style>
    <style:style style:name="T45" style:family="text">
      <style:text-properties fo:font-weight="normal" officeooo:rsid="0050b714" style:font-weight-asian="normal" style:font-weight-complex="normal"/>
    </style:style>
    <style:style style:name="T46" style:family="text">
      <style:text-properties fo:font-weight="normal" officeooo:rsid="0052b239" style:font-weight-asian="normal" style:font-weight-complex="normal"/>
    </style:style>
    <style:style style:name="T47" style:family="text">
      <style:text-properties fo:font-weight="normal" officeooo:rsid="0058f148" style:font-weight-asian="normal" style:font-weight-complex="normal"/>
    </style:style>
    <style:style style:name="T48" style:family="text">
      <style:text-properties fo:font-weight="normal" officeooo:rsid="005aea77" style:font-weight-asian="normal" style:font-weight-complex="normal"/>
    </style:style>
    <style:style style:name="T49" style:family="text">
      <style:text-properties fo:font-weight="normal" officeooo:rsid="005cc5f3" style:font-weight-asian="normal" style:font-weight-complex="normal"/>
    </style:style>
    <style:style style:name="T50" style:family="text">
      <style:text-properties fo:font-weight="normal" officeooo:rsid="005cd200" style:font-weight-asian="normal" style:font-weight-complex="normal"/>
    </style:style>
    <style:style style:name="T51" style:family="text">
      <style:text-properties fo:font-weight="normal" officeooo:rsid="005ddcb3" style:font-weight-asian="normal" style:font-weight-complex="normal"/>
    </style:style>
    <style:style style:name="T52" style:family="text">
      <style:text-properties fo:font-weight="normal" officeooo:rsid="00608aec" style:font-weight-asian="normal" style:font-weight-complex="normal"/>
    </style:style>
    <style:style style:name="T53" style:family="text">
      <style:text-properties fo:font-weight="normal" officeooo:rsid="006504b2" style:font-weight-asian="normal" style:font-weight-complex="normal"/>
    </style:style>
    <style:style style:name="T54" style:family="text">
      <style:text-properties fo:font-weight="normal" officeooo:rsid="00666a5a" style:font-weight-asian="normal" style:font-weight-complex="normal"/>
    </style:style>
    <style:style style:name="T55" style:family="text">
      <style:text-properties fo:font-weight="normal" officeooo:rsid="0066f7b0" style:font-weight-asian="normal" style:font-weight-complex="normal"/>
    </style:style>
    <style:style style:name="T56" style:family="text">
      <style:text-properties fo:font-weight="normal" officeooo:rsid="00670cab" style:font-weight-asian="normal" style:font-weight-complex="normal"/>
    </style:style>
    <style:style style:name="T57" style:family="text">
      <style:text-properties fo:font-weight="normal" officeooo:rsid="00686830" style:font-weight-asian="normal" style:font-weight-complex="normal"/>
    </style:style>
    <style:style style:name="T58" style:family="text">
      <style:text-properties fo:font-weight="normal" officeooo:rsid="006ba234" style:font-weight-asian="normal" style:font-weight-complex="normal"/>
    </style:style>
    <style:style style:name="T59" style:family="text">
      <style:text-properties fo:font-weight="normal" officeooo:rsid="006d3e4a" style:font-weight-asian="normal" style:font-weight-complex="normal"/>
    </style:style>
    <style:style style:name="T60" style:family="text">
      <style:text-properties fo:font-weight="normal" officeooo:rsid="006e4000" style:font-weight-asian="normal" style:font-weight-complex="normal"/>
    </style:style>
    <style:style style:name="T61" style:family="text">
      <style:text-properties fo:font-weight="normal" officeooo:rsid="006e729c" style:font-weight-asian="normal" style:font-weight-complex="normal"/>
    </style:style>
    <style:style style:name="T62" style:family="text">
      <style:text-properties fo:font-weight="normal" officeooo:rsid="00708074" style:font-weight-asian="normal" style:font-weight-complex="normal"/>
    </style:style>
    <style:style style:name="T63" style:family="text">
      <style:text-properties fo:font-weight="normal" officeooo:rsid="00723a09" style:font-weight-asian="normal" style:font-weight-complex="normal"/>
    </style:style>
    <style:style style:name="T64" style:family="text">
      <style:text-properties fo:font-weight="normal" officeooo:rsid="00741cf0" style:font-weight-asian="normal" style:font-weight-complex="normal"/>
    </style:style>
    <style:style style:name="T65" style:family="text">
      <style:text-properties fo:font-weight="normal" officeooo:rsid="00746e26" style:font-weight-asian="normal" style:font-weight-complex="normal"/>
    </style:style>
    <style:style style:name="T66" style:family="text">
      <style:text-properties fo:font-weight="normal" officeooo:rsid="00750746" style:font-weight-asian="normal" style:font-weight-complex="normal"/>
    </style:style>
    <style:style style:name="T67" style:family="text">
      <style:text-properties fo:font-weight="normal" officeooo:rsid="007611d8" style:font-weight-asian="normal" style:font-weight-complex="normal"/>
    </style:style>
    <style:style style:name="T68" style:family="text">
      <style:text-properties fo:font-weight="normal" officeooo:rsid="00770c25" style:font-weight-asian="normal" style:font-weight-complex="normal"/>
    </style:style>
    <style:style style:name="T69" style:family="text">
      <style:text-properties fo:font-weight="normal" officeooo:rsid="0078c940" style:font-weight-asian="normal" style:font-weight-complex="normal"/>
    </style:style>
    <style:style style:name="T70" style:family="text">
      <style:text-properties fo:font-weight="normal" officeooo:rsid="007fa870" style:font-weight-asian="normal" style:font-weight-complex="normal"/>
    </style:style>
    <style:style style:name="T71" style:family="text">
      <style:text-properties fo:font-weight="normal" officeooo:rsid="00818aa2" style:font-weight-asian="normal" style:font-weight-complex="normal"/>
    </style:style>
    <style:style style:name="T72" style:family="text">
      <style:text-properties fo:font-weight="normal" officeooo:rsid="0082e8e3" style:font-weight-asian="normal" style:font-weight-complex="normal"/>
    </style:style>
    <style:style style:name="T73" style:family="text">
      <style:text-properties fo:font-weight="normal" officeooo:rsid="0083c2a4" style:font-weight-asian="normal" style:font-weight-complex="normal"/>
    </style:style>
    <style:style style:name="T74" style:family="text">
      <style:text-properties fo:font-weight="normal" officeooo:rsid="0084a632" style:font-weight-asian="normal" style:font-weight-complex="normal"/>
    </style:style>
    <style:style style:name="T75" style:family="text">
      <style:text-properties fo:font-weight="normal" officeooo:rsid="008529a5" style:font-weight-asian="normal" style:font-weight-complex="normal"/>
    </style:style>
    <style:style style:name="T76" style:family="text">
      <style:text-properties fo:font-weight="normal" officeooo:rsid="00863e02" style:font-weight-asian="normal" style:font-weight-complex="normal"/>
    </style:style>
    <style:style style:name="T77" style:family="text">
      <style:text-properties fo:font-weight="normal" officeooo:rsid="00865344" style:font-weight-asian="normal" style:font-weight-complex="normal"/>
    </style:style>
    <style:style style:name="T78" style:family="text">
      <style:text-properties fo:font-weight="normal" officeooo:rsid="0086a66e" style:font-weight-asian="normal" style:font-weight-complex="normal"/>
    </style:style>
    <style:style style:name="T79" style:family="text">
      <style:text-properties fo:font-weight="normal" officeooo:rsid="00873385" style:font-weight-asian="normal" style:font-weight-complex="normal"/>
    </style:style>
    <style:style style:name="T80" style:family="text">
      <style:text-properties fo:font-weight="normal" officeooo:rsid="0087e513" style:font-weight-asian="normal" style:font-weight-complex="normal"/>
    </style:style>
    <style:style style:name="T81" style:family="text">
      <style:text-properties fo:font-weight="normal" officeooo:rsid="008a218d" style:font-weight-asian="normal" style:font-weight-complex="normal"/>
    </style:style>
    <style:style style:name="T82" style:family="text">
      <style:text-properties fo:font-weight="normal" officeooo:rsid="008b81e6" style:font-weight-asian="normal" style:font-weight-complex="normal"/>
    </style:style>
    <style:style style:name="T83" style:family="text">
      <style:text-properties fo:font-weight="normal" officeooo:rsid="008c14f5" style:font-weight-asian="normal" style:font-weight-complex="normal"/>
    </style:style>
    <style:style style:name="T84" style:family="text">
      <style:text-properties fo:font-weight="normal" officeooo:rsid="008c663b" style:font-weight-asian="normal" style:font-weight-complex="normal"/>
    </style:style>
    <style:style style:name="T85" style:family="text">
      <style:text-properties fo:font-weight="normal" officeooo:rsid="008da0c5" style:font-weight-asian="normal" style:font-weight-complex="normal"/>
    </style:style>
    <style:style style:name="T86" style:family="text">
      <style:text-properties fo:font-weight="normal" officeooo:rsid="008e0009" style:font-weight-asian="normal" style:font-weight-complex="normal"/>
    </style:style>
    <style:style style:name="T87" style:family="text">
      <style:text-properties fo:font-weight="normal" officeooo:rsid="008ebe42" style:font-weight-asian="normal" style:font-weight-complex="normal"/>
    </style:style>
    <style:style style:name="T88" style:family="text">
      <style:text-properties fo:font-weight="normal" officeooo:rsid="008f2c17" style:font-weight-asian="normal" style:font-weight-complex="normal"/>
    </style:style>
    <style:style style:name="T89" style:family="text">
      <style:text-properties fo:font-weight="normal" officeooo:rsid="008f7581" style:font-weight-asian="normal" style:font-weight-complex="normal"/>
    </style:style>
    <style:style style:name="T90" style:family="text">
      <style:text-properties fo:font-weight="normal" officeooo:rsid="008fcb6f" style:font-weight-asian="normal" style:font-weight-complex="normal"/>
    </style:style>
    <style:style style:name="T91" style:family="text">
      <style:text-properties fo:font-weight="normal" officeooo:rsid="00909d3f" style:font-weight-asian="normal" style:font-weight-complex="normal"/>
    </style:style>
    <style:style style:name="T92" style:family="text">
      <style:text-properties fo:font-weight="normal" officeooo:rsid="00920f79" style:font-weight-asian="normal" style:font-weight-complex="normal"/>
    </style:style>
    <style:style style:name="T93" style:family="text">
      <style:text-properties fo:font-weight="normal" officeooo:rsid="0092e02c" style:font-weight-asian="normal" style:font-weight-complex="normal"/>
    </style:style>
    <style:style style:name="T94" style:family="text">
      <style:text-properties fo:font-weight="normal" officeooo:rsid="0094dc97" style:font-weight-asian="normal" style:font-weight-complex="normal"/>
    </style:style>
    <style:style style:name="T95" style:family="text">
      <style:text-properties fo:font-weight="normal" officeooo:rsid="0096acb2" style:font-weight-asian="normal" style:font-weight-complex="normal"/>
    </style:style>
    <style:style style:name="T96" style:family="text">
      <style:text-properties fo:font-weight="normal" officeooo:rsid="00970265" style:font-weight-asian="normal" style:font-weight-complex="normal"/>
    </style:style>
    <style:style style:name="T97" style:family="text">
      <style:text-properties fo:font-weight="normal" officeooo:rsid="009777db" style:font-weight-asian="normal" style:font-weight-complex="normal"/>
    </style:style>
    <style:style style:name="T98" style:family="text">
      <style:text-properties fo:font-weight="normal" officeooo:rsid="00989575" style:font-weight-asian="normal" style:font-weight-complex="normal"/>
    </style:style>
    <style:style style:name="T99" style:family="text">
      <style:text-properties fo:font-weight="normal" officeooo:rsid="0099822a" style:font-weight-asian="normal" style:font-weight-complex="normal"/>
    </style:style>
    <style:style style:name="T100" style:family="text">
      <style:text-properties fo:font-weight="normal" officeooo:rsid="009a1ed4" style:font-weight-asian="normal" style:font-weight-complex="normal"/>
    </style:style>
    <style:style style:name="T101" style:family="text">
      <style:text-properties fo:font-weight="normal" officeooo:rsid="009a6e7e" style:font-weight-asian="normal" style:font-weight-complex="normal"/>
    </style:style>
    <style:style style:name="T102" style:family="text">
      <style:text-properties fo:font-weight="normal" officeooo:rsid="009e0cb0" style:font-weight-asian="normal" style:font-weight-complex="normal"/>
    </style:style>
    <style:style style:name="T103" style:family="text">
      <style:text-properties fo:font-weight="normal" officeooo:rsid="00a1f770" style:font-weight-asian="normal" style:font-weight-complex="normal"/>
    </style:style>
    <style:style style:name="T104" style:family="text">
      <style:text-properties fo:font-weight="normal" officeooo:rsid="00a69172" style:font-weight-asian="normal" style:font-weight-complex="normal"/>
    </style:style>
    <style:style style:name="T105" style:family="text">
      <style:text-properties fo:font-weight="normal" officeooo:rsid="0061ba4a" style:font-weight-asian="normal" style:font-weight-complex="normal"/>
    </style:style>
    <style:style style:name="T106" style:family="text">
      <style:text-properties fo:font-weight="normal" officeooo:rsid="0062970d" style:font-weight-asian="normal" style:font-weight-complex="normal"/>
    </style:style>
    <style:style style:name="T107" style:family="text">
      <style:text-properties fo:font-weight="normal" officeooo:rsid="00a80031" style:font-weight-asian="normal" style:font-weight-complex="normal"/>
    </style:style>
    <style:style style:name="T108" style:family="text">
      <style:text-properties fo:font-weight="normal" officeooo:rsid="00a974f8" style:font-weight-asian="normal" style:font-weight-complex="normal"/>
    </style:style>
    <style:style style:name="T109" style:family="text">
      <style:text-properties fo:font-weight="normal" officeooo:rsid="00ab25cf" style:font-weight-asian="normal" style:font-weight-complex="normal"/>
    </style:style>
    <style:style style:name="T110" style:family="text">
      <style:text-properties fo:font-weight="normal" officeooo:rsid="00acebca" style:font-weight-asian="normal" style:font-weight-complex="normal"/>
    </style:style>
    <style:style style:name="T111" style:family="text">
      <style:text-properties fo:font-weight="normal" officeooo:rsid="00ad84ed" style:font-weight-asian="normal" style:font-weight-complex="normal"/>
    </style:style>
    <style:style style:name="T112" style:family="text">
      <style:text-properties fo:font-weight="normal" officeooo:rsid="00aec74e" style:font-weight-asian="normal" style:font-weight-complex="normal"/>
    </style:style>
    <style:style style:name="T113" style:family="text">
      <style:text-properties fo:font-weight="normal" officeooo:rsid="00b11719" style:font-weight-asian="normal" style:font-weight-complex="normal"/>
    </style:style>
    <style:style style:name="T114" style:family="text">
      <style:text-properties fo:font-weight="normal" officeooo:rsid="00b2d45d" style:font-weight-asian="normal" style:font-weight-complex="normal"/>
    </style:style>
    <style:style style:name="T115" style:family="text">
      <style:text-properties fo:font-weight="normal" officeooo:rsid="00b40374" style:font-weight-asian="normal" style:font-weight-complex="normal"/>
    </style:style>
    <style:style style:name="T116" style:family="text">
      <style:text-properties fo:font-weight="normal" officeooo:rsid="00a4e1b1" style:font-weight-asian="normal" style:font-weight-complex="normal"/>
    </style:style>
    <style:style style:name="T117" style:family="text">
      <style:text-properties fo:font-weight="normal" officeooo:rsid="00b5229e" style:font-weight-asian="normal" style:font-weight-complex="normal"/>
    </style:style>
    <style:style style:name="T118" style:family="text">
      <style:text-properties fo:font-weight="normal" officeooo:rsid="00b700cf" style:font-weight-asian="normal" style:font-weight-complex="normal"/>
    </style:style>
    <style:style style:name="T119" style:family="text">
      <style:text-properties fo:font-weight="normal" officeooo:rsid="00b7fa40" style:font-weight-asian="normal" style:font-weight-complex="normal"/>
    </style:style>
    <style:style style:name="T120" style:family="text">
      <style:text-properties fo:font-weight="normal" officeooo:rsid="00b87d7a" style:font-weight-asian="normal" style:font-weight-complex="normal"/>
    </style:style>
    <style:style style:name="T121" style:family="text">
      <style:text-properties fo:font-weight="normal" officeooo:rsid="00b9bfae" style:font-weight-asian="normal" style:font-weight-complex="normal"/>
    </style:style>
    <style:style style:name="T122" style:family="text">
      <style:text-properties fo:font-weight="normal" officeooo:rsid="00bb2c28" style:font-weight-asian="normal" style:font-weight-complex="normal"/>
    </style:style>
    <style:style style:name="T123" style:family="text">
      <style:text-properties fo:font-weight="normal" officeooo:rsid="00bc2f58" style:font-weight-asian="normal" style:font-weight-complex="normal"/>
    </style:style>
    <style:style style:name="T124" style:family="text">
      <style:text-properties fo:font-weight="normal" officeooo:rsid="00bdbf21" style:font-weight-asian="normal" style:font-weight-complex="normal"/>
    </style:style>
    <style:style style:name="T125" style:family="text">
      <style:text-properties fo:font-weight="normal" officeooo:rsid="00be0d20" style:font-weight-asian="normal" style:font-weight-complex="normal"/>
    </style:style>
    <style:style style:name="T126" style:family="text">
      <style:text-properties fo:font-weight="normal" officeooo:rsid="00c6e9b5" style:font-weight-asian="normal" style:font-weight-complex="normal"/>
    </style:style>
    <style:style style:name="T127" style:family="text">
      <style:text-properties fo:font-weight="normal" officeooo:rsid="00ceed35" style:font-weight-asian="normal" style:font-weight-complex="normal"/>
    </style:style>
    <style:style style:name="T128" style:family="text">
      <style:text-properties fo:font-weight="normal" officeooo:rsid="00d1818e" style:font-weight-asian="normal" style:font-weight-complex="normal"/>
    </style:style>
    <style:style style:name="T129" style:family="text">
      <style:text-properties fo:font-weight="normal" officeooo:rsid="00d36eec" style:font-weight-asian="normal" style:font-weight-complex="normal"/>
    </style:style>
    <style:style style:name="T130" style:family="text">
      <style:text-properties fo:font-weight="normal" officeooo:rsid="00d619e1" style:font-weight-asian="normal" style:font-weight-complex="normal"/>
    </style:style>
    <style:style style:name="T131" style:family="text">
      <style:text-properties fo:font-weight="normal" officeooo:rsid="00d6bba4" style:font-weight-asian="normal" style:font-weight-complex="normal"/>
    </style:style>
    <style:style style:name="T132" style:family="text">
      <style:text-properties fo:font-weight="normal" officeooo:rsid="00d702e7" style:font-weight-asian="normal" style:font-weight-complex="normal"/>
    </style:style>
    <style:style style:name="T133" style:family="text">
      <style:text-properties fo:font-weight="normal" officeooo:rsid="00d76d1f" style:font-weight-asian="normal" style:font-weight-complex="normal"/>
    </style:style>
    <style:style style:name="T134" style:family="text">
      <style:text-properties fo:font-weight="normal" officeooo:rsid="00d96ebc" style:font-weight-asian="normal" style:font-weight-complex="normal"/>
    </style:style>
    <style:style style:name="T135" style:family="text">
      <style:text-properties fo:font-weight="normal" officeooo:rsid="00d9b57b" style:font-weight-asian="normal" style:font-weight-complex="normal"/>
    </style:style>
    <style:style style:name="T136" style:family="text">
      <style:text-properties fo:font-weight="normal" officeooo:rsid="00e3739b" style:font-weight-asian="normal" style:font-weight-complex="normal"/>
    </style:style>
    <style:style style:name="T137" style:family="text">
      <style:text-properties fo:font-weight="normal" officeooo:rsid="00e4f3a5" style:font-weight-asian="normal" style:font-weight-complex="normal"/>
    </style:style>
    <style:style style:name="T138" style:family="text">
      <style:text-properties fo:font-weight="normal" officeooo:rsid="00e539df" style:font-weight-asian="normal" style:font-weight-complex="normal"/>
    </style:style>
    <style:style style:name="T139" style:family="text">
      <style:text-properties fo:font-weight="normal" officeooo:rsid="00eaca55" style:font-weight-asian="normal" style:font-weight-complex="normal"/>
    </style:style>
    <style:style style:name="T140" style:family="text">
      <style:text-properties fo:font-weight="normal" officeooo:rsid="00ec197f" style:font-weight-asian="normal" style:font-weight-complex="normal"/>
    </style:style>
    <style:style style:name="T141" style:family="text">
      <style:text-properties fo:font-weight="normal" officeooo:rsid="00ee04bf" style:font-weight-asian="normal" style:font-weight-complex="normal"/>
    </style:style>
    <style:style style:name="T142" style:family="text">
      <style:text-properties fo:font-weight="normal" officeooo:rsid="00f28955" style:font-weight-asian="normal" style:font-weight-complex="normal"/>
    </style:style>
    <style:style style:name="T143" style:family="text">
      <style:text-properties fo:font-weight="normal" officeooo:rsid="00f4385a" style:font-weight-asian="normal" style:font-weight-complex="normal"/>
    </style:style>
    <style:style style:name="T144" style:family="text">
      <style:text-properties fo:font-weight="normal" officeooo:rsid="00f54f9a" style:font-weight-asian="normal" style:font-weight-complex="normal"/>
    </style:style>
    <style:style style:name="T145" style:family="text">
      <style:text-properties fo:font-weight="normal" officeooo:rsid="00f69db3" style:font-weight-asian="normal" style:font-weight-complex="normal"/>
    </style:style>
    <style:style style:name="T146" style:family="text">
      <style:text-properties fo:font-weight="normal" officeooo:rsid="00f6a7fb" style:font-weight-asian="normal" style:font-weight-complex="normal"/>
    </style:style>
    <style:style style:name="T147" style:family="text">
      <style:text-properties fo:font-weight="normal" officeooo:rsid="00fa5936" style:font-weight-asian="normal" style:font-weight-complex="normal"/>
    </style:style>
    <style:style style:name="T148" style:family="text">
      <style:text-properties fo:font-weight="normal" officeooo:rsid="00faa512" style:font-weight-asian="normal" style:font-weight-complex="normal"/>
    </style:style>
    <style:style style:name="T149" style:family="text">
      <style:text-properties fo:font-weight="normal" officeooo:rsid="00fd239f" style:font-weight-asian="normal" style:font-weight-complex="normal"/>
    </style:style>
    <style:style style:name="T150" style:family="text">
      <style:text-properties fo:font-weight="normal" officeooo:rsid="00fdb445" style:font-weight-asian="normal" style:font-weight-complex="normal"/>
    </style:style>
    <style:style style:name="T151" style:family="text">
      <style:text-properties fo:font-weight="normal" officeooo:rsid="00feb71c" style:font-weight-asian="normal" style:font-weight-complex="normal"/>
    </style:style>
    <style:style style:name="T152" style:family="text">
      <style:text-properties fo:font-weight="normal" officeooo:rsid="0100aaa3" style:font-weight-asian="normal" style:font-weight-complex="normal"/>
    </style:style>
    <style:style style:name="T153" style:family="text">
      <style:text-properties fo:font-weight="normal" officeooo:rsid="01024799" style:font-weight-asian="normal" style:font-weight-complex="normal"/>
    </style:style>
    <style:style style:name="T154" style:family="text">
      <style:text-properties fo:font-weight="normal" officeooo:rsid="01035c05" style:font-weight-asian="normal" style:font-weight-complex="normal"/>
    </style:style>
    <style:style style:name="T155" style:family="text">
      <style:text-properties fo:font-weight="normal" officeooo:rsid="010392d6" style:font-weight-asian="normal" style:font-weight-complex="normal"/>
    </style:style>
    <style:style style:name="T156" style:family="text">
      <style:text-properties fo:font-weight="normal" officeooo:rsid="0104848e" style:font-weight-asian="normal" style:font-weight-complex="normal"/>
    </style:style>
    <style:style style:name="T157" style:family="text">
      <style:text-properties fo:font-weight="normal" officeooo:rsid="0106b825" style:font-weight-asian="normal" style:font-weight-complex="normal"/>
    </style:style>
    <style:style style:name="T158" style:family="text">
      <style:text-properties fo:font-weight="normal" officeooo:rsid="0106e11a" style:font-weight-asian="normal" style:font-weight-complex="normal"/>
    </style:style>
    <style:style style:name="T159" style:family="text">
      <style:text-properties fo:font-weight="normal" officeooo:rsid="01071e0b" style:font-weight-asian="normal" style:font-weight-complex="normal"/>
    </style:style>
    <style:style style:name="T160" style:family="text">
      <style:text-properties fo:font-weight="normal" officeooo:rsid="01073846" style:font-weight-asian="normal" style:font-weight-complex="normal"/>
    </style:style>
    <style:style style:name="T161" style:family="text">
      <style:text-properties fo:font-weight="normal" officeooo:rsid="0107b9d7" style:font-weight-asian="normal" style:font-weight-complex="normal"/>
    </style:style>
    <style:style style:name="T162" style:family="text">
      <style:text-properties fo:font-weight="normal" officeooo:rsid="0108db01" style:font-weight-asian="normal" style:font-weight-complex="normal"/>
    </style:style>
    <style:style style:name="T163" style:family="text">
      <style:text-properties fo:font-weight="normal" officeooo:rsid="01091324" style:font-weight-asian="normal" style:font-weight-complex="normal"/>
    </style:style>
    <style:style style:name="T164" style:family="text">
      <style:text-properties fo:font-weight="normal" officeooo:rsid="010cc1d6" style:font-weight-asian="normal" style:font-weight-complex="normal"/>
    </style:style>
    <style:style style:name="T165" style:family="text">
      <style:text-properties fo:font-weight="normal" officeooo:rsid="010e94d1" style:font-weight-asian="normal" style:font-weight-complex="normal"/>
    </style:style>
    <style:style style:name="T166" style:family="text">
      <style:text-properties fo:font-weight="normal" officeooo:rsid="010e9757" style:font-weight-asian="normal" style:font-weight-complex="normal"/>
    </style:style>
    <style:style style:name="T167" style:family="text">
      <style:text-properties fo:font-weight="normal" officeooo:rsid="010e9b48" style:font-weight-asian="normal" style:font-weight-complex="normal"/>
    </style:style>
    <style:style style:name="T168" style:family="text">
      <style:text-properties fo:font-weight="normal" officeooo:rsid="01108359" style:font-weight-asian="normal" style:font-weight-complex="normal"/>
    </style:style>
    <style:style style:name="T169" style:family="text">
      <style:text-properties fo:font-weight="normal" officeooo:rsid="011239b0" style:font-weight-asian="normal" style:font-weight-complex="normal"/>
    </style:style>
    <style:style style:name="T170" style:family="text">
      <style:text-properties fo:font-weight="normal" officeooo:rsid="011285fe" style:font-weight-asian="normal" style:font-weight-complex="normal"/>
    </style:style>
    <style:style style:name="T171" style:family="text">
      <style:text-properties fo:font-weight="normal" officeooo:rsid="011bc4c1" style:font-weight-asian="normal" style:font-weight-complex="normal"/>
    </style:style>
    <style:style style:name="T172" style:family="text">
      <style:text-properties fo:font-weight="normal" officeooo:rsid="011d2665" style:font-weight-asian="normal" style:font-weight-complex="normal"/>
    </style:style>
    <style:style style:name="T173" style:family="text">
      <style:text-properties fo:font-weight="normal" officeooo:rsid="011d8ddf" style:font-weight-asian="normal" style:font-weight-complex="normal"/>
    </style:style>
    <style:style style:name="T174" style:family="text">
      <style:text-properties fo:font-weight="normal" officeooo:rsid="00cbf871" style:font-weight-asian="normal" style:font-weight-complex="normal"/>
    </style:style>
    <style:style style:name="T175" style:family="text">
      <style:text-properties fo:font-weight="normal" officeooo:rsid="01204530" style:font-weight-asian="normal" style:font-weight-complex="normal"/>
    </style:style>
    <style:style style:name="T176" style:family="text">
      <style:text-properties fo:font-weight="normal" officeooo:rsid="0120721d" style:font-weight-asian="normal" style:font-weight-complex="normal"/>
    </style:style>
    <style:style style:name="T177" style:family="text">
      <style:text-properties fo:font-weight="normal" officeooo:rsid="012208b9" style:font-weight-asian="normal" style:font-weight-complex="normal"/>
    </style:style>
    <style:style style:name="T178" style:family="text">
      <style:text-properties fo:font-weight="normal" officeooo:rsid="0123ebd4" style:font-weight-asian="normal" style:font-weight-complex="normal"/>
    </style:style>
    <style:style style:name="T179" style:family="text">
      <style:text-properties fo:font-weight="normal" officeooo:rsid="01240fc8" style:font-weight-asian="normal" style:font-weight-complex="normal"/>
    </style:style>
    <style:style style:name="T180" style:family="text">
      <style:text-properties fo:font-weight="normal" officeooo:rsid="01289e50" style:font-weight-asian="normal" style:font-weight-complex="normal"/>
    </style:style>
    <style:style style:name="T181" style:family="text">
      <style:text-properties fo:font-weight="normal" officeooo:rsid="01298e6d" style:font-weight-asian="normal" style:font-weight-complex="normal"/>
    </style:style>
    <style:style style:name="T182" style:family="text">
      <style:text-properties fo:font-weight="normal" officeooo:rsid="011b446d" style:font-weight-asian="normal" style:font-weight-complex="normal"/>
    </style:style>
    <style:style style:name="T183" style:family="text">
      <style:text-properties fo:font-weight="normal" officeooo:rsid="012b599f" style:font-weight-asian="normal" style:font-weight-complex="normal"/>
    </style:style>
    <style:style style:name="T184" style:family="text">
      <style:text-properties fo:font-weight="normal" officeooo:rsid="012cc7ff" style:font-weight-asian="normal" style:font-weight-complex="normal"/>
    </style:style>
    <style:style style:name="T185" style:family="text">
      <style:text-properties fo:font-weight="normal" officeooo:rsid="012ea247" style:font-weight-asian="normal" style:font-weight-complex="normal"/>
    </style:style>
    <style:style style:name="T186" style:family="text">
      <style:text-properties fo:font-weight="normal" officeooo:rsid="0131763e" style:font-weight-asian="normal" style:font-weight-complex="normal"/>
    </style:style>
    <style:style style:name="T187" style:family="text">
      <style:text-properties fo:font-weight="normal" officeooo:rsid="01333895" style:font-weight-asian="normal" style:font-weight-complex="normal"/>
    </style:style>
    <style:style style:name="T188" style:family="text">
      <style:text-properties fo:font-weight="normal" officeooo:rsid="01341791" style:font-weight-asian="normal" style:font-weight-complex="normal"/>
    </style:style>
    <style:style style:name="T189" style:family="text">
      <style:text-properties fo:font-weight="normal" officeooo:rsid="01351853" style:font-weight-asian="normal" style:font-weight-complex="normal"/>
    </style:style>
    <style:style style:name="T190" style:family="text">
      <style:text-properties fo:font-weight="normal" officeooo:rsid="0136b4d9" style:font-weight-asian="normal" style:font-weight-complex="normal"/>
    </style:style>
    <style:style style:name="T191" style:family="text">
      <style:text-properties fo:font-weight="normal" officeooo:rsid="013d7bd1" style:font-weight-asian="normal" style:font-weight-complex="normal"/>
    </style:style>
    <style:style style:name="T192" style:family="text">
      <style:text-properties fo:font-weight="normal" officeooo:rsid="013d97ed" style:font-weight-asian="normal" style:font-weight-complex="normal"/>
    </style:style>
    <style:style style:name="T193" style:family="text">
      <style:text-properties fo:font-weight="normal" officeooo:rsid="013f8f21" style:font-weight-asian="normal" style:font-weight-complex="normal"/>
    </style:style>
    <style:style style:name="T194" style:family="text">
      <style:text-properties fo:font-weight="normal" officeooo:rsid="013ff18c" style:font-weight-asian="normal" style:font-weight-complex="normal"/>
    </style:style>
    <style:style style:name="T195" style:family="text">
      <style:text-properties fo:font-weight="normal" officeooo:rsid="0141644a" style:font-weight-asian="normal" style:font-weight-complex="normal"/>
    </style:style>
    <style:style style:name="T196" style:family="text">
      <style:text-properties fo:font-weight="normal" officeooo:rsid="01416fe8" style:font-weight-asian="normal" style:font-weight-complex="normal"/>
    </style:style>
    <style:style style:name="T197" style:family="text">
      <style:text-properties fo:font-weight="normal" officeooo:rsid="01427e7d" style:font-weight-asian="normal" style:font-weight-complex="normal"/>
    </style:style>
    <style:style style:name="T198" style:family="text">
      <style:text-properties fo:font-weight="normal" officeooo:rsid="0143bd21" style:font-weight-asian="normal" style:font-weight-complex="normal"/>
    </style:style>
    <style:style style:name="T199" style:family="text">
      <style:text-properties fo:font-weight="normal" officeooo:rsid="01496313" style:font-weight-asian="normal" style:font-weight-complex="normal"/>
    </style:style>
    <style:style style:name="T200" style:family="text">
      <style:text-properties fo:font-weight="normal" officeooo:rsid="014993d3" style:font-weight-asian="normal" style:font-weight-complex="normal"/>
    </style:style>
    <style:style style:name="T201" style:family="text">
      <style:text-properties fo:font-weight="normal" officeooo:rsid="014d3f04" style:font-weight-asian="normal" style:font-weight-complex="normal"/>
    </style:style>
    <style:style style:name="T202" style:family="text">
      <style:text-properties fo:font-style="italic" style:font-style-asian="italic" style:font-style-complex="italic"/>
    </style:style>
    <style:style style:name="T203" style:family="text">
      <style:text-properties fo:font-style="italic" officeooo:rsid="004c8b9b" style:font-style-asian="italic" style:font-style-complex="italic"/>
    </style:style>
    <style:style style:name="T204" style:family="text">
      <style:text-properties fo:font-style="italic" officeooo:rsid="0058f148" style:font-style-asian="italic" style:font-style-complex="italic"/>
    </style:style>
    <style:style style:name="T205" style:family="text">
      <style:text-properties fo:font-style="italic" officeooo:rsid="00596ef4" style:font-style-asian="italic" style:font-style-complex="italic"/>
    </style:style>
    <style:style style:name="T206" style:family="text">
      <style:text-properties fo:font-style="italic" officeooo:rsid="00dfca91" style:font-style-asian="italic" style:font-style-complex="italic"/>
    </style:style>
    <style:style style:name="T207" style:family="text">
      <style:text-properties fo:font-style="italic" fo:font-weight="normal" style:font-style-asian="italic" style:font-weight-asian="normal" style:font-style-complex="italic" style:font-weight-complex="normal"/>
    </style:style>
    <style:style style:name="T208" style:family="text">
      <style:text-properties fo:font-style="italic" fo:font-weight="normal" officeooo:rsid="00476c98" style:font-style-asian="italic" style:font-weight-asian="normal" style:font-style-complex="italic" style:font-weight-complex="normal"/>
    </style:style>
    <style:style style:name="T209" style:family="text">
      <style:text-properties fo:font-style="italic" fo:font-weight="normal" officeooo:rsid="00746e26" style:font-style-asian="italic" style:font-weight-asian="normal" style:font-style-complex="italic" style:font-weight-complex="normal"/>
    </style:style>
    <style:style style:name="T210" style:family="text">
      <style:text-properties fo:font-style="italic" fo:font-weight="normal" officeooo:rsid="011b446d" style:font-style-asian="italic" style:font-weight-asian="normal" style:font-style-complex="italic" style:font-weight-complex="normal"/>
    </style:style>
    <style:style style:name="T211" style:family="text">
      <style:text-properties fo:font-style="italic" fo:font-weight="bold" style:font-style-asian="italic" style:font-weight-asian="bold" style:font-style-complex="italic" style:font-weight-complex="bold"/>
    </style:style>
    <style:style style:name="T212" style:family="text">
      <style:text-properties fo:font-style="normal" style:font-style-asian="normal" style:font-style-complex="normal"/>
    </style:style>
    <style:style style:name="T213" style:family="text">
      <style:text-properties fo:font-style="normal" officeooo:rsid="004c8b9b" style:font-style-asian="normal" style:font-style-complex="normal"/>
    </style:style>
    <style:style style:name="T214" style:family="text">
      <style:text-properties fo:font-style="normal" officeooo:rsid="0058f148" style:font-style-asian="normal" style:font-style-complex="normal"/>
    </style:style>
    <style:style style:name="T215" style:family="text">
      <style:text-properties fo:font-style="normal" officeooo:rsid="0083ab7c" style:font-style-asian="normal" style:font-style-complex="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0750746" style:font-style-asian="normal" style:font-weight-asian="normal" style:font-style-complex="normal" style:font-weight-complex="normal"/>
    </style:style>
    <style:style style:name="T218" style:family="text">
      <style:text-properties fo:font-style="normal" fo:font-weight="normal" officeooo:rsid="00a2e3e4" style:font-style-asian="normal" style:font-weight-asian="normal" style:font-style-complex="normal" style:font-weight-complex="normal"/>
    </style:style>
    <style:style style:name="T219" style:family="text">
      <style:text-properties fo:font-style="normal" fo:font-weight="normal" officeooo:rsid="00608aec" style:font-style-asian="normal" style:font-weight-asian="normal" style:font-style-complex="normal" style:font-weight-complex="normal"/>
    </style:style>
    <style:style style:name="T220" style:family="text">
      <style:text-properties fo:font-style="normal" fo:font-weight="normal" officeooo:rsid="005ddcb3" style:font-style-asian="normal" style:font-weight-asian="normal" style:font-style-complex="normal" style:font-weight-complex="normal"/>
    </style:style>
    <style:style style:name="T221" style:family="text">
      <style:text-properties fo:font-style="normal" fo:font-weight="normal" officeooo:rsid="00a3ec58" style:font-style-asian="normal" style:font-weight-asian="normal" style:font-style-complex="normal" style:font-weight-complex="normal"/>
    </style:style>
    <style:style style:name="T222" style:family="text">
      <style:text-properties fo:font-style="normal" fo:font-weight="normal" officeooo:rsid="00a69172" style:font-style-asian="normal" style:font-weight-asian="normal" style:font-style-complex="normal" style:font-weight-complex="normal"/>
    </style:style>
    <style:style style:name="T223" style:family="text">
      <style:text-properties fo:font-style="normal" fo:font-weight="normal" officeooo:rsid="00e96e7a" style:font-style-asian="normal" style:font-weight-asian="normal" style:font-style-complex="normal" style:font-weight-complex="normal"/>
    </style:style>
    <style:style style:name="T224" style:family="text">
      <style:text-properties fo:font-style="normal" fo:font-weight="normal" officeooo:rsid="011bc4c1" style:font-style-asian="normal" style:font-weight-asian="normal" style:font-style-complex="normal" style:font-weight-complex="normal"/>
    </style:style>
    <style:style style:name="T225" style:family="text">
      <style:text-properties fo:font-style="normal" fo:font-weight="normal" officeooo:rsid="011b446d" style:font-style-asian="normal" style:font-weight-asian="normal" style:font-style-complex="normal" style:font-weight-complex="normal"/>
    </style:style>
    <style:style style:name="T226" style:family="text">
      <style:text-properties officeooo:rsid="0017299a"/>
    </style:style>
    <style:style style:name="T227" style:family="text">
      <style:text-properties officeooo:rsid="001d6ecb"/>
    </style:style>
    <style:style style:name="T228" style:family="text">
      <style:text-properties officeooo:rsid="002230e3"/>
    </style:style>
    <style:style style:name="T229" style:family="text">
      <style:text-properties officeooo:rsid="00226632"/>
    </style:style>
    <style:style style:name="T230" style:family="text">
      <style:text-properties officeooo:rsid="0024ba00"/>
    </style:style>
    <style:style style:name="T231" style:family="text">
      <style:text-properties officeooo:rsid="0026c165"/>
    </style:style>
    <style:style style:name="T232" style:family="text">
      <style:text-properties officeooo:rsid="00291519"/>
    </style:style>
    <style:style style:name="T233" style:family="text">
      <style:text-properties officeooo:rsid="002a6ea0"/>
    </style:style>
    <style:style style:name="T234" style:family="text">
      <style:text-properties officeooo:rsid="0035802a"/>
    </style:style>
    <style:style style:name="T235" style:family="text">
      <style:text-properties officeooo:rsid="003d61d6"/>
    </style:style>
    <style:style style:name="T236" style:family="text">
      <style:text-properties officeooo:rsid="003f1b08"/>
    </style:style>
    <style:style style:name="T237" style:family="text">
      <style:text-properties officeooo:rsid="004012e5"/>
    </style:style>
    <style:style style:name="T238" style:family="text">
      <style:text-properties officeooo:rsid="0040f5e4"/>
    </style:style>
    <style:style style:name="T239" style:family="text">
      <style:text-properties officeooo:rsid="00424a4a"/>
    </style:style>
    <style:style style:name="T240" style:family="text">
      <style:text-properties officeooo:rsid="00437d9b"/>
    </style:style>
    <style:style style:name="T241" style:family="text">
      <style:text-properties officeooo:rsid="00442060"/>
    </style:style>
    <style:style style:name="T242" style:family="text">
      <style:text-properties officeooo:rsid="0046598c"/>
    </style:style>
    <style:style style:name="T243" style:family="text">
      <style:text-properties officeooo:rsid="00467471"/>
    </style:style>
    <style:style style:name="T244" style:family="text">
      <style:text-properties officeooo:rsid="00476c98"/>
    </style:style>
    <style:style style:name="T245" style:family="text">
      <style:text-properties officeooo:rsid="004923e6"/>
    </style:style>
    <style:style style:name="T246" style:family="text">
      <style:text-properties officeooo:rsid="004c8b9b"/>
    </style:style>
    <style:style style:name="T247" style:family="text">
      <style:text-properties officeooo:rsid="004ff2ae"/>
    </style:style>
    <style:style style:name="T248" style:family="text">
      <style:text-properties officeooo:rsid="0050b714"/>
    </style:style>
    <style:style style:name="T249" style:family="text">
      <style:text-properties officeooo:rsid="0056e566"/>
    </style:style>
    <style:style style:name="T250" style:family="text">
      <style:text-properties officeooo:rsid="005715c1"/>
    </style:style>
    <style:style style:name="T251" style:family="text">
      <style:text-properties officeooo:rsid="0058f148"/>
    </style:style>
    <style:style style:name="T252" style:family="text">
      <style:text-properties style:font-name="Times New Roman" fo:font-size="10pt" style:font-size-asian="10pt" style:font-size-complex="10pt"/>
    </style:style>
    <style:style style:name="T253" style:family="text">
      <style:text-properties style:font-name="Times New Roman" fo:font-size="10pt" officeooo:rsid="0099822a" style:font-size-asian="10pt" style:font-size-complex="10pt"/>
    </style:style>
    <style:style style:name="T254" style:family="text">
      <style:text-properties style:font-name="Times New Roman" fo:font-size="10pt" fo:font-style="italic" style:font-size-asian="10pt" style:font-style-asian="italic" style:font-size-complex="10pt" style:font-style-complex="italic"/>
    </style:style>
    <style:style style:name="T255" style:family="text">
      <style:text-properties style:font-name="Times New Roman" fo:font-size="10pt" fo:font-style="italic" officeooo:rsid="0099822a" style:font-size-asian="10pt" style:font-style-asian="italic" style:font-size-complex="10pt" style:font-style-complex="italic"/>
    </style:style>
    <style:style style:name="T256" style:family="text">
      <style:text-properties style:font-name="Times New Roman" fo:font-size="10pt" fo:font-style="normal" style:font-size-asian="10pt" style:font-style-asian="normal" style:font-size-complex="10pt" style:font-style-complex="normal"/>
    </style:style>
    <style:style style:name="T257" style:family="text">
      <style:text-properties style:font-name="Times New Roman" fo:font-size="10pt" fo:font-style="normal" officeooo:rsid="0099822a" style:font-size-asian="10pt" style:font-style-asian="normal" style:font-size-complex="10pt" style:font-style-complex="normal"/>
    </style:style>
    <style:style style:name="T258" style:family="text">
      <style:text-properties style:font-name="Times New Roman" fo:font-weight="normal" style:font-weight-asian="normal" style:font-weight-complex="normal"/>
    </style:style>
    <style:style style:name="T259" style:family="text">
      <style:text-properties officeooo:rsid="00596ef4"/>
    </style:style>
    <style:style style:name="T260" style:family="text">
      <style:text-properties officeooo:rsid="005cd200"/>
    </style:style>
    <style:style style:name="T261" style:family="text">
      <style:text-properties officeooo:rsid="005d988b"/>
    </style:style>
    <style:style style:name="T262" style:family="text">
      <style:text-properties officeooo:rsid="005ddcb3"/>
    </style:style>
    <style:style style:name="T263" style:family="text">
      <style:text-properties officeooo:rsid="005ec3e5"/>
    </style:style>
    <style:style style:name="T264" style:family="text">
      <style:text-properties fo:color="#000000"/>
    </style:style>
    <style:style style:name="T265" style:family="text">
      <style:text-properties fo:color="#000000" officeooo:rsid="006361ab"/>
    </style:style>
    <style:style style:name="T266" style:family="text">
      <style:text-properties fo:color="#000000" style:font-name="Times New Roman" fo:font-size="10pt" style:font-size-asian="10pt" style:font-size-complex="10pt"/>
    </style:style>
    <style:style style:name="T267" style:family="text">
      <style:text-properties fo:color="#000000" style:font-name="Times New Roman" fo:font-size="10pt" officeooo:rsid="002a6ea0" style:font-size-asian="10pt" style:font-size-complex="10pt"/>
    </style:style>
    <style:style style:name="T268" style:family="text">
      <style:text-properties fo:color="#000000" style:font-name="Times New Roman" fo:font-size="10pt" fo:font-style="italic" style:font-size-asian="10pt" style:font-style-asian="italic" style:font-size-complex="10pt"/>
    </style:style>
    <style:style style:name="T269" style:family="text">
      <style:text-properties fo:color="#000000" style:font-name="Times New Roman" fo:font-size="10pt" fo:font-style="italic" style:font-size-asian="10pt" style:font-size-complex="10pt"/>
    </style:style>
    <style:style style:name="T270" style:family="text">
      <style:text-properties fo:color="#000000" style:font-name="Times New Roman" fo:font-size="10pt" fo:font-style="normal" style:font-size-asian="10pt" style:font-style-asian="normal" style:font-size-complex="10pt"/>
    </style:style>
    <style:style style:name="T271" style:family="text">
      <style:text-properties fo:color="#000000" style:font-name="Times New Roman" fo:font-size="13pt" fo:font-weight="normal" style:font-size-asian="13pt" style:font-weight-asian="normal" style:font-weight-complex="normal"/>
    </style:style>
    <style:style style:name="T272" style:family="text">
      <style:text-properties fo:color="#000000" style:font-name="Times New Roman" fo:font-size="12pt" fo:font-weight="normal" style:font-size-asian="12pt" style:font-weight-asian="normal" style:font-size-complex="12pt" style:font-weight-complex="normal"/>
    </style:style>
    <style:style style:name="T273" style:family="text">
      <style:text-properties fo:color="#000000" style:font-name="Times New Roman" fo:font-size="12pt" fo:font-weight="normal" officeooo:rsid="00d36eec" style:font-size-asian="12pt" style:font-weight-asian="normal" style:font-size-complex="12pt" style:font-weight-complex="normal"/>
    </style:style>
    <style:style style:name="T274" style:family="text">
      <style:text-properties fo:color="#000000" officeooo:rsid="00dbc626"/>
    </style:style>
    <style:style style:name="T275" style:family="text">
      <style:text-properties fo:color="#000000" officeooo:rsid="00dd94df"/>
    </style:style>
    <style:style style:name="T276" style:family="text">
      <style:text-properties officeooo:rsid="006ba234"/>
    </style:style>
    <style:style style:name="T277" style:family="text">
      <style:text-properties officeooo:rsid="006e4000"/>
    </style:style>
    <style:style style:name="T278" style:family="text">
      <style:text-properties officeooo:rsid="006e729c"/>
    </style:style>
    <style:style style:name="T279" style:family="text">
      <style:text-properties officeooo:rsid="00702784"/>
    </style:style>
    <style:style style:name="T280" style:family="text">
      <style:text-properties fo:color="#ff3333"/>
    </style:style>
    <style:style style:name="T281" style:family="text">
      <style:text-properties fo:color="#ff3333" fo:font-style="italic" fo:font-weight="normal" officeooo:rsid="00746e26" style:font-style-asian="italic" style:font-weight-asian="normal" style:font-style-complex="italic" style:font-weight-complex="normal"/>
    </style:style>
    <style:style style:name="T282" style:family="text">
      <style:text-properties fo:color="#ff3333" officeooo:rsid="008462f8"/>
    </style:style>
    <style:style style:name="T283" style:family="text">
      <style:text-properties fo:color="#ff3333" fo:font-style="normal" fo:font-weight="normal" style:font-style-asian="normal" style:font-weight-asian="normal" style:font-style-complex="normal" style:font-weight-complex="normal"/>
    </style:style>
    <style:style style:name="T284" style:family="text">
      <style:text-properties officeooo:rsid="00748902"/>
    </style:style>
    <style:style style:name="T285" style:family="text">
      <style:text-properties officeooo:rsid="0078cfba"/>
    </style:style>
    <style:style style:name="T286" style:family="text">
      <style:text-properties officeooo:rsid="0079bc00"/>
    </style:style>
    <style:style style:name="T287" style:family="text">
      <style:text-properties officeooo:rsid="007ac31b"/>
    </style:style>
    <style:style style:name="T288" style:family="text">
      <style:text-properties officeooo:rsid="007cb799"/>
    </style:style>
    <style:style style:name="T289" style:family="text">
      <style:text-properties officeooo:rsid="007e24cc"/>
    </style:style>
    <style:style style:name="T290" style:family="text">
      <style:text-properties officeooo:rsid="0081dd8a"/>
    </style:style>
    <style:style style:name="T291" style:family="text">
      <style:text-properties officeooo:rsid="0082e8e3"/>
    </style:style>
    <style:style style:name="T292" style:family="text">
      <style:text-properties officeooo:rsid="0083ab7c"/>
    </style:style>
    <style:style style:name="T293" style:family="text">
      <style:text-properties officeooo:rsid="0086a66e"/>
    </style:style>
    <style:style style:name="T294" style:family="text">
      <style:text-properties officeooo:rsid="00873385"/>
    </style:style>
    <style:style style:name="T295" style:family="text">
      <style:text-properties officeooo:rsid="008f2c17"/>
    </style:style>
    <style:style style:name="T296" style:family="text">
      <style:text-properties style:text-position="super 58%"/>
    </style:style>
    <style:style style:name="T297" style:family="text">
      <style:text-properties officeooo:rsid="008fcb6f"/>
    </style:style>
    <style:style style:name="T298" style:family="text">
      <style:text-properties officeooo:rsid="0092e02c"/>
    </style:style>
    <style:style style:name="T299" style:family="text">
      <style:text-properties officeooo:rsid="00941227"/>
    </style:style>
    <style:style style:name="T300" style:family="text">
      <style:text-properties officeooo:rsid="0094dc97"/>
    </style:style>
    <style:style style:name="T301" style:family="text">
      <style:text-properties officeooo:rsid="00989575"/>
    </style:style>
    <style:style style:name="T302" style:family="text">
      <style:text-properties officeooo:rsid="00995e42"/>
    </style:style>
    <style:style style:name="T303" style:family="text">
      <style:text-properties officeooo:rsid="009a1ed4"/>
    </style:style>
    <style:style style:name="T304" style:family="text">
      <style:text-properties officeooo:rsid="009a6e7e"/>
    </style:style>
    <style:style style:name="T305" style:family="text">
      <style:text-properties officeooo:rsid="009c4bc5"/>
    </style:style>
    <style:style style:name="T306" style:family="text">
      <style:text-properties officeooo:rsid="009cbfd1"/>
    </style:style>
    <style:style style:name="T307" style:family="text">
      <style:text-properties officeooo:rsid="00a1f770"/>
    </style:style>
    <style:style style:name="T308" style:family="text">
      <style:text-properties officeooo:rsid="00a3ec58"/>
    </style:style>
    <style:style style:name="T309" style:family="text">
      <style:text-properties officeooo:rsid="00617cc0"/>
    </style:style>
    <style:style style:name="T310" style:family="text">
      <style:text-properties officeooo:rsid="00a4e1b1"/>
    </style:style>
    <style:style style:name="T311" style:family="text">
      <style:text-properties officeooo:rsid="00a974f8"/>
    </style:style>
    <style:style style:name="T312" style:family="text">
      <style:text-properties officeooo:rsid="00b7fa40"/>
    </style:style>
    <style:style style:name="T313" style:family="text">
      <style:text-properties officeooo:rsid="00b87d7a"/>
    </style:style>
    <style:style style:name="T314" style:family="text">
      <style:text-properties officeooo:rsid="00bc60c7"/>
    </style:style>
    <style:style style:name="T315" style:family="text">
      <style:text-properties officeooo:rsid="00bdbf21"/>
    </style:style>
    <style:style style:name="T316" style:family="text">
      <style:text-properties officeooo:rsid="00c07234"/>
    </style:style>
    <style:style style:name="T317" style:family="text">
      <style:text-properties officeooo:rsid="00c253c2"/>
    </style:style>
    <style:style style:name="T318" style:family="text">
      <style:text-properties officeooo:rsid="00c3aaab"/>
    </style:style>
    <style:style style:name="T319" style:family="text">
      <style:text-properties officeooo:rsid="00c41b47"/>
    </style:style>
    <style:style style:name="T320" style:family="text">
      <style:text-properties officeooo:rsid="00c4688c"/>
    </style:style>
    <style:style style:name="T321" style:family="text">
      <style:text-properties officeooo:rsid="00cbf871"/>
    </style:style>
    <style:style style:name="T322" style:family="text">
      <style:text-properties officeooo:rsid="00ceed35"/>
    </style:style>
    <style:style style:name="T323" style:family="text">
      <style:text-properties officeooo:rsid="00d12db7"/>
    </style:style>
    <style:style style:name="T324" style:family="text">
      <style:text-properties officeooo:rsid="00d248bb"/>
    </style:style>
    <style:style style:name="T325" style:family="text">
      <style:text-properties officeooo:rsid="00d76d1f"/>
    </style:style>
    <style:style style:name="T326" style:family="text">
      <style:text-properties officeooo:rsid="00d78787"/>
    </style:style>
    <style:style style:name="T327" style:family="text">
      <style:text-properties officeooo:rsid="00db9355"/>
    </style:style>
    <style:style style:name="T328" style:family="text">
      <style:text-properties officeooo:rsid="00dd94df"/>
    </style:style>
    <style:style style:name="T329" style:family="text">
      <style:text-properties officeooo:rsid="00dfca91"/>
    </style:style>
    <style:style style:name="T330" style:family="text">
      <style:text-properties fo:font-variant="normal" fo:text-transform="none" fo:color="#000000" fo:letter-spacing="normal"/>
    </style:style>
    <style:style style:name="T331" style:family="text">
      <style:text-properties fo:font-variant="normal" fo:text-transform="none" fo:color="#000000" fo:letter-spacing="normal" fo:font-style="normal" fo:font-weight="normal"/>
    </style:style>
    <style:style style:name="T332" style:family="text">
      <style:text-properties fo:font-variant="normal" fo:text-transform="none" fo:color="#000000" fo:letter-spacing="normal" fo:font-style="italic" fo:font-weight="normal"/>
    </style:style>
    <style:style style:name="T333" style:family="text">
      <style:text-properties fo:font-variant="normal" fo:text-transform="none" fo:color="#000000" style:font-name="Times New Roman" fo:font-size="10pt" fo:letter-spacing="normal" fo:font-style="normal" fo:font-weight="normal" style:font-size-asian="10pt" style:font-size-complex="10pt"/>
    </style:style>
    <style:style style:name="T334" style:family="text">
      <style:text-properties fo:font-variant="normal" fo:text-transform="none" fo:color="#000000" style:font-name="Times New Roman" fo:font-size="10pt" fo:letter-spacing="normal" fo:font-style="italic" fo:font-weight="normal" style:font-size-asian="10pt" style:font-size-complex="10pt"/>
    </style:style>
    <style:style style:name="T335" style:family="text">
      <style:text-properties officeooo:rsid="00e2d1dd"/>
    </style:style>
    <style:style style:name="T336" style:family="text">
      <style:text-properties officeooo:rsid="00e96e7a"/>
    </style:style>
    <style:style style:name="T337" style:family="text">
      <style:text-properties officeooo:rsid="00eb0b85"/>
    </style:style>
    <style:style style:name="T338" style:family="text">
      <style:text-properties officeooo:rsid="00efbafc"/>
    </style:style>
    <style:style style:name="T339" style:family="text">
      <style:text-properties officeooo:rsid="00fd239f"/>
    </style:style>
    <style:style style:name="T340" style:family="text">
      <style:text-properties officeooo:rsid="010392d6"/>
    </style:style>
    <style:style style:name="T341" style:family="text">
      <style:text-properties officeooo:rsid="0104848e"/>
    </style:style>
    <style:style style:name="T342" style:family="text">
      <style:text-properties officeooo:rsid="0106b825"/>
    </style:style>
    <style:style style:name="T343" style:family="text">
      <style:text-properties officeooo:rsid="0107b9d7"/>
    </style:style>
    <style:style style:name="T344" style:family="text">
      <style:text-properties officeooo:rsid="010cc1d6"/>
    </style:style>
    <style:style style:name="T345" style:family="text">
      <style:text-properties officeooo:rsid="010e94d1"/>
    </style:style>
    <style:style style:name="T346" style:family="text">
      <style:text-properties officeooo:rsid="010e9757"/>
    </style:style>
    <style:style style:name="T347" style:family="text">
      <style:text-properties officeooo:rsid="01108359"/>
    </style:style>
    <style:style style:name="T348" style:family="text">
      <style:text-properties officeooo:rsid="0113dc9d"/>
    </style:style>
    <style:style style:name="T349" style:family="text">
      <style:text-properties officeooo:rsid="01158d33"/>
    </style:style>
    <style:style style:name="T350" style:family="text">
      <style:text-properties officeooo:rsid="01176d37"/>
    </style:style>
    <style:style style:name="T351" style:family="text">
      <style:text-properties officeooo:rsid="01194e9c"/>
    </style:style>
    <style:style style:name="T352" style:family="text">
      <style:text-properties officeooo:rsid="0119b20a"/>
    </style:style>
    <style:style style:name="T353" style:family="text">
      <style:text-properties officeooo:rsid="011d8ddf"/>
    </style:style>
    <style:style style:name="T354" style:family="text">
      <style:text-properties officeooo:rsid="01204530"/>
    </style:style>
    <style:style style:name="T355" style:family="text">
      <style:text-properties style:text-underline-style="none" fo:font-weight="normal" style:font-weight-asian="normal" style:font-weight-complex="normal"/>
    </style:style>
    <style:style style:name="T356" style:family="text">
      <style:text-properties style:text-underline-style="none" fo:font-weight="normal" officeooo:rsid="00491c3d" style:font-weight-asian="normal" style:font-weight-complex="normal"/>
    </style:style>
    <style:style style:name="T357" style:family="text">
      <style:text-properties style:text-underline-style="none" fo:font-weight="normal" officeooo:rsid="00723a09" style:font-weight-asian="normal" style:font-weight-complex="normal"/>
    </style:style>
    <style:style style:name="T358" style:family="text">
      <style:text-properties style:text-underline-style="none" fo:font-weight="normal" officeooo:rsid="00b7fa40" style:font-weight-asian="normal" style:font-weight-complex="normal"/>
    </style:style>
    <style:style style:name="T359" style:family="text">
      <style:text-properties officeooo:rsid="012208b9"/>
    </style:style>
    <style:style style:name="T360" style:family="text">
      <style:text-properties officeooo:rsid="0123ebd4"/>
    </style:style>
    <style:style style:name="T361" style:family="text">
      <style:text-properties officeooo:rsid="012756e2"/>
    </style:style>
    <style:style style:name="T362" style:family="text">
      <style:text-properties officeooo:rsid="0127d024"/>
    </style:style>
    <style:style style:name="T363" style:family="text">
      <style:text-properties officeooo:rsid="0065fac7"/>
    </style:style>
    <style:style style:name="T364" style:family="text">
      <style:text-properties officeooo:rsid="00e141dc"/>
    </style:style>
    <style:style style:name="T365" style:family="text">
      <style:text-properties officeooo:rsid="00666a5a"/>
    </style:style>
    <style:style style:name="T366" style:family="text">
      <style:text-properties officeooo:rsid="01289e50"/>
    </style:style>
    <style:style style:name="T367" style:family="text">
      <style:text-properties officeooo:rsid="012ea247"/>
    </style:style>
    <style:style style:name="T368" style:family="text">
      <style:text-properties officeooo:rsid="012f9783"/>
    </style:style>
    <style:style style:name="T369" style:family="text">
      <style:text-properties officeooo:rsid="0131763e"/>
    </style:style>
    <style:style style:name="T370" style:family="text">
      <style:text-properties officeooo:rsid="01333895"/>
    </style:style>
    <style:style style:name="T371" style:family="text">
      <style:text-properties officeooo:rsid="01341791"/>
    </style:style>
    <style:style style:name="T372" style:family="text">
      <style:text-properties officeooo:rsid="013554ab"/>
    </style:style>
    <style:style style:name="T373" style:family="text">
      <style:text-properties officeooo:rsid="013901ff"/>
    </style:style>
    <style:style style:name="T374" style:family="text">
      <style:text-properties officeooo:rsid="013ade28"/>
    </style:style>
    <style:style style:name="T375" style:family="text">
      <style:text-properties officeooo:rsid="0141644a"/>
    </style:style>
    <style:style style:name="T376" style:family="text">
      <style:text-properties officeooo:rsid="01453033"/>
    </style:style>
    <style:style style:name="T377" style:family="text">
      <style:text-properties officeooo:rsid="01467e34"/>
    </style:style>
    <style:style style:name="T378" style:family="text">
      <style:text-properties officeooo:rsid="014993d3"/>
    </style:style>
    <style:style style:name="T379" style:family="text">
      <style:text-properties officeooo:rsid="014afe1e"/>
    </style:style>
    <style:style style:name="T380" style:family="text">
      <style:text-properties officeooo:rsid="00865344"/>
    </style:style>
    <style:style style:name="T381" style:family="text">
      <style:text-properties officeooo:rsid="014caff6"/>
    </style:style>
    <style:style style:name="T382" style:family="text">
      <style:text-properties officeooo:rsid="00b40374"/>
    </style:style>
    <style:style style:name="T383" style:family="text">
      <style:text-properties fo:color="#00000a" style:text-outline="false" style:text-line-through-styl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T384"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Introduction</text:p>
      <text:p text:style-name="P53">'Paraquat is the B.S.I. (British Standards Institution) common name of the cation 1,1'-dimethyl-4,4'-bipyridylium, which is available as the dichloride of the di(methyl sulphate).'<text:note text:id="ftn1" text:note-class="footnote"><text:note-citation>1</text:note-citation><text:note-body><text:p text:style-name="P149"><text:span text:style-name="T251">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237">(ICI)</text:span>. <text:span text:style-name="T236">First synthesised in the nineteenth century and used as a redox indicator dye,</text:span><text:span text:style-name="T236"><text:note text:id="ftn2" text:note-class="footnote"><text:note-citation>2</text:note-citation><text:note-body><text:p text:style-name="P97">Howard, 1982, <text:span text:style-name="T202">Paraquat: Uses and Misuses</text:span>, MD thesis, University of Edinburgh, <text:span text:style-name="T276">p2.</text:span></text:p></text:note-body></text:note></text:span><text:span text:style-name="T236"> t</text:span>he <text:span text:style-name="T236">herbicidal </text:span>potential <text:span text:style-name="T236">of the group of chemicals it belongs to, the quaternary bipyridyls,</text:span> was first observed <text:span text:style-name="T237">by ICI </text:span>in 1947 and work started in earnest on paraquat <text:span text:style-name="T236">and diquat weedkillers </text:span>from 1955. An agricultural paraquat product, Gramoxone W, became available to farmers and horticulturalists in 1962, followed in 1965 by <text:span text:style-name="T228">a less concentrated version</text:span> for amateur gardeners <text:span text:style-name="T228">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232">of use </text:span>set by the product makers. </text:p>
      <text:p text:style-name="Standard"/>
      <text:p text:style-name="P42">Development of paraquat</text:p>
      <text:p text:style-name="P62"><text:span text:style-name="T48">The bipyridyl herbicides, paraquat and diquat, are known as “contact” herbicides, meaning that they kill plants by being absorbed through leaves. They are</text:span><text:span text:style-name="T4"> rapidly inactivated </text:span><text:span text:style-name="T48">by</text:span><text:span text:style-name="T4"> the soil, which dampened enthusiasm raised by it's unusual herbicidal strength. </text:span><text:span text:style-name="T48">They are also unselective, killing all plants.</text:span><text:span text:style-name="T4"> </text:span><text:span text:style-name="T48">These three qualities hailed the bipyridyls as different from other available herbicides.</text:span><text:span text:style-name="T4"> Recently developed weedkillers on the market such as Fison's simazine were </text:span><text:span text:style-name="T143">selective, killing broadleaved plants, and were</text:span><text:span text:style-name="T4"> used to suppress weed growth by remaining active in the soil for months. </text:span><text:span text:style-name="T18">Researchers</text:span><text:span text:style-name="T4"> at Plant Protection had developed MCPA (2-methyl-4-chlorophonoxy acetic acid) which persisted in the soil </text:span><text:span text:style-name="T48">and </text:span><text:span text:style-name="T4">was</text:span><text:span text:style-name="T48"> taken up through the roots and then disrupting the growth hormones of the plant</text:span><text:span text:style-name="T4">. </text:span><text:span text:style-name="T48">This selectively killed broadleaved plants, meaning that grass-like crop plants like wheat were unaffected.</text:span><text:span text:style-name="T4">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4">1958 market survey</text:span><office:annotation-end office:name="__Fieldmark__35_511980288"/><text:span text:style-name="T4"> </text:span><text:span text:style-name="T49">presumably of agricultural users, </text:span><text:span text:style-name="T4">indicated that there was a strong demand for similar, even more selective, hormone weedkiller.</text:span><text:span text:style-name="T4"><text:note text:id="ftn3" text:note-class="footnote"><text:note-citation>3</text:note-citation><text:note-body><text:p text:style-name="P150">Bradbury, McCarthy and Suckling, “Patterns of Innovation Part III – The bipyridyl herbicides, <text:span text:style-name="T202">Chemistry and Industry</text:span><text:span text:style-name="T212">, 4 March 1972</text:span>, p195; </text:p></text:note-body></text:note></text:span><text:span text:style-name="T4"> </text:span><text:span text:style-name="T4"><office:annotation><dc:creator>Unknown Author</dc:creator><dc:date>2014-02-14T13:55:48</dc:date><text:list text:continue-numbering="true" text:style-name=""><text:list-item><text:p text:style-name="P352"><text:span text:style-name="T385">I can't tell from my source whether this is a survey of agricultural users, but I suspect it might be. Maybe the Catalyst archives?</text:span></text:p></text:list-item></text:list></office:annotation></text:span></text:p>
      <text:p text:style-name="P10"/>
      <text:p text:style-name="P91"><text:span text:style-name="T143">If </text:span><text:span text:style-name="T144">ICI</text:span><text:span text:style-name="T143"> had prioritised this revealed demand for similar, more narrowly selective weedkillers, they would not have developed paraquat as a herbicide, which was neither of these things.</text:span><text:span text:style-name="T4"> Carrying out market surveys to guide product development can be helpful, but companies are also very effective at creating and promoting new uses that their customers had not considered.</text:span><text:span text:style-name="T4"><text:note text:id="ftn4" text:note-class="footnote"><text:note-citation>4</text:note-citation><text:note-body><text:p text:style-name="Footnote"/></text:note-body></text:note></text:span><text:span text:style-name="T4"> </text:span><text:span text:style-name="T143">As ICI were in tune with the problems that growers faced in agriculture they could create effective solutions that were ultimately embraced by users who identified that this product had been developed with their situation in mind</text:span><text:span text:style-name="T4">. </text:span></text:p>
      <text:p text:style-name="P259"/>
      <text:p text:style-name="P91"><text:span text:style-name="T144">One person in particular has been identified as weaving together the problem scenarios and the particular qualities of paraquat. </text:span><text:span text:style-name="T4">Chemist William (Bill) Boon viewed inactivation </text:span><text:span text:style-name="T144">by soil </text:span><text:span text:style-name="T4">as a useful property and persuaded his reluctant colleagues that paraquat was worth developing </text:span><text:span text:style-name="T144">as part of a completely new method of farming</text:span><text:span text:style-name="T4">. Bradbury </text:span><text:span text:style-name="T207">et al</text:span><text:span text:style-name="T4"> identified Boon as the 'product champion' </text:span><text:span text:style-name="T47">u</text:span><text:span text:style-name="T4">sing Schon's dissection of successful innovation.</text:span><text:span text:style-name="T4"><text:note text:id="ftn5" text:note-class="footnote"><text:note-citation>5</text:note-citation><text:note-body><text:p text:style-name="P237">Bradbury, McCarthy and Suckling, “Patterns of Innovation Part III – The bipyridyl herbicides, <text:span text:style-name="T202">Chemistry and Industry</text:span><text:span text:style-name="T212">, 4 March 1972</text:span>,</text:p></text:note-body></text:note></text:span><text:span text:style-name="T4"> </text:span><text:span text:style-name="T154">Schon described the champion as 'willing to put himself on the line for an idea of doubtful success... he is capable of using any and every means of informal sales and pressure in order to succeed'. </text:span><text:span text:style-name="T155">Without a champion, the idea would fail as the person in this role works to overcome resistance within the organisation.</text:span><text:span text:style-name="T154"><text:note text:id="ftn175" text:note-class="footnote"><text:note-citation>6</text:note-citation><text:note-body><text:p text:style-name="P216">DA Schon, 1963, "Champions for Radical New Inventions", Harvard Business Review <text:span text:style-name="T340">pp77-86,</text:span> p84</text:p></text:note-body></text:note></text:span><text:span text:style-name="T4">As champion for the </text:span><text:soft-page-break/><text:span text:style-name="T4">bipyridyl herbicides, previously involved in successful development of manufacturing processes for Mepacrine (an antimalarial drug) and penicillin, eventually appointed head of research at PPL, medal winner and Fellow of the Royal Society, Boon emerges as the only visible researcher in the stories of paraquat </text:span><text:span text:style-name="T48">written into</text:span><text:span text:style-name="T4"> company histories,</text:span><text:span text:style-name="T4"><text:note text:id="ftn6" text:note-class="footnote"><text:note-citation>7</text:note-citation><text:note-body><text:p text:style-name="P151">Kennedy <text:span text:style-name="T251">1993 </text:span><text:span text:style-name="T202">ICI: The Company That Changed Our Lives</text:span>; Reade<text:span text:style-name="T251">r, 1970, </text:span><text:span text:style-name="T204">Imperial Chemical Industries A History</text:span><text:span text:style-name="T251">, Vol 2</text:span> </text:p></text:note-body></text:note></text:span><text:span text:style-name="T4"> </text:span><text:span text:style-name="T48">and </text:span><text:span text:style-name="T4">even in accounts written by members of ICI </text:span><text:span text:style-name="T48">his name dominates.</text:span><text:span text:style-name="T4"><text:note text:id="ftn7" text:note-class="footnote"><text:note-citation>8</text:note-citation><text:note-body><text:p text:style-name="P152">Bradbury <text:span text:style-name="T204">et al</text:span><text:span text:style-name="T251"> </text:span><text:span text:style-name="T214">1972</text:span>; Wain, <text:span text:style-name="T212">“</text:span><text:span text:style-name="T256">William Robert Boon. 20 March 1911-28 October 1994”</text:span><text:span text:style-name="T254"> Biographical Memoirs of Fellows of the Royal Society</text:span><text:span text:style-name="T252">, Vol. 43 (Nov., 1997), pp. 134-141 </text:span></text:p></text:note-body></text:note></text:span><text:span text:style-name="T4"> Boon retired from ICI in 1973, and apart from the </text:span><text:span text:style-name="T49">material</text:span><text:span text:style-name="T4"> Kennedy </text:span><text:span text:style-name="T49">presents from her interview with the scientist,</text:span><text:span text:style-name="T4"><text:note text:id="ftn8" text:note-class="footnote"><text:note-citation>9</text:note-citation><text:note-body><text:p text:style-name="P153">Kennedy<text:span text:style-name="T202">, </text:span><text:span text:style-name="T214">p136, p143-148.</text:span></text:p></text:note-body></text:note></text:span><text:span text:style-name="T4"> little can be gleaned about his thoughts on paraquat after it left the laboratory bench.</text:span><text:span text:style-name="T4"><office:annotation><dc:creator>Unknown Author</dc:creator><dc:date>2014-01-31T14:42:29</dc:date><text:p><text:span text:style-name="T383">**unless it comes up in the Catalyst archives, Bradbury's other paper or the 1982 thesis** </text:span></text:p></office:annotation></text:span><text:span text:style-name="T4"> This is a shame, because once in the hands of users paraquat gained a reputation as a 'killer chemical'</text:span><text:span text:style-name="T4"><text:note text:id="ftn9" text:note-class="footnote"><text:note-citation>10</text:note-citation><text:note-body><text:p text:style-name="P154">“Killer chemical goes on Poisons List” DM 09.09.68, p6; “Menace of the weedkiller” DM, 11.05.72, p19; “The killer inside the bottle” DM 08.07.72 p20; “Should this killer be allowed?” DM, 30.08.72, p6</text:p></text:note-body></text:note></text:span><text:span text:style-name="T4"> and the tension that resulted from the desire to protect people from harm, yet keep an extremely effective herbicide available for use is the central story of this chapter. </text:span></text:p>
      <text:p text:style-name="P1"/>
      <text:p text:style-name="P42">Company history</text:p>
      <text:p text:style-name="P54"><text:span text:style-name="T12">In order to understand paraquat</text:span><text:span text:style-name="T18">'</text:span><text:span text:style-name="T12">s development, several divisions of ICI need to be introduced. Reader and Kennedy have written extensively on the general company history and I will draw on their work in this much briefer sketch. </text:span><text:span text:style-name="T10">ICI entered agrochemistry through nitrogenous fertilisers, which were produced at </text:span><text:span text:style-name="T12">their </text:span><text:span text:style-name="T10">Billingham </text:span><text:span text:style-name="T12">plant</text:span><text:span text:style-name="T10">. </text:span><text:span text:style-name="T12">Ammonium nitrate was certainly not in short supply, nationally or globally, and i</text:span><text:span text:style-name="T10">n </text:span><text:span text:style-name="T11">1927 as part of</text:span><text:span text:style-name="T10"> efforts to shift their products, ICI bought </text:span><text:span text:style-name="T14">a </text:span><text:span text:style-name="T10">farm, </text:span><text:span text:style-name="T14">Jealott's Hill,</text:span><text:span text:style-name="T10"> near Maidenhead </text:span><text:span text:style-name="T11">which they set up </text:span><text:span text:style-name="T10">as a propaganda centre. </text:span><text:span text:style-name="T12">Jealott's Hill was a combined research, development and showcase site,</text:span><text:span text:style-name="T10"> where they would test products, develop routines of grassland fertiliser application for p</text:span><text:span text:style-name="T7">asture </text:span><text:span text:style-name="T9">maintenance</text:span><text:span text:style-name="T7">, </text:span><text:span text:style-name="T10">as well as act as an </text:span><text:span text:style-name="T18">educational and </text:span><text:span text:style-name="T10">inspirational hub for their salesmen, </text:span><text:span text:style-name="T11">known as 'agricultural advisors'</text:span><text:span text:style-name="T10">. </text:span><text:span text:style-name="T18">They made efforts for this research centre to be respected by government research farms, like Rothampstead, and to be taken seriously rather than simply a promotional vehicle for ICI products. </text:span><text:span text:style-name="T10">This was part of a successful, long term plan to sell direct to </text:span><text:span text:style-name="T14">the users of their chemicals</text:span><text:span text:style-name="T10">, </text:span><text:span text:style-name="T14">farmers,</text:span><text:span text:style-name="T10"> rather than go through corn merchants, who</text:span><text:span text:style-name="T144">m</text:span><text:span text:style-name="T10"> ICI could not rely upon to always promote their products above others.</text:span><text:span text:style-name="T10"><text:note text:id="ftn10" text:note-class="footnote"><text:note-citation>11</text:note-citation><text:note-body><text:p text:style-name="P93">Reader, <text:s/><text:span text:style-name="T227">p103-106</text:span></text:p></text:note-body></text:note></text:span><text:span text:style-name="T10"> </text:span><text:span text:style-name="T14">This attention to users is perhaps surprising for a chemical company who were 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p>
      <text:p text:style-name="P3"/>
      <text:p text:style-name="P52"><text:span text:style-name="T10">G</text:span><text:span text:style-name="T7">rass feeding and silage were areas that ICI had been very active in since the 1930s, when they were building up their fertiliser sales, </text:span><text:span text:style-name="T50">and developing a network to sell</text:span><text:span text:style-name="T7"> direct to farmers. </text:span><text:span text:style-name="T50">ICI</text:span><text:span text:style-name="T7"> work</text:span><text:span text:style-name="T50">ed</text:span><text:span text:style-name="T7"> out methods using caustic soda </text:span><text:span text:style-name="T58">(manufactured by ICI)</text:span><text:span text:style-name="T7"> to break down straw, </text:span><text:span text:style-name="T50">creating a</text:span><text:span text:style-name="T7"> starchy feed </text:span><text:span text:style-name="T50">that could </text:span><text:span text:style-name="T7">supplem</text:span><text:span text:style-name="T18">ent</text:span><text:span text:style-name="T7"> </text:span><text:span text:style-name="T50">a diet of </text:span><text:span text:style-name="T7">dried grass </text:span><text:span text:style-name="T58">for cattle</text:span><text:span text:style-name="T7">. </text:span><text:span text:style-name="T50">The company also cultivated contacts in government, which enhanced the visibility of their research and </text:span><text:span text:style-name="T7">lobb</text:span><text:span text:style-name="T50">ied</text:span><text:span text:style-name="T7"> the Ministry of Agriculture </text:span><text:span text:style-name="T8">to promote their progressive, </text:span><text:span text:style-name="T11">intensive</text:span><text:span text:style-name="T8"> methods (dependent on ICI chemicals) to farmers more widely</text:span><text:span text:style-name="T7">.</text:span><text:span text:style-name="T7"><text:note text:id="ftn11" text:note-class="footnote"><text:note-citation>12</text:note-citation><text:note-body><text:p text:style-name="P92">Reader, p282-285.</text:p></text:note-body></text:note></text:span><text:span text:style-name="T7"> </text:span></text:p>
      <text:p text:style-name="P4"/>
      <text:p text:style-name="P66"><text:span text:style-name="T13">In 1937, ICI joined forces with Cooper McDougal and Robinson, a chemical company who had expertise in crop protection, that is to say pesticides and herbicides. This </text:span><text:span text:style-name="T58">complemented ICI's crop production business and gave more scope for the chemicals synthesised in their research groups to </text:span><text:soft-page-break/><text:span text:style-name="T58">be applied. The</text:span><text:span text:style-name="T13">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4">hen intense work started on the </text:span><text:span text:style-name="T6">ammonium </text:span><text:span text:style-name="T4">quaternary salts that would yield paraquat and the closely related diquat, Plant Protection Limited was jointly owned by ICI and Cooper McDougal and Robinson but changes would take place before any products reached the market.</text:span><text:span text:style-name="T4"><text:note text:id="ftn12" text:note-class="footnote"><text:note-citation>13</text:note-citation><text:note-body><text:p text:style-name="P155"><text:span text:style-name="T300">ed. FC Peacock, </text:span><text:span text:style-name="T202">Jealott's Hill </text:span><text:span text:style-name="T205">Fifty years of Agricultural Research 1928 – 1978</text:span><text:span text:style-name="T259">, (1978), p</text:span></text:p></text:note-body></text:note></text:span><text:span text:style-name="T4"> </text:span></text:p>
      <text:p text:style-name="P4"/>
      <text:p text:style-name="P51"><text:span text:style-name="T13">The other divisions that </text:span><text:span text:style-name="T18">should be</text:span><text:span text:style-name="T13"> introduced before going further are ICI's Dyestuffs, and General Chemica</text:span><text:span text:style-name="T15">l</text:span><text:span text:style-name="T13">s, </text:span><text:span text:style-name="T4">respectively based in Blackley in Lancashire and at Runcorn in Cheshire. </text:span><text:span text:style-name="T13">Dyestuffs</text:span><text:span text:style-name="T4"> </text:span><text:span text:style-name="T13">was ICI's main organic chemistry section, where new chemicals were synthesised. <text:s/></text:span><text:span text:style-name="T19">T</text:span><text:span text:style-name="T13">his </text:span><text:span text:style-name="T19">was a </text:span><text:span text:style-name="T13">dynamic research division, </text:span><text:span text:style-name="T19">with a high proportion of its members fresh out of university, enthusiastic, creative and skilled in modern chemical techniques, who were under the guidance, </text:span><text:span text:style-name="T20">and at times, protection,</text:span><text:span text:style-name="T19"> of an experienced and market savvy management</text:span><text:span text:style-name="T15">.</text:span><text:span text:style-name="T15"><text:note text:id="ftn13" text:note-class="footnote"><text:note-citation>14</text:note-citation><text:note-body><text:p text:style-name="P148"><text:span text:style-name="T233">Quirke, 2005</text:span><text:span text:style-name="T267"> </text:span><text:span text:style-name="T333">'From evidence to market: Alfred Spinks' 1953 survey of fields for pharmacological research, and the origins of ICI's cardiovascular programme', in V. Berridge and K. Loughlin (eds),</text:span><text:span text:style-name="T334">Medicine, the market and the mass media: producing health in the twentieth century</text:span><text:span text:style-name="T333">(London: Routledge, 2005), pp. 146-71</text:span><text:span text:style-name="T269"> </text:span></text:p></text:note-body></text:note></text:span><text:span text:style-name="T15"> </text:span><text:span text:style-name="T18">When newly synthesised chemicals were screened, if they showed pesticidal activity they</text:span><text:span text:style-name="T13"> </text:span><text:span text:style-name="T4">were sent for field testing and development at the Plant Protection facilities. The geographic separation of chemists from the biologists and agriculturalists </text:span><text:span text:style-name="T15">no doubt </text:span><text:span text:style-name="T4">slowed exchanges and in 1954 a team of five chemists, including William Boon, moved south to be permanently based at Jealott's Hill.</text:span><text:span text:style-name="T4"><text:note text:id="ftn14" text:note-class="footnote"><text:note-citation>15</text:note-citation><text:note-body><text:p text:style-name="P95">Jealott's Hill 50 Years</text:p></text:note-body></text:note></text:span><text:span text:style-name="T4"> </text:span><text:span text:style-name="T18">Th</text:span><text:span text:style-name="T20">is was not the only movement of chemists from the</text:span><text:span text:style-name="T18"> Dyestuffs group; </text:span><text:span text:style-name="T20">at about this same time the Pharmaceutical Division were preparing to fledge having been set up within the group </text:span><text:span text:style-name="T19">in 1944. </text:span><text:span text:style-name="T22">It </text:span><text:span text:style-name="T19">had been gaining strength, </text:span><text:span text:style-name="T20">but remain</text:span><text:span text:style-name="T22">ed</text:span><text:span text:style-name="T20"> under the control of Dyestuffs </text:span><text:span text:style-name="T19">until 1957 </text:span><text:span text:style-name="T20">when it </text:span><text:span text:style-name="T19">mov</text:span><text:span text:style-name="T20">ed</text:span><text:span text:style-name="T19"> to the newly created Alderley Park site.</text:span><text:span text:style-name="T19"><text:note text:id="ftn15" text:note-class="footnote"><text:note-citation>16</text:note-citation><text:note-body><text:p text:style-name="P94">Quirke 2005, p150.</text:p></text:note-body></text:note></text:span><text:span text:style-name="T19"> </text:span><text:span text:style-name="T4">Perhaps </text:span><text:span text:style-name="T21">all the preparations for change in the company, as well as the geographic distance</text:span><text:span text:style-name="T4"> </text:span><text:span text:style-name="T21">between synthetic chemists and farm testing, </text:span><text:span text:style-name="T4">contributed to the delay between the discovery of herbicidal action, and the development of commercial products.</text:span><text:span text:style-name="T22"> </text:span><text:span text:style-name="T22"><office:annotation><dc:creator>Unknown Author</dc:creator><dc:date>2014-02-10T09:54:35</dc:date><text:p><text:span text:style-name="T385">Or maybe development was on hold while the 1958 market survey mentioned earlier was in progress? Perhaps the Catalyst archives will help here.</text:span></text:p></office:annotation></text:span><text:span text:style-name="T4"> </text:span></text:p>
      <text:p text:style-name="P42"/>
      <text:p text:style-name="P2"><text:span text:style-name="T211">Introduce </text:span>General Chemicals, or Mond division <text:span text:style-name="T211">so that when they are mentioned later re. Bradbury it makes more sense. </text:span><text:s/></text:p>
      <text:p text:style-name="P42"/>
      <text:p text:style-name="Standard"><text:span text:style-name="T4">In 1959, the year that the first 50lb batch paraquat was made, it was evident that the crop protection business was losing money and 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4"><text:note text:id="ftn16" text:note-class="footnote"><text:note-citation>17</text:note-citation><text:note-body><text:p text:style-name="P155"><text:span text:style-name="T300">ed. FC Peacock, </text:span><text:span text:style-name="T202">Jealott's Hill </text:span><text:span text:style-name="T205">Fifty years of Agricultural Research 1928 – 1978</text:span><text:span text:style-name="T259">, (1978), p8.</text:span></text:p></text:note-body></text:note></text:span></text:p>
      <text:p text:style-name="P42"/>
      <text:p text:style-name="P56"><text:span text:style-name="T4">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4"><text:note text:id="ftn17" text:note-class="footnote"><text:note-citation>18</text:note-citation><text:note-body><text:p text:style-name="P156">Kennedy, p146</text:p></text:note-body></text:note></text:span><text:span text:style-name="T4"> Bradbury describes Plant Protection as able to call directly on Mond for help to make paraquat, although he </text:span><text:span text:style-name="T59">does not</text:span><text:span text:style-name="T4"> say why they did not do this for diquat, which although no-one at PPL could formally direct research to be carried out elsewhere, </text:span><text:span text:style-name="T21">diquat </text:span><text:span text:style-name="T4">was apparently such a beguiling chemical problems that the</text:span><text:span text:style-name="T21"> </text:span><text:span text:style-name="T4">project </text:span><text:span text:style-name="T21">was </text:span><text:span text:style-name="T4">researched at multiple international locations.</text:span><text:span text:style-name="T4"><text:note text:id="ftn18" text:note-class="footnote"><text:note-citation>19</text:note-citation><text:note-body><text:p text:style-name="P157">Bradbury <text:span text:style-name="T202">et al </text:span></text:p></text:note-body></text:note></text:span><text:span text:style-name="T4"> Paraquat was different as researchers and engineers at one </text:span><text:soft-page-break/><text:span text:style-name="T4">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4"><text:note text:id="ftn19" text:note-class="footnote"><text:note-citation>20</text:note-citation><text:note-body><text:p text:style-name="P158">Wain, 1994, p140</text:p></text:note-body></text:note></text:span><text:span text:style-name="T4"><office:annotation><dc:creator>Unknown Author</dc:creator><dc:date>2014-01-31T14:43:21</dc:date><text:p><text:span text:style-name="T383">**Maybe the other Bradbury article on processes will say something more about why these diquat and paraquat dev paths were separated in this way, from Kennedy book I got the impression they were linked**</text:span></text:p></office:annotation></text:span><text:span text:style-name="T4">The financially viable process was also </text:span><text:span text:style-name="T59">“so complex that it assured a virtual monopoly of manufacture”</text:span><text:span text:style-name="T4">.</text:span><text:span text:style-name="T4"><text:note text:id="ftn20" text:note-class="footnote"><text:note-citation>21</text:note-citation><text:note-body><text:p text:style-name="P159">Kennedy, p146</text:p></text:note-body></text:note></text:span><text:span text:style-name="T4"> </text:span><text:span text:style-name="T4"><office:annotation><dc:creator>Unknown Author</dc:creator><dc:date>2014-01-31T14:43:33</dc:date><text:p><text:span text:style-name="T383">**find patent details to back this up**</text:span></text:p></office:annotation></text:span></text:p>
      <text:p text:style-name="P42"/>
      <text:p text:style-name="Standard"><text:span text:style-name="T4">Th</text:span><text:span text:style-name="T50">e</text:span><text:span text:style-name="T4"> </text:span><text:span text:style-name="T50">timeline</text:span><text:span text:style-name="T4"> of paraquat </text:span><text:span text:style-name="T59">development</text:span><text:span text:style-name="T4"> </text:span><text:span text:style-name="T23">(Table 1)</text:span><text:span text:style-name="T4"> shows that it was very early on in trials that the company started to widely promote paraquat as Gramoxone, with promotional stories appearing in agricultural news from August 1962,</text:span><text:span text:style-name="T4"><text:note text:id="ftn21" text:note-class="footnote"><text:note-citation>22</text:note-citation><text:note-body><text:p text:style-name="P160">“Improved Type of Weed Killer” The Times, 23.08.62, p10.; “Farewell to the plough” Daily Mail, 29.08.62</text:p></text:note-body></text:note></text:span><text:span text:style-name="T4"> and that even Weedol was on the market in 1965 before an efficient manufacturing method was fully in their grasp. They must have been very confident that there was enough demand for their products, or that the</text:span><text:span text:style-name="T145">y could generate the</text:span><text:span text:style-name="T4"> demand, to go ahead product with development and to continue investing in improving the manufacturing process. </text:span><text:span text:style-name="T145">Publicly staking out the potential for the herbicide in this way would also help to establish ICI's priority and corner the market for any similar products from would-be competitors. </text:span></text:p>
      <text:p text:style-name="P42"/>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239">Date</text:p>
            </table:table-cell>
            <table:table-cell table:style-name="ICItimeline.A1" office:value-type="string">
              <text:p text:style-name="P240">Regulation/context</text:p>
            </table:table-cell>
            <table:table-cell table:style-name="ICItimeline.A1" office:value-type="string">
              <text:p text:style-name="P241">ICI Activity</text:p>
            </table:table-cell>
            <table:table-cell table:style-name="ICItimeline.D1" office:value-type="string">
              <text:p text:style-name="P242">Paraquat Event</text:p>
            </table:table-cell>
          </table:table-row>
        </table:table-header-rows>
        <table:table-row>
          <table:table-cell table:style-name="ICItimeline.A2" office:value-type="string">
            <text:p text:style-name="P243">1883</text:p>
          </table:table-cell>
          <table:table-cell table:style-name="ICItimeline.A2" office:value-type="string">
            <text:p text:style-name="P244"/>
          </table:table-cell>
          <table:table-cell table:style-name="ICItimeline.A2" office:value-type="string">
            <text:p text:style-name="P244"/>
          </table:table-cell>
          <table:table-cell table:style-name="ICItimeline.D2" office:value-type="string">
            <text:p text:style-name="P243">Paraquat first synthesised, used as redox indicator (not ICI)</text:p>
          </table:table-cell>
        </table:table-row>
        <table:table-row>
          <table:table-cell table:style-name="ICItimeline.A2" office:value-type="string">
            <text:p text:style-name="P253">1908</text:p>
          </table:table-cell>
          <table:table-cell table:style-name="ICItimeline.A2" office:value-type="string">
            <text:p text:style-name="P253">National Farmers Union est.</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7">1924</text:p>
          </table:table-cell>
          <table:table-cell table:style-name="ICItimeline.A2" office:value-type="string">
            <text:p text:style-name="P247">Labelling of Poisons Order</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4">1927</text:p>
          </table:table-cell>
          <table:table-cell table:style-name="ICItimeline.A2" office:value-type="string">
            <text:p text:style-name="P244"/>
          </table:table-cell>
          <table:table-cell table:style-name="ICItimeline.A2" office:value-type="string">
            <text:p text:style-name="P244"><text:span text:style-name="T229">ICI b</text:span>ought Jealott's Hill <text:span text:style-name="T229">farm</text:span>, set up propaganda unit</text:p>
          </table:table-cell>
          <table:table-cell table:style-name="ICItimeline.D2" office:value-type="string">
            <text:p text:style-name="P244"/>
          </table:table-cell>
        </table:table-row>
        <table:table-row>
          <table:table-cell table:style-name="ICItimeline.A2" office:value-type="string">
            <text:p text:style-name="P254">1933</text:p>
          </table:table-cell>
          <table:table-cell table:style-name="ICItimeline.A2" office:value-type="string">
            <text:p text:style-name="P254">Pharmacy and Poisons Act, est of Poisons Board</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4">1937</text:p>
          </table:table-cell>
          <table:table-cell table:style-name="ICItimeline.A2" office:value-type="string">
            <text:p text:style-name="P244"/>
          </table:table-cell>
          <table:table-cell table:style-name="ICItimeline.A2" office:value-type="string">
            <text:p text:style-name="P244">Formed Plant Protection Limited with Cooper McDougal and Robinson</text:p>
          </table:table-cell>
          <table:table-cell table:style-name="ICItimeline.D2" office:value-type="string">
            <text:p text:style-name="P244"/>
          </table:table-cell>
        </table:table-row>
        <table:table-row>
          <table:table-cell table:style-name="ICItimeline.A2" office:value-type="string">
            <text:p text:style-name="P247">194<text:span text:style-name="T339">2</text:span></text:p>
          </table:table-cell>
          <table:table-cell table:style-name="ICItimeline.A2" office:value-type="string">
            <text:p text:style-name="P247"><text:span text:style-name="T339">Control of nitrites and chlorates under Substances that could be used for sabotage</text:span> </text:p>
          </table:table-cell>
          <table:table-cell table:style-name="ICItimeline.A2" office:value-type="string">
            <text:p text:style-name="P245"/>
          </table:table-cell>
          <table:table-cell table:style-name="ICItimeline.D2" office:value-type="string">
            <text:p text:style-name="P246"/>
          </table:table-cell>
        </table:table-row>
        <table:table-row>
          <table:table-cell table:style-name="ICItimeline.A2" office:value-type="string">
            <text:p text:style-name="P244">1947</text:p>
          </table:table-cell>
          <table:table-cell table:style-name="ICItimeline.A2" office:value-type="string">
            <text:p text:style-name="P245"/>
          </table:table-cell>
          <table:table-cell table:style-name="ICItimeline.A2" office:value-type="string">
            <text:p text:style-name="P245">Fernhurst bought as new PPL site</text:p>
          </table:table-cell>
          <table:table-cell table:style-name="ICItimeline.D2" office:value-type="string">
            <text:p text:style-name="P246">Herbicidal activity discovered <text:span text:style-name="T237">at ICI</text:span></text:p>
          </table:table-cell>
        </table:table-row>
        <table:table-row>
          <table:table-cell table:style-name="ICItimeline.A2" office:value-type="string">
            <text:p text:style-name="P256">1952</text:p>
          </table:table-cell>
          <table:table-cell table:style-name="ICItimeline.A2" office:value-type="string">
            <text:p text:style-name="P256">Agriculture (poisonous substances) Act</text:p>
          </table:table-cell>
          <table:table-cell table:style-name="ICItimeline.A2" office:value-type="string">
            <text:p text:style-name="P244"/>
          </table:table-cell>
          <table:table-cell table:style-name="ICItimeline.D2" office:value-type="string">
            <text:p text:style-name="P244"/>
          </table:table-cell>
        </table:table-row>
        <table:table-row>
          <table:table-cell table:style-name="ICItimeline.A2" office:value-type="string">
            <text:p text:style-name="P244">1954</text:p>
          </table:table-cell>
          <table:table-cell table:style-name="ICItimeline.A2" office:value-type="string">
            <text:p text:style-name="P244"/>
          </table:table-cell>
          <table:table-cell table:style-name="ICItimeline.A2" office:value-type="string">
            <text:p text:style-name="P244"/>
          </table:table-cell>
          <table:table-cell table:style-name="ICItimeline.D2" office:value-type="string">
            <text:p text:style-name="P244">Boon and others moved from Dyestuffs at Blackley to Jealott's Hill</text:p>
          </table:table-cell>
        </table:table-row>
        <table:table-row>
          <table:table-cell table:style-name="ICItimeline.A2" office:value-type="string">
            <text:p text:style-name="P251">1956</text:p>
          </table:table-cell>
          <table:table-cell table:style-name="ICItimeline.A2" office:value-type="string">
            <text:p text:style-name="P251">Agriculture (Safety, Health and Welfare Provisions) Act </text:p>
          </table:table-cell>
          <table:table-cell table:style-name="ICItimeline.A2" office:value-type="string">
            <text:p text:style-name="P248"/>
          </table:table-cell>
          <table:table-cell table:style-name="ICItimeline.D2" office:value-type="string">
            <text:p text:style-name="P248"/>
          </table:table-cell>
        </table:table-row>
        <table:table-row>
          <table:table-cell table:style-name="ICItimeline.A2" office:value-type="string">
            <text:p text:style-name="P248">1957</text:p>
          </table:table-cell>
          <table:table-cell table:style-name="ICItimeline.A2" office:value-type="string">
            <text:p text:style-name="P252"><text:span text:style-name="T374">Pesticides Safety Precautionary Scheme; </text:span>Consumers Association (Assocn for Consumer Research Ltd) </text:p>
          </table:table-cell>
          <table:table-cell table:style-name="ICItimeline.A2" office:value-type="string">
            <text:p text:style-name="P248">Alderley Park opens and Pharmaceutical Division moves there, independent</text:p>
          </table:table-cell>
          <table:table-cell table:style-name="ICItimeline.D2" office:value-type="string">
            <text:p text:style-name="P248"/>
          </table:table-cell>
        </table:table-row>
        <table:table-row>
          <table:table-cell table:style-name="ICItimeline.A2" office:value-type="string">
            <text:p text:style-name="P244">1959</text:p>
          </table:table-cell>
          <table:table-cell table:style-name="ICItimeline.A2" office:value-type="string">
            <text:p text:style-name="P245"/>
          </table:table-cell>
          <table:table-cell table:style-name="ICItimeline.A2" office:value-type="string">
            <text:p text:style-name="P245">PPL losing money, became wholly owned by ICI, restructure of PPL</text:p>
          </table:table-cell>
          <table:table-cell table:style-name="ICItimeline.D2" office:value-type="string">
            <text:p text:style-name="P244"/>
          </table:table-cell>
        </table:table-row>
        <table:table-row>
          <table:table-cell table:style-name="ICItimeline.A2" office:value-type="string">
            <text:p text:style-name="P244">1961</text:p>
          </table:table-cell>
          <table:table-cell table:style-name="ICItimeline.A2" office:value-type="string">
            <text:p text:style-name="P244"/>
          </table:table-cell>
          <table:table-cell table:style-name="ICItimeline.A2" office:value-type="string">
            <text:p text:style-name="P244"/>
          </table:table-cell>
          <table:table-cell table:style-name="ICItimeline.D2" office:value-type="string">
            <text:p text:style-name="P244">Paraquat pioneer production plant</text:p>
          </table:table-cell>
        </table:table-row>
        <table:table-row>
          <table:table-cell table:style-name="ICItimeline.A2" office:value-type="string">
            <text:p text:style-name="P244">1962</text:p>
          </table:table-cell>
          <table:table-cell table:style-name="ICItimeline.A2" office:value-type="string">
            <text:p text:style-name="P253">Silent Spring published</text:p>
          </table:table-cell>
          <table:table-cell table:style-name="ICItimeline.A2" office:value-type="string">
            <text:p text:style-name="P244"/>
          </table:table-cell>
          <table:table-cell table:style-name="ICItimeline.D2" office:value-type="string">
            <text:p text:style-name="P244">Second production plant for paraquat, Gramoxone enter<text:span text:style-name="T260">s</text:span> agricultural market</text:p>
          </table:table-cell>
        </table:table-row>
        <table:table-row>
          <table:table-cell table:style-name="ICItimeline.A2" office:value-type="string">
            <text:p text:style-name="P244">1965</text:p>
          </table:table-cell>
          <table:table-cell table:style-name="ICItimeline.A2" office:value-type="string">
            <text:p text:style-name="P251">Chemicals for the Gardener v2</text:p>
          </table:table-cell>
          <table:table-cell table:style-name="ICItimeline.A2" office:value-type="string">
            <text:p text:style-name="P244"/>
          </table:table-cell>
          <table:table-cell table:style-name="ICItimeline.D2" office:value-type="string">
            <text:p text:style-name="P244">Weedol enters domestic market</text:p>
          </table:table-cell>
        </table:table-row>
        <table:table-row>
          <table:table-cell table:style-name="ICItimeline.A2" office:value-type="string">
            <text:p text:style-name="P244">1966</text:p>
          </table:table-cell>
          <table:table-cell table:style-name="ICItimeline.A2" office:value-type="string">
            <text:p text:style-name="P244"/>
          </table:table-cell>
          <table:table-cell table:style-name="ICItimeline.A2" office:value-type="string">
            <text:p text:style-name="P244"/>
          </table:table-cell>
          <table:table-cell table:style-name="ICItimeline.D2" office:value-type="string">
            <text:p text:style-name="P244">First paraquat related deaths recorded</text:p>
          </table:table-cell>
        </table:table-row>
        <table:table-row>
          <table:table-cell table:style-name="ICItimeline.A2" office:value-type="string">
            <text:p text:style-name="P249">1967</text:p>
          </table:table-cell>
          <table:table-cell table:style-name="ICItimeline.A2" office:value-type="string">
            <text:p text:style-name="P253">Farm and Garden Chemicals Act passed (not in force until 1973)</text:p>
          </table:table-cell>
          <table:table-cell table:style-name="ICItimeline.A2" office:value-type="string">
            <text:p text:style-name="P249"/>
          </table:table-cell>
          <table:table-cell table:style-name="ICItimeline.D2" office:value-type="string">
            <text:p text:style-name="P249">PPL gains Queens Award for export activities, mainly due to paraquat </text:p>
          </table:table-cell>
        </table:table-row>
        <table:table-row>
          <table:table-cell table:style-name="ICItimeline.A2" office:value-type="string">
            <text:p text:style-name="P244">1968</text:p>
          </table:table-cell>
          <table:table-cell table:style-name="ICItimeline.A2" office:value-type="string">
            <text:p text:style-name="P244"/>
          </table:table-cell>
          <table:table-cell table:style-name="ICItimeline.A2" office:value-type="string">
            <text:p text:style-name="P244"/>
          </table:table-cell>
          <table:table-cell table:style-name="ICItimeline.D2" office:value-type="string">
            <text:p text:style-name="P244">Improved production plant, <text:span text:style-name="T230">1st</text:span> paraquat deaths reported in <text:span text:style-name="T260">mainstream media,</text:span> <text:span text:style-name="T238">added to Poisons List</text:span></text:p>
          </table:table-cell>
        </table:table-row>
        <table:table-row>
          <table:table-cell table:style-name="ICItimeline.A2" office:value-type="string">
            <text:p text:style-name="P254">1972</text:p>
          </table:table-cell>
          <table:table-cell table:style-name="ICItimeline.A2" office:value-type="string">
            <text:p text:style-name="P254">Poisons Act, Poisons Board cont.</text:p>
          </table:table-cell>
          <table:table-cell table:style-name="ICItimeline.A2" office:value-type="string">
            <text:p text:style-name="P249"/>
          </table:table-cell>
          <table:table-cell table:style-name="ICItimeline.D2" office:value-type="string">
            <text:p text:style-name="P249"/>
          </table:table-cell>
        </table:table-row>
        <table:table-row>
          <table:table-cell table:style-name="ICItimeline.A2" office:value-type="string">
            <text:p text:style-name="P249">1973</text:p>
          </table:table-cell>
          <table:table-cell table:style-name="ICItimeline.A2" office:value-type="string">
            <text:p text:style-name="P255">oil crisis; Economic recession until 1975</text:p>
          </table:table-cell>
          <table:table-cell table:style-name="ICItimeline.A2" office:value-type="string">
            <text:p text:style-name="P249"/>
          </table:table-cell>
          <table:table-cell table:style-name="ICItimeline.D2" office:value-type="string">
            <text:p text:style-name="P249">Patent expires, <text:span text:style-name="T238">but ICI remain only producer in UK</text:span></text:p>
          </table:table-cell>
        </table:table-row>
        <table:table-row>
          <table:table-cell table:style-name="ICItimeline.A2" office:value-type="string">
            <text:p text:style-name="P249">1974 </text:p>
          </table:table-cell>
          <table:table-cell table:style-name="ICItimeline.A2" office:value-type="string">
            <text:p text:style-name="P251">Health and Safety at Work Act, Health and Safety Commission established; <text:span text:style-name="T373">Control of Pollution </text:span><text:soft-page-break/><text:span text:style-name="T373">Act</text:span></text:p>
          </table:table-cell>
          <table:table-cell table:style-name="ICItimeline.A2" office:value-type="string">
            <text:p text:style-name="P249"/>
          </table:table-cell>
          <table:table-cell table:style-name="ICItimeline.D2" office:value-type="string">
            <text:p text:style-name="P249"><text:span text:style-name="T260">Stricter rules for poisons sales, </text:span>Stenching agent added to Gramoxone</text:p>
          </table:table-cell>
        </table:table-row>
        <table:table-row>
          <table:table-cell table:style-name="ICItimeline.A2" office:value-type="string">
            <text:p text:style-name="P250">1975</text:p>
          </table:table-cell>
          <table:table-cell table:style-name="ICItimeline.A2" office:value-type="string">
            <text:p text:style-name="P250"/>
          </table:table-cell>
          <table:table-cell table:style-name="ICItimeline.A2" office:value-type="string">
            <text:p text:style-name="P250"/>
          </table:table-cell>
          <table:table-cell table:style-name="ICItimeline.D24" office:value-type="string">
            <text:p text:style-name="P250">Weedol formula changed to include diquat, reducing the paraquat content.</text:p>
          </table:table-cell>
        </table:table-row>
        <table:table-row>
          <table:table-cell table:style-name="ICItimeline.A2" office:value-type="string">
            <text:p text:style-name="P253">1981</text:p>
          </table:table-cell>
          <table:table-cell table:style-name="ICItimeline.A2" office:value-type="string">
            <text:p text:style-name="P253">Wildlife and Countryside Act</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3">1986</text:p>
          </table:table-cell>
          <table:table-cell table:style-name="ICItimeline.A2" office:value-type="string">
            <text:p text:style-name="P253">HSE enforces pesticide safety</text:p>
          </table:table-cell>
          <table:table-cell table:style-name="ICItimeline.A2" office:value-type="string">
            <text:p text:style-name="P250"/>
          </table:table-cell>
          <table:table-cell table:style-name="ICItimeline.D2" office:value-type="string">
            <text:p text:style-name="P250"/>
          </table:table-cell>
        </table:table-row>
        <table:table-row>
          <table:table-cell table:style-name="ICItimeline.A2" office:value-type="string">
            <text:p text:style-name="P250"/>
          </table:table-cell>
          <table:table-cell table:style-name="ICItimeline.A2" office:value-type="string">
            <text:p text:style-name="P250"/>
          </table:table-cell>
          <table:table-cell table:style-name="ICItimeline.A2" office:value-type="string">
            <text:p text:style-name="P250"/>
          </table:table-cell>
          <table:table-cell table:style-name="ICItimeline.D2" office:value-type="string">
            <text:p text:style-name="P250"/>
          </table:table-cell>
        </table:table-row>
      </table:table>
      <text:p text:style-name="Table">Table <text:sequence text:ref-name="refTable0" text:name="Table" text:formula="ooow:Table+1" style:num-format="1">1</text:sequence>: Timeline of relevant company activities and key events in paraquat's development</text:p>
      <text:p text:style-name="P42"/>
      <text:p text:style-name="P55"><text:span text:style-name="T4">In paraquat's properties Boon saw the potential for, and with the teams of researchers at Plant Protection developed not just a herbicide, but completely new systems of arable farming and pasture regeneration.</text:span><text:span text:style-name="T4"><text:note text:id="ftn22" text:note-class="footnote"><text:note-citation>23</text:note-citation><text:note-body><text:p text:style-name="P105">Wain, p.139</text:p></text:note-body></text:note></text:span><text:span text:style-name="T4"> </text:span><text:span text:style-name="T8">Doubtless </text:span><text:span text:style-name="T7">Boon </text:span><text:span text:style-name="T8">was an extremely clever individual, who unquestionably made important contributions to a wide range of chemical applications </text:span><text:span text:style-name="T21">but t</text:span><text:span text:style-name="T17">hese new systems did not spring from nowhere. The generation of </text:span><text:span text:style-name="T8">a totally new </text:span><text:span text:style-name="T17">farming </text:span><text:span text:style-name="T8">method </text:span><text:span text:style-name="T17">makes more sense</text:span><text:span text:style-name="T8"> when considered in terms of the company milieux; </text:span><text:span text:style-name="T7">in a company environment that had a </text:span><text:span text:style-name="T8">strong practical and political base in agricultural chemicals, where test farms provided data and specialist consultants were available to discuss existing practices and perceived needs. </text:span></text:p>
      <text:p text:style-name="P5"/>
      <text:p text:style-name="P67"><text:span text:style-name="T4">Boon thought a herbicide that left a mulch of dead vegetation on the surface could help retain moisture and protect the soil from wind, both would prevent soil erosion.</text:span><text:span text:style-name="T4"><text:note text:id="ftn23" text:note-class="footnote"><text:note-citation>24</text:note-citation><text:note-body><text:p text:style-name="P161">Kennedy, <text:span text:style-name="T238">p146</text:span></text:p></text:note-body></text:note></text:span><text:span text:style-name="T4"> Soil erosion might not have been of concern to many British farmers, but </text:span><text:span text:style-name="T59">ICI were a global company and accordingly paid </text:span><text:span text:style-name="T4">attention to </text:span><text:span text:style-name="T59">articulating the</text:span><text:span text:style-name="T4"> benefits could help enhance sales </text:span><text:span text:style-name="T59">in areas where farmers did face this problem</text:span><text:span text:style-name="T4">.</text:span><text:span text:style-name="T4"><text:note text:id="ftn24" text:note-class="footnote"><text:note-citation>25</text:note-citation><text:note-body><text:p text:style-name="P162">ICI success at Moscow fair 19.05.64, The Times, p18; SOS from Russia, <text:span text:style-name="T277">26.05.64, The Daily Mail p2.</text:span></text:p></text:note-body></text:note></text:span><text:span text:style-name="T4"> </text:span><text:span text:style-name="T4"><office:annotation><dc:creator>Unknown Author</dc:creator><dc:date>2014-01-30T16:56:27</dc:date><text:p><text:span text:style-name="T383">Viviane wonders about the impact of the Cold War on this market, also Dollar Shortage. </text:span></text:p></office:annotation></text:span><text:span text:style-name="T4"> The potential to avoid or reduce ploughing</text:span><text:span text:style-name="T4"><office:annotation><dc:creator>Unknown Author</dc:creator><dc:date>2014-01-30T16:56:01</dc:date><text:p><text:span text:style-name="T383">Viviane suggests talking about need/demand here</text:span></text:p></office:annotation></text:span><text:span text:style-name="T207"> </text:span><text:span text:style-name="T4">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1">just very </text:span><text:span text:style-name="T4">effective weed control was a promise that ICI proclaimed from </text:span><text:span text:style-name="T129">paraquat’s</text:span><text:span text:style-name="T4"> launch.</text:span><text:span text:style-name="T4"><text:note text:id="ftn25" text:note-class="footnote"><text:note-citation>26</text:note-citation><text:note-body><text:p text:style-name="P163">Improved Type of Weed Killer, The Times, p 10, 23.08.62; Farewell to the plough, Winter, J., Daily Mail 29.08.62</text:p></text:note-body></text:note></text:span><text:span text:style-name="T4"> In this way, these early agricultural users were experimental users, as the best methods of using the chemical were worked out in different </text:span><text:span text:style-name="T149">farming</text:span><text:span text:style-name="T4"> scenarios. Researchers, engineers and farmers spent the following eight years developing machinery to allow seeds to be planted with minimal ploughing.</text:span><text:span text:style-name="T4"><text:note text:id="ftn26" text:note-class="footnote"><text:note-citation>27</text:note-citation><text:note-body><text:p text:style-name="P164">Jealott's Hill; <text:s/><text:span text:style-name="T4">How I transformed my pasture without the plough and got a higher milk yield, The Times, farming supplement p.ii, 07.12.64 and How I turned a problem field into productive pasture, The Times, farming supplement p.v 07.07.64</text:span></text:p></text:note-body></text:note></text:span><text:span text:style-name="T4"> </text:span><text:span text:style-name="T150">Killing the greenery chemically, as opposed to upending the plants with a plough, was followed by mechanically putting the seeds directly into the ground (rather than ploughing again and planting into the furrow), became known as direct drilling. </text:span></text:p>
      <text:p text:style-name="P42"/>
      <text:p text:style-name="P57"><text:span text:style-name="T4">Despite hyperbolic stories in the press </text:span><text:span text:style-name="T23">(no doubt triggered by a similarly worded ICI press release)</text:span><text:span text:style-name="T4"> about farms being deserted thanks to the chemical plough,</text:span><text:span text:style-name="T4"><text:note text:id="ftn27" text:note-class="footnote"><text:note-citation>28</text:note-citation><text:note-body><text:p text:style-name="P165">Where have all the workers gone? P. Bullen, Daily Mail, 22.04.66</text:p></text:note-body></text:note></text:span><text:span text:style-name="T4"> the direct drilling method was slow to be adopted, possibly because of the need for new expensive (and not fully reliable) equipment that could plant seed directly into the ground.</text:span><text:span text:style-name="T4"><text:note text:id="ftn28" text:note-class="footnote"><text:note-citation>29</text:note-citation><text:note-body><text:p text:style-name="P166">Jealott's Hill</text:p></text:note-body></text:note></text:span><text:span text:style-name="T4"> </text:span><text:span text:style-name="T24">It could also point to a mismatch between the needs ICI </text:span><text:soft-page-break/><text:span text:style-name="T24">perceived and the actual needs of the majority of farmers. </text:span><text:span text:style-name="T23">This ambitious </text:span><text:span text:style-name="T24">revolution depended on equipment which most farmers did n</text:span><text:span text:style-name="T117">o</text:span><text:span text:style-name="T24">t have, and would n</text:span><text:span text:style-name="T117">o</text:span><text:span text:style-name="T24">t be persuaded to buy </text:span><text:span text:style-name="T117">or hire</text:span><text:span text:style-name="T24"> while the results were not guaranteed. </text:span><text:span text:style-name="T59">The oil crisis of 1973-74 gave ICI an unexpected angle for promoting direct drilling when they calculated that it could </text:span><text:span text:style-name="T61">reduce </text:span><text:span text:style-name="T59">fuel </text:span><text:span text:style-name="T61">used by farmers</text:span><text:span text:style-name="T59">.</text:span><text:span text:style-name="T59"><text:note text:id="ftn29" text:note-class="footnote"><text:note-citation>30</text:note-citation><text:note-body><text:p text:style-name="Footnote">“<text:span text:style-name="T277">Higher fuel costs bring incrase in direct drilling by farmers”, The Times, 08.04.74, p16.</text:span></text:p></text:note-body></text:note></text:span><text:span text:style-name="T59"> </text:span></text:p>
      <text:p text:style-name="P11"/>
      <text:p text:style-name="P266">Gramoxone <text:span text:style-name="T278">was available from 1962 to agricultural users, which could be bought from Plant Protection advisors or through agricultural merchants. It </text:span>had a concentration of paraquat at 20%. The herbicide arrived with users as a brown liquid <text:span text:style-name="T278">which they diluted in their spraying equipment. A</text:span>mong the warnings <text:span text:style-name="T340">on the label</text:span> about avoiding contact with skin and eyes, there were instructions that it should not be repacked from the original <text:span text:style-name="T349">gallon, polypropylene </text:span>containers.<text:note text:id="ftn30" text:note-class="footnote"><text:note-citation>31</text:note-citation><text:note-body><text:p text:style-name="P103">Gramoxone W label</text:p></text:note-body></text:note> <text:span text:style-name="T279">PPL had decided that to offer home gardeners this weedkiller, and to diversify their market, they should provide a differently formulated product in order that the risks involved in storing a strong concentrate in the domestic environment were avoided. Weedol was the result: pre-weighed sachets of solid pellets containing 5% paraquat that were dissolved directly in a watering can or sprayer, and with a more user-friendly name than Gramoxone</text:span><text:span text:style-name="T279"><office:annotation><dc:creator>Unknown Author</dc:creator><dc:date>2014-01-31T10:59:43</dc:date><text:p><text:span text:style-name="T383">*What do the names Gramoxone, and Gramanol, communicate to ag/ind users?**</text:span></text:p></office:annotation></text:span><text:span text:style-name="T279">. However, this descriptive brand name was confusingly similar to Fison's long acting, total weedkiller based on simazine which had been on the market since 1959, Weedex.</text:span><text:span text:style-name="T279"><text:note text:id="ftn31" text:note-class="footnote"><text:note-citation>32</text:note-citation><text:note-body><text:p text:style-name="P167">'...and in the Toolshed' A Correspondent, The Times, 23.04.66, p13; <text:s/>'Know your Killers!' MacKinnon, CA, The Daily Mail, 06.05.67, p9,</text:p></text:note-body></text:note></text:span><text:span text:style-name="T279"> Weedol was promoted to domestic users from 1965, and it was available from garden nurseries and home improvement centres,</text:span><text:span text:style-name="T279"><text:note text:id="ftn179" text:note-class="footnote"><text:note-citation>33</text:note-citation><text:note-body><text:p text:style-name="P219">B&amp;Q advert, Daily Mail, 25.05.88, p11</text:p></text:note-body></text:note></text:span><text:span text:style-name="T279"> chemists including Boots</text:span><text:span text:style-name="T279"><text:note text:id="ftn181" text:note-class="footnote"><text:note-citation>34</text:note-citation><text:note-body><text:p text:style-name="P220">Boots advert, 25% off all garden chemicals, <text:s/>Daily Mail, 19.05.79, p30</text:p></text:note-body></text:note></text:span><text:span text:style-name="T279"> and Timothy Whites,</text:span><text:span text:style-name="T279"><text:note text:id="ftn183" text:note-class="footnote"><text:note-citation>35</text:note-citation><text:note-body><text:p text:style-name="P222">“<text:span text:style-name="T323">Super Summer” Timothy Whites advert, Daily Express, 17.05.68</text:span></text:p></text:note-body></text:note></text:span><text:span text:style-name="T279"> as well as general stores like Woolworths.</text:span><text:span text:style-name="T279"><text:note text:id="ftn180" text:note-class="footnote"><text:note-citation>36</text:note-citation><text:note-body><text:p text:style-name="P219">Woolworths advert, Daily Mail, 27.05.87, p17</text:p></text:note-body></text:note></text:span></text:p>
      <text:p text:style-name="P260"><text:span text:style-name="T61"/></text:p>
      <text:p text:style-name="P68"><text:span text:style-name="T4"><office:annotation><dc:creator>Unknown Author</dc:creator><dc:date>2014-03-06T19:40:34.964170000</dc:date><text:list text:continue-numbering="true" text:style-name=""><text:list-item><text:p text:style-name="P351"><text:span text:style-name="T384">Would these two paragraphs fit better with protecting the user? Introduce the different forms and the regulatory process, but don't go into detail.</text:span></text:p></text:list-item></text:list></office:annotation></text:span></text:p>
      <text:p text:style-name="Standard"/>
      <text:p text:style-name="P68"><text:span text:style-name="T35">How did a chemical initially described as “moderately toxic orally” and “mildly irritant to the skin and mucous membranes”</text:span><text:span text:style-name="T35"><text:note text:id="ftn36" text:note-class="footnote"><text:note-citation>37</text:note-citation><text:note-body><text:p text:style-name="P106">First Report on Paraquat, Scientific Subcommittee on Poisonous Substances Used in Agriculture and Food Storage, PS 427 SC 1175, <text:span text:style-name="T241">23.03.62</text:span></text:p></text:note-body></text:note></text:span><text:span text:style-name="T35"> acquire such a sinister reputation? </text:span></text:p>
      <text:p text:style-name="P1"/>
      <text:p text:style-name="P69"><text:span text:style-name="T64">PPL </text:span><text:span text:style-name="T66">were unable to</text:span><text:span text:style-name="T64"> </text:span><text:span text:style-name="T65">accurately </text:span><text:span text:style-name="T64">extrapolate the results of their animal tests and </text:span><text:span text:style-name="T66">predict</text:span><text:span text:style-name="T64"> a fatal reaction in humans. </text:span><text:span text:style-name="T32">Rats were perhaps an unfortunate </text:span><text:span text:style-name="T38">early </text:span><text:span text:style-name="T66">test </text:span><text:span text:style-name="T32">model </text:span><text:span text:style-name="T38">leading to some misjudgements about likely effects,</text:span><text:span text:style-name="T32"> <text:s/></text:span><text:span text:style-name="T281">insert quotation about rats eliminating paraquat, expect the same or better</text:span><text:span text:style-name="T209">.</text:span><text:span text:style-name="T209"><text:note text:id="ftn37" text:note-class="footnote"><text:note-citation>38</text:note-citation><text:note-body><text:p text:style-name="Footnote"/></text:note-body></text:note></text:span><text:span text:style-name="T209"> </text:span><text:span text:style-name="T217">When further studies on treatment for paraquat poisoning were carried out, it</text:span><text:span text:style-name="T32"> became evident that dogs and monkeys had a much more similar </text:span><text:span text:style-name="T38">and applicable </text:span><text:span text:style-name="T32">response.</text:span><text:span text:style-name="T32"><text:note text:id="ftn38" text:note-class="footnote"><text:note-citation>39</text:note-citation><text:note-body><text:p text:style-name="P107">Howard, p13.</text:p></text:note-body></text:note></text:span><text:span text:style-name="T32"> </text:span></text:p>
      <text:p text:style-name="P274"/>
      <text:p text:style-name="P296">Protecting Users</text:p>
      <text:p text:style-name="P298"><text:span text:style-name="T187">There were several layers </text:span><text:span text:style-name="T188">of</text:span><text:span text:style-name="T187"> the protection </text:span><text:span text:style-name="T188">for</text:span><text:span text:style-name="T187"> users. Before any products reached the market, </text:span><text:span text:style-name="T4">PPL's first line of protection for the users of all their paraquat products was that they </text:span><text:span text:style-name="T187">tested the chemicals and </text:span><text:span text:style-name="T4">voluntarily subjected the herbicides to the scrutiny of a variety of governmental regulatory boards </text:span><text:span text:style-name="T191">(see the Contextual chapter for more detail on the formation of regulatory bodies)</text:span><text:span text:style-name="T4">. The second line of protection </text:span><text:span text:style-name="T187">were</text:span><text:span text:style-name="T4"> the instructions that they provided to users on the packaging, </text:span><text:span text:style-name="T187">which had also considered by the regulatory bodies. Once the products were on the market, the company and regulatory board monitored reports through doctors and hospitals of incidents involving the chemicals. </text:span><text:span text:style-name="T188">Consumer groups and MPs were also concerned about the welfare of users: </text:span><text:soft-page-break/><text:span text:style-name="T191">demonstrating their interest through writing to MAFF, raising questions through parliamentary channels</text:span><text:span text:style-name="T188">.</text:span><text:span text:style-name="T187"> </text:span><text:span text:style-name="T162">The influence of regulatory boards </text:span><text:span text:style-name="T192">on formulation and labelling </text:span><text:span text:style-name="T162">before the product even came onto market will be discussed, followed by examining </text:span><text:span text:style-name="T192">the role of</text:span><text:span text:style-name="T162"> </text:span><text:span text:style-name="T192">c</text:span><text:span text:style-name="T191">onsumer groups and MP</text:span><text:span text:style-name="T192">s in discussing paraquat safety for users and non-users.</text:span></text:p>
      <text:p text:style-name="P298"><text:span text:style-name="T81"/></text:p>
      <text:p text:style-name="P300"><text:span text:style-name="T60">T</text:span><text:span text:style-name="T24">he </text:span><text:span text:style-name="T61">C</text:span><text:span text:style-name="T60">ommittee</text:span><text:span text:style-name="T24"> were curious about effects when it was ingested. LD50 tests presented by PPL</text:span><text:span text:style-name="T81"> in 1962, on rats </text:span><text:span text:style-name="T24">appeared to show no effect when eaten in small doses, </text:span><text:span text:style-name="T25">but did kill when eaten in large amounts</text:span><text:span text:style-name="T81">.</text:span><text:span text:style-name="T81"><text:note text:id="ftn34" text:note-class="footnote"><text:note-citation>40</text:note-citation><text:note-body><text:p text:style-name="Footnote"/></text:note-body></text:note></text:span><text:span text:style-name="T32"> </text:span><text:span text:style-name="T81">Over time these </text:span><text:span text:style-name="T33">laboratory tests </text:span><text:span text:style-name="T81">were supplemented with observations from real scenarios or investigations triggered by real world questions, such as the </text:span><text:span text:style-name="T36">length of </text:span><text:span text:style-name="T81">time vegetation should be left before animals could eat it. Disruption of finger nail growth and nosebleeds in </text:span><text:span text:style-name="T32">ICI </text:span><text:span text:style-name="T81">staff </text:span><text:span text:style-name="T32">formulating and </text:span><text:span text:style-name="T81">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was not known.</text:span><text:span text:style-name="T81"><text:note text:id="ftn35" text:note-class="footnote"><text:note-citation>41</text:note-citation><text:note-body><text:p text:style-name="P168"><text:span text:style-name="T231">Pl/w, SW 1169, Paraquat SC1174 draft SC1175 <text:s/>Advisory Committee on Poisonous Substances Used in Agriculture and Food Storage</text:span> <text:span text:style-name="T231">2 pages. <text:s/>20.03.62 (IMG_3002 and 3003 in my files)</text:span></text:p></text:note-body></text:note></text:span><text:span text:style-name="T81"> The benefits of the chemical </text:span><text:span text:style-name="T69">were judged</text:span><text:span text:style-name="T81"> to outweigh the potential problems, problems that could be avoided if sensible precautions were taken </text:span><text:span text:style-name="T16">by the </text:span><text:span text:style-name="T81"><office:annotation office:name="__Fieldmark__53403_2048737063"><dc:creator>Unknown Author</dc:creator><dc:date>2014-03-09T11:17:27.268119000</dc:date><text:list text:continue-numbering="true" text:style-name=""><text:list-item><text:p text:style-name="P351"><text:span text:style-name="T384">VQ Category of imagined / real user?</text:span></text:p></text:list-item></text:list></office:annotation></text:span><text:span text:style-name="T38">responsible </text:span><text:span text:style-name="T16">user</text:span><text:span text:style-name="T81">.</text:span><office:annotation-end office:name="__Fieldmark__53403_2048737063"/><text:span text:style-name="T81"> This stage of development is not remarked on by Bradbury, </text:span><text:span text:style-name="T16">Reader</text:span><text:span text:style-name="T81"> or Kennedy, who focused on the organisational structures and individuals within them. </text:span></text:p>
      <text:p text:style-name="P298"><text:span text:style-name="T81"/></text:p>
      <text:p text:style-name="P305"><text:span text:style-name="T342">Decisions about</text:span> the formulation</text:p>
      <text:p text:style-name="P343"><text:span text:style-name="T157">ICI had from the start of their endeavour to bring paraquat herbicides to users, decided that they would offer a lower concentration product to domestic users. </text:span><text:span text:style-name="T62">A reason for the different concentrations was that p</text:span><text:span text:style-name="T36">araquat</text:span><text:span text:style-name="T24"> </text:span><text:span text:style-name="T36">is</text:span><text:span text:style-name="T24"> very corrosive. Plant Protection </text:span><text:span text:style-name="T61">sold </text:span><text:span text:style-name="T33">Gramoxone</text:span><text:span text:style-name="T24"> in glass or polythene bottles that could withstand containing such a chemical.</text:span><text:span text:style-name="T24"><text:note text:id="ftn32" text:note-class="footnote"><text:note-citation>42</text:note-citation><text:note-body><text:p text:style-name="P217">Gramoxone Data Sheet, SC 1174, 3 pages.</text:p></text:note-body></text:note></text:span><text:span text:style-name="T24"> </text:span><text:span text:style-name="T60">T</text:span><text:span text:style-name="T24">he Advisory Committee on Poisonous Substances Used in Agriculture and Food Storage </text:span><text:span text:style-name="T151">(involved in the regulation of new chemicals entering the UK market, as discussed in </text:span><text:span text:style-name="T192">the Contextual</text:span><text:span text:style-name="T151"> Chapter)</text:span><text:span text:style-name="T24"> </text:span><text:span text:style-name="T60">were content that this </text:span><text:span text:style-name="T151">corrosiveness </text:span><text:span text:style-name="T60">would not be a serious problem for agricultural users. <text:s/></text:span><text:span text:style-name="T151">They</text:span><text:span text:style-name="T60"> were expected to follow the instructions to immediately wash off splashes of concentrate, and to avoid prolonged contact with the dilute solution.</text:span><text:span text:style-name="T60"><text:note text:id="ftn33" text:note-class="footnote"><text:note-citation>43</text:note-citation><text:note-body><text:p text:style-name="Footnote"/></text:note-body></text:note></text:span><text:span text:style-name="T60"> </text:span></text:p>
      <text:p text:style-name="P346"><text:span text:style-name="T158"/></text:p>
      <text:p text:style-name="P346"><text:span text:style-name="T64">The causticity of the product was </text:span><text:span text:style-name="T65">the quality the Committees </text:span><text:span text:style-name="T64">focussed on with respect to effects on the users. The mode of action in plants, being the disruption of photosynthesis, was not an applicable danger to humans. The cytological examinations and the o</text:span><text:span text:style-name="T66">e</text:span><text:span text:style-name="T64">dema which was observed </text:span><text:span text:style-name="T65">in</text:span><text:span text:style-name="T64"> their test animals did not suggest any particularly unusual mode of death. As far as anybody from ICI or the regulatory committees knew, paraquat was a </text:span><text:span text:style-name="T155">skin</text:span><text:span text:style-name="T64"> irritant and it could be poisonous, but that until chemical had been used in scenarios, with real and unpredictable users, they could not</text:span><text:span text:style-name="T64"><office:annotation><dc:creator>Unknown Author</dc:creator><dc:date>2014-03-09T11:16:56.317746000</dc:date><text:list text:continue-numbering="true" text:style-name=""><text:list-item><text:p text:style-name="P351"><text:span text:style-name="T384">VQ hence dilemma of regulation?</text:span></text:p></text:list-item></text:list></office:annotation></text:span><text:span text:style-name="T64"> know for sure what all the effects on people could be. </text:span></text:p>
      <text:p text:style-name="P346"><text:span text:style-name="T64"/></text:p>
      <text:p text:style-name="P346"><text:span text:style-name="T157">Initially, the concentration was the only difference between the </text:span><text:span text:style-name="T159">agricultural and domestic </text:span><text:span text:style-name="T157">products, with ICI planning on </text:span><text:span text:style-name="T159">domesticating by reducing the size of</text:span><text:span text:style-name="T157"> bottles of </text:span><text:span text:style-name="T159">less concentrated </text:span><text:span text:style-name="T157">liquid, which would be a mixture of diquat and paraquat making it more similar to their agricultural offering Preglone. </text:span><text:span text:style-name="T61">The </text:span><text:span text:style-name="T151">committee</text:span><text:span text:style-name="T61"> were apprehensive about </text:span><text:span text:style-name="T63">PPL's</text:span><text:span text:style-name="T61"> plans for a less concentrated liquid formulation for home use, concerned that these users would not be as experienced with handling chemicals and could be harmed by the corrosive substance. </text:span><text:span text:style-name="T158">The</text:span><text:span text:style-name="T192">ir user was imagined to be naïve with respect to handling chemicals, as they did not appear to consider what other experience users might have </text:span><text:span text:style-name="T158">handling diverse chemicals in their daily lives, </text:span><text:span text:style-name="T192">either at home or at work</text:span><text:span text:style-name="T158">. </text:span></text:p>
      <text:p text:style-name="P346"><text:span text:style-name="T64"/></text:p>
      <text:p text:style-name="P299"><text:soft-page-break/><text:span text:style-name="T159">ICI had a</text:span><text:span text:style-name="T157">nticipat</text:span><text:span text:style-name="T159">ed</text:span><text:span text:style-name="T157"> a diversity of domestic watering cans and sprayers, </text:span><text:span text:style-name="T159">and</text:span><text:span text:style-name="T157"> incorporated an anticorrosive into the mixture, for the safety of the equipment and reliable application of their </text:span><text:span text:style-name="T159">herbicide</text:span><text:span text:style-name="T157">. </text:span><text:span text:style-name="T159">To the subcommittee, this additive indicated that the preparation was corrosive enough to harm people. </text:span><text:span text:style-name="T153">Minutes from </text:span><text:span text:style-name="T155">a 1962</text:span><text:span text:style-name="T153"> committee meeting record apprehension about </text:span><text:span text:style-name="T155">ICI's proposals for</text:span><text:span text:style-name="T153"> Weedol, </text:span><text:span text:style-name="T155">at that point a liquid mixture of diquat and paraquat: '</text:span><text:span text:style-name="T153">Dr Barnes said that he was not hap</text:span><text:span text:style-name="T155">p</text:span><text:span text:style-name="T153">y about this mixture being made available to amateur gardeners</text:span><text:span text:style-name="T155">'</text:span><text:span text:style-name="T153"> and 'Dr Ladell said that the more that was known of these two compounds, the more unpleasant they appeared to be. He would hate to see W</text:span><text:span text:style-name="T155">e</text:span><text:span text:style-name="T153">edol in the ordinary garden shed'.</text:span><text:span text:style-name="T153"><text:note text:id="ftn174" text:note-class="footnote"><text:note-citation>44</text:note-citation><text:note-body><text:p text:style-name="P215">Sub Committee: Minutes of 72 Meeting 20.09.62 (SC 1340) SW1069, 1015.4</text:p></text:note-body></text:note></text:span><text:span text:style-name="T153"> </text:span><text:span text:style-name="T61">They </text:span><text:span text:style-name="T160">refused to give clearance until there was more detailed toxicological information and </text:span><text:span text:style-name="T61">directed the company to look at alternative preparations, </text:span><text:span text:style-name="T160">so</text:span><text:span text:style-name="T61"> </text:span><text:span text:style-name="T63">PPL</text:span><text:span text:style-name="T61"> continued work on developing a solid, granular version </text:span><text:span text:style-name="T160">of paraquat without diquat </text:span><text:span text:style-name="T61">that domestic users could dissolve and apply safely. </text:span></text:p>
      <text:p text:style-name="P346"><text:span text:style-name="T64"/></text:p>
      <text:p text:style-name="P346"><text:span text:style-name="T64">Gramoxone </text:span><text:span text:style-name="T65">and</text:span><text:span text:style-name="T64"> </text:span><text:span text:style-name="T65">Weedol were </text:span><text:span text:style-name="T64">provisionally </text:span><text:span text:style-name="T152">licensed</text:span><text:span text:style-name="T64">, and PPL were in regular contact with the ministries and committees while they monitored the use of their herbicide. </text:span><text:span text:style-name="T118">That user experience should be investigated was explicitly requested </text:span><text:span text:style-name="T146">by the Scientific Subcom</text:span><text:span text:style-name="T152">m</text:span><text:span text:style-name="T146">ittee on Poisons Substances Used in Agriculture and Food Storage, who were in charge of examining, approving and monitoring new chemicals used in the situations listed in the title of the group.</text:span><text:span text:style-name="T118"><text:note text:id="ftn39" text:note-class="footnote"><text:note-citation>45</text:note-citation><text:note-body><text:p text:style-name="P228">First report on Paraquat, p2, 23.03.62</text:p></text:note-body></text:note></text:span><text:span text:style-name="T118"> </text:span><text:span text:style-name="T152">ICI and members of the committee</text:span><text:span text:style-name="T66"> </text:span><text:span text:style-name="T64">collect</text:span><text:span text:style-name="T66">ed</text:span><text:span text:style-name="T64"> information about all kinds of accidents, whether from skin contact so that sales restrictions and printed warnings </text:span><text:span text:style-name="T146">on labels affixed to packaging</text:span><text:span text:style-name="T64"> could be examined to see how well they worked and if they needed amending. </text:span><text:span text:style-name="T65">F</text:span><text:span text:style-name="T64">rom 1966, news of </text:span><text:span text:style-name="T65">fatal </text:span><text:span text:style-name="T64">accidents </text:span><text:span text:style-name="T66">and suicides</text:span><text:span text:style-name="T64"> </text:span><text:span text:style-name="T65">involving Gramoxone </text:span><text:span text:style-name="T64">started to reach Plant Protection.</text:span><text:span text:style-name="T64"><text:note text:id="ftn40" text:note-class="footnote"><text:note-citation>46</text:note-citation><text:note-body><text:p text:style-name="P169"><text:tab/></text:p></text:note-body></text:note></text:span><text:span text:style-name="T64"> </text:span></text:p>
      <text:p text:style-name="P278"/>
      <text:p text:style-name="P346"><text:span text:style-name="T67">Although unwelcome, </text:span><text:span text:style-name="T68">it was not</text:span><text:span text:style-name="T67"> </text:span><text:span text:style-name="T68">un</text:span><text:span text:style-name="T67">expected, </text:span><text:span text:style-name="T68">to those in the chemical industry at least</text:span><text:span text:style-name="T67">. As the director of Fisons expressed on television in 1964 </text:span><text:span text:style-name="T118">it was</text:span><text:span text:style-name="T68"> an </text:span><text:span text:style-name="T173">‘inevitable</text:span><text:span text:style-name="T68"> </text:span><text:span text:style-name="T173">risk’</text:span><text:span text:style-name="T67"> </text:span><text:span text:style-name="T118">for any new chemical product</text:span><text:span text:style-name="T67">. </text:span><text:span text:style-name="T118">H</text:span><text:span text:style-name="T68">e made it clear that chemists were exceedingly careful to produce useful, effective products that could be used safely, </text:span><text:span text:style-name="T118">and followed this by directing attention to the user </text:span><text:span text:style-name="T146">as the cause of any problems</text:span><text:span text:style-name="T118">, rather than the chemical by saying</text:span><text:span text:style-name="T68"> </text:span><text:span text:style-name="T173">'</text:span><text:span text:style-name="T68">I bet my bottom dollar that someone is going to misuse it so much that even the safest chemical is going to cause trouble somewhere, sometime.</text:span><text:span text:style-name="T173">'</text:span><text:span text:style-name="T68"><text:note text:id="ftn41" text:note-class="footnote"><text:note-citation>47</text:note-citation><text:note-body><text:p text:style-name="P229">“Pesticides and Posterity”, <text:span text:style-name="T202">Horizon</text:span>, BBC Television, first aired 30.05.64 (accessed BFI)</text:p></text:note-body></text:note></text:span><text:span text:style-name="T68"> </text:span></text:p>
      <text:p text:style-name="P277"/>
      <text:p text:style-name="P346"><text:span text:style-name="T66">A</text:span><text:span text:style-name="T64">wareness of accidental and deliberate poisoning with other weedkillers and more diverse chemicals </text:span><text:span text:style-name="T118">may have </text:span><text:span text:style-name="T64">led to th</text:span><text:span text:style-name="T66">e instruction not to repack Gramoxone</text:span><text:span text:style-name="T64"> in an attempt to avoid their product being involved in a tragic event. </text:span><text:span text:style-name="T118">Alternatively, it may have been concern about an inappropriate choice of vessel in which to store the caustic chemical or a combination of both</text:span><text:span text:style-name="T118"><office:annotation><dc:creator>Unknown Author</dc:creator><dc:date>2014-03-09T11:16:21.299013000</dc:date><text:list text:continue-numbering="true" text:style-name=""><text:list-item><text:p text:style-name="P351"><text:span text:style-name="T384">Describe how / where it was sold</text:span></text:p></text:list-item></text:list></office:annotation></text:span><text:span text:style-name="T118">.</text:span><text:span text:style-name="T64"> </text:span><text:span text:style-name="T91">However, this instruction is as far as </text:span><text:span text:style-name="T119">ICI</text:span><text:span text:style-name="T91"> went. </text:span><text:span text:style-name="T119">I</text:span><text:span text:style-name="T91">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19">ICI</text:span><text:span text:style-name="T91"> could give </text:span><text:span text:style-name="T119">in case of “gross contamination” </text:span><text:span text:style-name="T91">was to provide generic first aid.</text:span><text:span text:style-name="T91"><text:note text:id="ftn42" text:note-class="footnote"><text:note-citation>48</text:note-citation><text:note-body><text:p text:style-name="Footnote"/></text:note-body></text:note></text:span></text:p>
      <text:p text:style-name="P299"><text:span text:style-name="T61"/></text:p>
      <text:p text:style-name="P338"><text:span text:style-name="T61">A</text:span><text:span text:style-name="T4">lthough this regulatory activity was 'behind the scenes', it was communicated to users. </text:span><text:span text:style-name="T182">In early adverts for Weedol, the 'Approved by the Agricultural Chemicals Approval Scheme' logo is clearly displayed, either visible on any packaging or integrated into the advert body.</text:span><text:span text:style-name="T182"><text:note text:id="ftn186" text:note-class="footnote"><text:note-citation>49</text:note-citation><text:note-body><text:p text:style-name="P223">"Ends the work of weeding" Daily Express, 03.04.65 p14; "My Dad's a Weedol weeder" Daily Mirror, 06.05.67, p21</text:p></text:note-body></text:note></text:span><text:span text:style-name="T182"> </text:span><text:span text:style-name="T182"><office:annotation><dc:creator>Unknown Author</dc:creator><dc:date>2014-03-10T18:17:44.360327000</dc:date><text:list text:continue-numbering="true" text:style-name=""><text:list-item><text:p text:style-name="P351"><text:span text:style-name="T384">Insert image of logo</text:span></text:p></text:list-item></text:list></office:annotation></text:span><text:span text:style-name="T182">This logo had been promoted heavily through the MAFF </text:span><text:span text:style-name="T210">Chemicals for the Gardener </text:span><text:span text:style-name="T225">booklet, which had been </text:span><text:soft-page-break/><text:span text:style-name="T225">published to guide home gardeners to </text:span><text:span text:style-name="T224">choose </text:span><text:span text:style-name="T225">products that had been tested and shown effective. The booklet also took care to emphasise the importance of following the </text:span><text:span text:style-name="T224">safety </text:span><text:span text:style-name="T225">instructions given by the manufacturer on the label, because these too had been approved.</text:span><text:span text:style-name="T225"><text:note text:id="ftn187" text:note-class="footnote"><text:note-citation>50</text:note-citation><text:note-body><text:p text:style-name="P224">Chemicals for the gardener: for the control of plant pests, diseases and weeds<text:span text:style-name="T212">, MAFF, HMSO 1963</text:span></text:p></text:note-body></text:note></text:span></text:p>
      <text:p text:style-name="P275"/>
      <text:p text:style-name="P303">The involvement of MPs</text:p>
      <text:p text:style-name="P343"><text:span text:style-name="T79">MPs were also concerned with protecting users, their </text:span><text:span text:style-name="T80">constituents</text:span><text:span text:style-name="T79">, from any dangers that paraquat herbicides might present. </text:span><text:span text:style-name="T4">The chemical name Paraquat first appeared in Hansard in 1970, when Joyce Butler asked whether MAFF would withdraw approval for paraquat following a number of accidents.The answer was negative: there was no evidence that the chemical was harmful to workers, when used in accordance to the instructions.</text:span><text:span text:style-name="T4"><text:note text:id="ftn151" text:note-class="footnote"><text:note-citation>51</text:note-citation><text:note-body><text:p text:style-name="P210"><text:span text:style-name="T294">“Paraquat Weed-killer” Mr Mackie response to Mrs Joyce Butler, Written Answers (Commons), Agriculture, Fisheries and Food HC Deb 04.05.70 vol 801 cc47-8W </text:span><text:tab/></text:p></text:note-body></text:note></text:span></text:p>
      <text:p text:style-name="P275"/>
      <text:p text:style-name="P343"><text:span text:style-name="T4">This was not the first time that Butler had spoken up in Parliament for users (and victims) of agricultural and garden chemicals. Butler had been very active throughout the 1960s when DDT, aldrin and dieldrin </text:span><text:span text:style-name="T80">were the subject of public concern and </text:span><text:span text:style-name="T4">came under closer scrutiny </text:span><text:span text:style-name="T80">leading to a ban on their use</text:span><text:span text:style-name="T4">. She spoke vociferously against the government produced booklet </text:span><text:span text:style-name="T207">Chemicals for the Gardener</text:span><text:span text:style-name="T4">, which contained recommendations to use the </text:span><text:span text:style-name="T80">aforementioned</text:span><text:span text:style-name="T4">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4"><text:note text:id="ftn152" text:note-class="footnote"><text:note-citation>52</text:note-citation><text:note-body><text:p text:style-name="Footnote"/></text:note-body></text:note></text:span><text:span text:style-name="T4"> </text:span></text:p>
      <text:p text:style-name="P275"><text:s/></text:p>
      <text:p text:style-name="P343"><text:span text:style-name="T4">Butler's question about revoking approval </text:span><text:span text:style-name="T83">for paraquat</text:span><text:span text:style-name="T4">, instead of </text:span><text:span text:style-name="T81">for an </text:span><text:span text:style-name="T4">inquiry </text:span><text:span text:style-name="T81">to be launched, or </text:span><text:span text:style-name="T4">health and safety procedures reviewed, looks like a knee-jerk or over-reaction in this instance, and an inflexible answer was given accordingly. Butler </text:span><text:span text:style-name="T108">introduced debates that provided a forum for paraquat to be discussed in more detail and </text:span><text:span text:style-name="T4">the weedkiller remained a topic of frequent questioning in the House of Commons </text:span><text:span text:style-name="T81">and the House of Lords </text:span><text:span text:style-name="T4">until the 1980s. </text:span><text:span text:style-name="T83">One of the commonest requests was for</text:span><text:span text:style-name="T4"> figures on deaths attributed to the chemical </text:span><text:span text:style-name="T83">and calls for stricter controls </text:span><text:span text:style-name="T84">along with safer formulations</text:span><text:span text:style-name="T4">, </text:span><text:span text:style-name="T83">but there was a section of contributors who consistently spoke up for the benefits of paraquat</text:span><text:span text:style-name="T4">. </text:span></text:p>
      <text:p text:style-name="P276"/>
      <text:p text:style-name="P306">Medical treatment</text:p>
      <text:p text:style-name="P70"><text:span text:style-name="T92">When stories of accidental Gramoxone poisonings started to be </text:span><text:span text:style-name="T173">publicly</text:span><text:span text:style-name="T92"> reported in newspapers in 1968, the</text:span><text:span text:style-name="T64"> stories invariably conveyed the lack of effective treatment available, often with the stock phrase </text:span><text:span text:style-name="T173">‘no</text:span><text:span text:style-name="T64"> known </text:span><text:span text:style-name="T173">antidote’</text:span><text:span text:style-name="T64">.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64"><text:note text:id="ftn43" text:note-class="footnote"><text:note-citation>53</text:note-citation><text:note-body><text:p text:style-name="P170">Kennedy, p.148</text:p></text:note-body></text:note></text:span><text:span text:style-name="T64"> However, it </text:span><text:span text:style-name="T92">grabbed attention and </text:span><text:span text:style-name="T64">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49"/>
      <text:p text:style-name="P268"><text:span text:style-name="T312">There were ‘no</text:span> <text:span text:style-name="T242">special</text:span> <text:span text:style-name="T353">symptoms’</text:span> of poisoning <text:span text:style-name="T312">that ICI could offer to guide this generic first aid. If housewives read first aid guides in magazines or household management manuals, they would be familiar with</text:span> tables <text:span text:style-name="T312">that </text:span>described what the first aider should look for: <text:span text:style-name="T312">physical signs such as </text:span>sleepine<text:span text:style-name="T313">ss or burning sensations,</text:span> <text:span text:style-name="T312">and material evidence in the form of </text:span>bottles of medicines <text:span text:style-name="T312">or </text:span><text:soft-page-break/>household chemical, <text:span text:style-name="T239">then</text:span> help<text:span text:style-name="T239">ed</text:span> them to choose an appropriate action such as encouraging vomiting, or drinking milk, water, coffee. <text:span text:style-name="T353">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22"/>
      <text:p text:style-name="P22"><text:span text:style-name="T312">Despite being corrosive, paraquat did not burn immediately and when first marketed, did not necessarily cause vomiting</text:span>. There were clinical tests, <text:span text:style-name="T312">of course unavailable to domestic first aiders,</text:span> <text:span text:style-name="T312">for</text:span> detecting paraquat in urine or blood, and this method was used to <text:span text:style-name="T312">verify and </text:span>quantify exposure <text:span text:style-name="T348">to hospitalised victims of poisoning</text:span>. <text:span text:style-name="T348">Therefore,</text:span> it was not a method of killing that could go undetected but these were not routine tests and there were instances where the victim <text:span text:style-name="T348">suffered </text:span>for weeks before this kind of test was run. Pathological tests showed changes in the lungs, which were characteristic of paraquat. <text:s/></text:p>
      <text:p text:style-name="P1"/>
      <text:p text:style-name="P43"><office:annotation office:name="__Fieldmark__53404_2048737063"><dc:creator>Unknown Author</dc:creator><dc:date>2014-03-09T11:18:48.362691000</dc:date><text:list text:continue-numbering="true" text:style-name=""><text:list-item><text:p text:style-name="P351"><text:span text:style-name="T384">For these headings, expand upon who create/ constructs these categories.</text:span></text:p></text:list-item></text:list></office:annotation>Imagined users<office:annotation-end office:name="__Fieldmark__53404_2048737063"/></text:p>
      <text:p text:style-name="P329"><text:span text:style-name="T4">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span></text:p>
      <text:p text:style-name="P329"><text:span text:style-name="T4"/></text:p>
      <text:p text:style-name="P313"><text:span text:style-name="T4">Minutes</text:span></text:p>
      <text:p text:style-name="P330"><text:span text:style-name="T4">The development of a completely different paraquat formulation, Weedol, for use at home, at a quarter of the strength of the agricultural product, demonstrates that the company accepted that the chemical was too dangerous </text:span><text:span text:style-name="T40">for</text:span><text:span text:style-name="T4"> a domestic environment. Domestic users were imagined to be unused to handling agrochemicals, which is probably correct, and therefore at risk from diluting a concentrated liquid,</text:span><text:span text:style-name="T4"><text:note text:id="ftn46" text:note-class="footnote"><text:note-citation>54</text:note-citation><text:note-body><text:p text:style-name="P173"><text:tab/></text:p></text:note-body></text:note></text:span><text:span text:style-name="T4"> </text:span><text:span text:style-name="T38">which </text:span><text:span text:style-name="T4">is questionable. Domestic </text:span><text:span text:style-name="T126">users’</text:span><text:span text:style-name="T4"> experience with other </text:span><text:span text:style-name="T38">concentrated </text:span><text:span text:style-name="T4">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330"/>
      <text:p text:style-name="P313"><text:span text:style-name="T356">The concern about d</text:span><text:span text:style-name="T355">iquat </text:span><text:span text:style-name="T356">in early Weedol formulations,</text:span><text:span text:style-name="T356"><text:note text:id="ftn47" text:note-class="footnote"><text:note-citation>55</text:note-citation><text:note-body><text:p text:style-name="P174"/></text:note-body></text:note></text:span><text:span text:style-name="T356"> wh</text:span><text:span text:style-name="T357">ile</text:span><text:span text:style-name="T356"> it remained in agricultural preparations </text:span><text:span text:style-name="T355">also caused concern, again demonstrat</text:span><text:span text:style-name="T356">es</text:span><text:span text:style-name="T355"> an imagined difference between the ability of farm and domestic users to treat the products with appropriate care. In the 1970s, diquat was incorporated into a new improved version of Weedol. </text:span><text:span text:style-name="T357">This change was not heralded in gardening columns or newspaper articles, but it was announced through the packaging </text:span><text:span text:style-name="T358">which proclaimed the new formula,</text:span><text:span text:style-name="T357"> and advertisement of the product </text:span><text:span text:style-name="T358">which showed the packet emblazoned with the declaration of newness</text:span><text:span text:style-name="T357">.</text:span><text:span text:style-name="T357"><text:note text:id="ftn48" text:note-class="footnote"><text:note-citation>56</text:note-citation><text:note-body><text:p text:style-name="P175">'There are two ways to weed your garden', The Daily Mail, 08.04.71</text:p></text:note-body></text:note></text:span><text:span text:style-name="T357"> The reason for the change, to further reduce the concentration of paraquat while maintaining the efficacy of weedkiller by substituting it for the more easily eliminated and thus less poisonous diquat, was not discussed where users might have read it.</text:span><text:span text:style-name="T355"> </text:span></text:p>
      <text:p text:style-name="P313"><text:span text:style-name="T355"/></text:p>
      <text:p text:style-name="P313"><text:span text:style-name="T4">Advertisements</text:span></text:p>
      <text:p text:style-name="P58"><text:span text:style-name="T4">ICI had imagined the user of Gramoxone to be an arable farmer or agricultural worker. Gramoxone </text:span><text:soft-page-break/><text:span text:style-name="T4">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4"><text:note text:id="ftn44" text:note-class="footnote"><text:note-citation>57</text:note-citation><text:note-body><text:p text:style-name="P171">“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4"> and 1964.</text:span><text:span text:style-name="T4"><text:note text:id="ftn45" text:note-class="footnote"><text:note-citation>58</text:note-citation><text:note-body><text:p text:style-name="P172">“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4">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27">didn’t</text:span><text:span text:style-name="T4"> think it would pay off for them. Perhaps advertising here was even a good investment to publicly show ICI shareholders what they were doing. The adverts for this product show their ideal </text:span><text:span text:style-name="T69">agricultural user</text:span><text:span text:style-name="T4">: </text:span><text:span text:style-name="T69">a male farmer or farm manager,</text:span><text:span text:style-name="T4"> willing to try new things, </text:span><text:span text:style-name="T69">taking</text:span><text:span text:style-name="T4"> advantage of fresh agricultural grants, maximising </text:span><text:span text:style-name="T69">his</text:span><text:span text:style-name="T41"> </text:span><text:span text:style-name="T4">yields and profits. The farmers and farm managers pictured in these adverts are male, although there are letters in the MAFF folders from farmers who were women, admittedly they appear because they </text:span><text:span text:style-name="T34">were</text:span><text:span text:style-name="T4"> concerned about an aspect of its use. </text:span></text:p>
      <text:p text:style-name="P58"/>
      <text:p text:style-name="P331"><text:span text:style-name="T174">The first Weedol advert did not portray a user, only a scenario featuring weeds around a rose bush.</text:span><text:span text:style-name="T174"><text:note text:id="ftn49" text:note-class="footnote"><text:note-citation>59</text:note-citation><text:note-body><text:p text:style-name="Footnote">“<text:span text:style-name="T322">Amazing new weeder discovery ENDS THE WORK OF WEEDING” Spring 1965, Daily Express, 03.04.65, p14 as first instance. Alternated each week between Express and the Mirror until mid May. Did not appear in the Mail or the Times.</text:span></text:p></text:note-body></text:note></text:span><text:span text:style-name="T174"> The following season’s advert showed small illustrations of isolated parts of a user: hands, legs and feet, which although did not show a face, were decidedly masculine.</text:span><text:span text:style-name="T174"><text:note text:id="ftn50" text:note-class="footnote"><text:note-citation>60</text:note-citation><text:note-body><text:p text:style-name="P129">“<text:span text:style-name="T321">End the work of weeding with Weedol” Weedol advertisement, Spring 1966 Campaign, Daily Mail, 16.04.66. This advert appeared in the Mirror and Express, but not the Times. <text:s/></text:span></text:p></text:note-body></text:note></text:span><text:span text:style-name="T174"> In 1967 photographs of users, rather than application equipment, were used for the first time, but again did not show the whole person. Instead, they showed an excited young girl pointing to the lower half of a man, declaring 'My dad’s a Weedol weeder!'.</text:span><text:span text:style-name="T174"><text:note text:id="ftn51" text:note-class="footnote"><text:note-citation>61</text:note-citation><text:note-body><text:p text:style-name="Footnote">“<text:span text:style-name="T321">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74"> By saving time weeding, perhaps the father could spend more time entertaining the child. The use of the weedkiller in close proximity to the child is a visual representation of its safety.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74"><text:note text:id="ftn52" text:note-class="footnote"><text:note-citation>62</text:note-citation><text:note-body><text:p text:style-name="P127">“Don't waste time with weeds”, Spring 1967 Campaign. The Times 10.06.67, p8. On this date the same advert also appeared in the Express and Mirror</text:p></text:note-body></text:note></text:span><text:span text:style-name="T174"> gave potential users a clear and alliterative message about what the product was for and how to use it. </text:span></text:p>
      <text:p text:style-name="P31"/>
      <text:p text:style-name="P33"><text:span text:style-name="T328">ICI's 1968 'Stand up to weeds!' advert was first placed in mid-April, again only showing the lower half of a male user in neat trousers and a shirt, using a watering can to apply weedkiller, standing nonchalantly with a hand on his hip. The wording implies both the physical action of weeding, which with Weedol no longer involves bending or kneeling, as well as overcoming the relentless invasion of weeds in ones' garden. This campaign, which would have been expected to run until the end of May, was truncated, with the advert not appearing again where usually it would be placed two or three times in the month long peak Weedol advertising period.</text:span><text:span text:style-name="T328"><text:note text:id="ftn53" text:note-class="footnote"><text:note-citation>63</text:note-citation><text:note-body><text:p text:style-name="P136"><text:span text:style-name="T335">"</text:span>Stand up to weeds!<text:span text:style-name="T335">"</text:span> Daily Mirror, 13.04.68, p20. Also in the Daily Mail. <text:s/></text:p></text:note-body></text:note></text:span><text:span text:style-name="T328"> This was the same year that fatal accidents were reported in mainstream newspapers, but it is unclear whether the apparent </text:span><text:soft-page-break/><text:span text:style-name="T328">ending of the advertising campaign are related. It is possible that they are, as news of the Scottish poisoning is likely to have reached ICI in late April. The progress of Alex's lung transplant was reported during May, and Beverley Pollitt's death was reported in August. There may have been an embargo on reporting until after the coroner's examination, which means that her death could have occurred earlier in the year and influenced ICI's decisions. Weedol continued to be advertised through stores such as Timothy White, as part of multi product promotions.</text:span><text:span text:style-name="T328"><text:note text:id="ftn54" text:note-class="footnote"><text:note-citation>64</text:note-citation><text:note-body><text:p text:style-name="Footnote">“<text:span text:style-name="T323">Super Summer” Timothy Whites advert, Daily Express, 17.05.68</text:span></text:p></text:note-body></text:note></text:span><text:span text:style-name="T328"> </text:span></text:p>
      <text:p text:style-name="P32"/>
      <text:p text:style-name="P30"><text:span text:style-name="T329">In 1970, a whole user is depicted for the first time, contrasted to a non-user.</text:span><text:span text:style-name="T329"><text:note text:id="ftn55" text:note-class="footnote"><text:note-citation>65</text:note-citation><text:note-body><text:p text:style-name="P176"><text:span text:style-name="T335">"</text:span>There are two ways to weed your garden<text:span text:style-name="T335">"</text:span>, The Daily Mail, 08.04.71</text:p></text:note-body></text:note></text:span><text:span text:style-name="T329"> A</text:span> middle aged <text:span text:style-name="T285">man is shown</text:span>, probably in his own garden, where he <text:span text:style-name="T354">i</text:span>s using it among flowers and shrubs, not to clear expanses of weeds in an industrialised setting. <text:span text:style-name="T240">H</text:span>e <text:span text:style-name="T240">gives the impression of being</text:span> at leisure, <text:span text:style-name="T240">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341">or spray cannister </text:span>avoids this <text:span text:style-name="T329">contamination </text:span>problem. Perhaps these men would have been less used to handling potentially dangerous chemicals <text:span text:style-name="T243">in the home</text:span>, leaving that <text:span text:style-name="T243">task </text:span>to their wives. Perhaps the comfort of home, <text:span text:style-name="T242">and a mindset unique to </text:span>leisurely activities, meant that vigilance and care that men might have applied to handling <text:span text:style-name="T242">dangerous</text:span> substances in their working lives was <text:span text:style-name="T242">abandoned</text:span> once in the domestic environment. <text:span text:style-name="T242">This is partly brought about by the assumption that if something was dangerous, it wouldn’t be available, “they” wouldn’t allow anything bad to happen to a customer/consumer.</text:span></text:p>
      <text:p text:style-name="P265"/>
      <text:p text:style-name="P264"><text:span text:style-name="T350">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fact, instead continuing to run 'Don't waste time with weeds'. </text:span></text:p>
      <text:p text:style-name="P264"/>
      <text:p text:style-name="P264"><text:span text:style-name="T350">'</text:span>Stop weeds going to bed with your flowers<text:span text:style-name="T350">'</text:span><text:span text:style-name="T350"><text:note text:id="ftn182" text:note-class="footnote"><text:note-citation>66</text:note-citation><text:note-body><text:p text:style-name="P221">"Stop weeds going to bed with your flowers", Spring 1978 campaign, Daily Mail, 08.04.78, p32</text:p></text:note-body></text:note></text:span> places the gardener in a protective role against the invasion of weeds into the flower bed. <text:span text:style-name="T352">The scenario played out is of a beautifully cultivated flower bed, often considered a feminine garden activity, although the advert does not convey any indication of who the user might be though its use of gender neutral language.</text:span></text:p>
      <text:p text:style-name="P30"/>
      <text:p text:style-name="P35">ICI's adverts imagined their users to be looking for particular assurances from the product, and the adverts consistently addressed these by highlighting the “harmlessness” <text:span text:style-name="T324">to anything other than weeds</text:span>, time saved,<text:note text:id="ftn56" text:note-class="footnote"><text:note-citation>67</text:note-citation><text:note-body><text:p text:style-name="P128">“Don't waste time with weeds”, Spring 1967 Campaign. The Times 10.06.67, p8.</text:p></text:note-body></text:note> reduction of effort by switching “hard”<text:note text:id="ftn57" text:note-class="footnote"><text:note-citation>68</text:note-citation><text:note-body><text:p text:style-name="P130">“<text:span text:style-name="T322">Amazing new weeder discovery ENDS THE WORK OF WEEDING” Spring 1965, Daily Express, 03.04.65, p14;“End the work of weeding with Weedol” Weedol advertisement, Spring 1966 Campaign, Daily Mail, 16.04.66. </text:span></text:p></text:note-body></text:note> or “back-<text:span text:style-name="T335">breaking”</text:span><text:span text:style-name="T335"><text:note text:id="ftn58" text:note-class="footnote"><text:note-citation>69</text:note-citation><text:note-body><text:p text:style-name="P137">"Weedol kills weeds without killing the soil (or your back)" Daily Mail, 24.03.70, p3</text:p></text:note-body></text:note></text:span><text:span text:style-name="T335"> work for faster and easier watering</text:span>. <text:span text:style-name="T352">In juxtaposing a young child with the user, these adverts suggest both</text:span></text:p>
      <text:p text:style-name="P35"/>
      <text:p text:style-name="P36">An awareness that Weedol was perceived <text:span text:style-name="T372">by users </text:span>to be expensive also shows in the adverts. They detail the precise area that can be treated,<text:note text:id="ftn59" text:note-class="footnote"><text:note-citation>70</text:note-citation><text:note-body><text:p text:style-name="P137">"Stand up to weeds!" Daily Mirror, 13.04.68, p20</text:p></text:note-body></text:note> <text:span text:style-name="T337">and consistently highlight the low costs involved, either of the product itself or of the specialised applicators that would allow the herbicide's most </text:span><text:soft-page-break/><text:span text:style-name="T337">economical application.</text:span><text:span text:style-name="T337"><text:note text:id="ftn185" text:note-class="footnote"><text:note-citation>71</text:note-citation><text:note-body><text:p text:style-name="Footnote"/></text:note-body></text:note></text:span></text:p>
      <text:p text:style-name="P58"/>
      <text:p text:style-name="P90">The seasonality of Weedol <text:span text:style-name="T370">application </text:span>was well expressed through the adverts, and the diversification or extension of applications can be seen in the extended or completely new season of autumn application.<text:note text:id="ftn60" text:note-class="footnote"><text:note-citation>72</text:note-citation><text:note-body><text:p text:style-name="P147">October Advert</text:p></text:note-body></text:note></text:p>
      <text:p text:style-name="P58"/>
      <text:p text:style-name="P279"><text:span text:style-name="T350">In all these adverts, ICI's idealised user is male. Although the rhetoric of weeding is generally war-like, invoking battles, domination and death, the language of Weedol adverts was restrained in this sense and instead focused on saving time and effort, which is applicable to both men and women. However, when looked at as a whole, ICI's advertising strategy seems to be directed more at men, even down to the production of a pin-up (check this – amateur gardening annual 1970). Was this a result of their market research, that men were interested in a chemical solution to this task?</text:span> Are women less inclined to use weedkillers? Are women supposed to be nurturing rather than killing? Maybe th<text:span text:style-name="T350">is will</text:span> come through in oral history work or more archival research. </text:p>
      <text:p text:style-name="P58"/>
      <text:p text:style-name="P58"><text:span text:style-name="T39">Weedol adverts were</text:span><text:span text:style-name="T4"> verbose </text:span><text:span text:style-name="T39">and</text:span><text:span text:style-name="T4"> very informative, </text:span><text:span text:style-name="T40">they </text:span><text:span text:style-name="T39">were not “look at” adverts, they were</text:span><text:span text:style-name="T39"><office:annotation><dc:creator>Unknown Author</dc:creator><dc:date>2014-03-09T11:20:01.068706000</dc:date><text:list text:continue-numbering="true" text:style-name=""><text:list-item><text:p text:style-name="P351"><text:span text:style-name="T384">Presumption about class of user?</text:span></text:p></text:list-item></text:list></office:annotation></text:span><text:span text:style-name="T39"> </text:span><text:span text:style-name="T40">designed to </text:span><text:span text:style-name="T39">explain to potential users the scenarios that Weedol could be deployed </text:span><text:span text:style-name="T40">and what users could expect from it</text:span><text:span text:style-name="T39">. </text:span><text:span text:style-name="T193">This is especially true of the earlier adverts, when Weedol was a new product and had to be introduced to potential users. The greatest variety of Weedol adverts appeared in the Mail, Express and Mirror, while the Times tended to carry 'Don't waste time with weeds' advert which is less wordy, with only minimal graphics. </text:span><text:span text:style-name="T39">G</text:span><text:span text:style-name="T4">reat pains were taken to put across the ease and simplicity of use, </text:span><text:span text:style-name="T39">emphasising the use of </text:span><text:span text:style-name="T4">the plants</text:span><text:span text:style-name="T39">'</text:span><text:span text:style-name="T4"> </text:span><text:span text:style-name="T39">own </text:span><text:span text:style-name="T187">'</text:span><text:span text:style-name="T4">natural</text:span><text:span text:style-name="T187">'</text:span><text:span text:style-name="T4"> processes to kill the plant. </text:span><text:span text:style-name="T39">One of the most frequently used words was </text:span><text:span text:style-name="T187">'</text:span><text:span text:style-name="T39">harmless</text:span><text:span text:style-name="T187">'</text:span><text:span text:style-name="T39">, although it was always accompanied by the phrase </text:span><text:span text:style-name="T187">'</text:span><text:span text:style-name="T39">when used as directed</text:span><text:span text:style-name="T187">'</text:span><text:span text:style-name="T39">. </text:span><text:span text:style-name="T175"><text:s/>Paraquat is not hidden as an ingredient, it is positively promoted as the reason to buy and use the product, h</text:span><text:span text:style-name="T39">owever, t</text:span><text:span text:style-name="T4">here is no mention of the percentage of active ingredient. </text:span><text:span text:style-name="T175">By not distinguishing the differences clearly in the advertisements or the packaging, ICI facilitated users making a hazy distinction between the agricultural and domestic versions. </text:span></text:p>
      <text:p text:style-name="Standard"/>
      <text:p text:style-name="Standard"/>
      <text:p text:style-name="P42">Model Users</text:p>
      <text:p text:style-name="P269">Model users are a creation of the publishing and broadcast industries. By cultivating an authoritative gardening character, a respected regular feature (column or programme) can be a guaranteed to interest real and vicarious <text:span text:style-name="T359">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13">modelled</text:span> how to correctly use the chemical and <text:span text:style-name="T313">broadcast a</text:span> schedule for using the herbicide. The <text:span text:style-name="T370">device</text:span> of <text:span text:style-name="T370">'</text:span>jobs to do this week<text:span text:style-name="T370">'</text:span> is well used in their <text:span text:style-name="T244">columns</text:span>, <text:span text:style-name="T244">which presents</text:span> very similar advice <text:span text:style-name="T244">and instruction </text:span>on weeding, planting, fertilising <text:span text:style-name="T244">as </text:span>might be set out in gardening almanacs or books. <text:span text:style-name="T244">T</text:span>he <text:span text:style-name="T244">newspaper columns</text:span> <text:span text:style-name="T244">give the opportunity to </text:span>add topical comment on rain or sun, or other events to supplement and fine tune the advice. In part, the<text:span text:style-name="T244">se model users</text:span> are also experimental users, <text:span text:style-name="T244">being among the first to use the Weedol preparation in real situations. They also disseminated new uses, such as using Weedol on rose suckers.</text:span><text:span text:style-name="T244"><text:note text:id="ftn61" text:note-class="footnote"><text:note-citation>73</text:note-citation><text:note-body><text:p text:style-name="P126">“Jobs for July”, The Times, 29.06.68, p27; <text:s/>“Some answers in the air”, The Tiem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244"> A rose sucker is produced from the rootstock and competes for nutrients with the desired variety grafted onto it, sucking the nutrients away before they can get to the rest of the plant. In this sense of competition for resources, </text:span><text:soft-page-break/><text:span text:style-name="T244">suckers are weeds and although this use was not envisaged or tested by ICI, or depicted by Weedol's instructions,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text:span></text:p>
      <text:p text:style-name="P1"/>
      <text:p text:style-name="Standard"><text:span text:style-name="T4">Gardening columns </text:span><text:span text:style-name="T40">often referred to</text:span><text:span text:style-name="T4"> </text:span><text:span text:style-name="T121">readers’</text:span><text:span text:style-name="T4"> letters, and in </text:span><text:span text:style-name="T40">1968 </text:span><text:span text:style-name="T4">readers of </text:span><text:span text:style-name="T208">T</text:span><text:span text:style-name="T207">he Times</text:span><text:span text:style-name="T4"> wanted to know why </text:span><text:span text:style-name="T156">garden columnist </text:span><text:span text:style-name="T4">Roy Hay kept casually recommending a potentially lethal chemical to them, without ever mentioning risk.</text:span><text:span text:style-name="T4"><text:note text:id="ftn62" text:note-class="footnote"><text:note-citation>74</text:note-citation><text:note-body><text:p text:style-name="P177">“Worth the extra pound or two” The Times, 07.09.68, p22.</text:p></text:note-body></text:note></text:span><text:span text:style-name="T4"> The columnist reiterated the existence of a domestic version which was much safer, </text:span><text:span text:style-name="T40">which was entirely true but possibly not explanatory enough</text:span><text:span text:style-name="T4">. </text:span><text:span text:style-name="T40">Looking over the columns where the herbicide is invoked, Hay</text:span><text:span text:style-name="T4"> </text:span><text:span text:style-name="T40">was </text:span><text:span text:style-name="T177">often</text:span><text:span text:style-name="T40"> </text:span><text:span text:style-name="T120">unclear</text:span><text:span text:style-name="T40"> or inaccurate: he </text:span><text:span text:style-name="T4">usually simply said “paraquat” rather than specifying </text:span><text:span text:style-name="T40">by the</text:span><text:span text:style-name="T4"> brand name Weedol, described the domestic version as </text:span><text:span text:style-name="T128">“smaller packs”</text:span><text:span text:style-name="T4"> rather than less concentrated, and directed them to follow the </text:span><text:span text:style-name="T121">manufacturers’</text:span><text:span text:style-name="T121"><office:annotation><dc:creator>Unknown Author</dc:creator><dc:date>2014-03-09T11:36:11.656923000</dc:date><text:list text:continue-numbering="true" text:style-name=""><text:list-item><text:p text:style-name="P351"><text:span text:style-name="T384">Insert point about options, always providing multiple choices for the user, and also the class of the reader – no chem was the Times, chem was DM and Express. Notable. </text:span></text:p></text:list-item><text:list-item><text:p text:style-name="P351"><text:span text:style-name="T384"/></text:p></text:list-item></text:list></office:annotation></text:span><text:span text:style-name="T4"> instructions. <text:s/></text:span><text:span text:style-name="T141">The model user could also counter accusations that Weedol was expensive, by reiterating that by investing in the appropriate application spray bar, the herbicide could be applied without waste.</text:span><text:span text:style-name="T141"><text:note text:id="ftn63" text:note-class="footnote"><text:note-citation>75</text:note-citation><text:note-body><text:p text:style-name="P145">"Gardening" The Times, 16.05.70, p26; <text:span text:style-name="T338">"Gardening" The Times, 04.07.70 p23</text:span></text:p></text:note-body></text:note></text:span><text:span text:style-name="T141"> </text:span><text:span text:style-name="T140">Th</text:span><text:span text:style-name="T141">e</text:span><text:span text:style-name="T140"> model users were by no means perfect, or even ideal, as inconsistent product placement shows, or the </text:span><text:span text:style-name="T141">occasional</text:span><text:span text:style-name="T140"> modelling of unideal </text:span><text:span text:style-name="T141">opinions</text:span><text:span text:style-name="T140"> such as that </text:span><text:span text:style-name="T141">'</text:span><text:span text:style-name="T140">amateur packs were expensive'.</text:span><text:span text:style-name="T140"><text:note text:id="ftn64" text:note-class="footnote"><text:note-citation>76</text:note-citation><text:note-body><text:p text:style-name="P100"><text:span text:style-name="T274">Take the backbreak out of weeding' </text:span><text:span text:style-name="T264">Roy Ha</text:span><text:span text:style-name="T274">y, </text:span><text:span text:style-name="T275">The Times, </text:span><text:span text:style-name="T274">17.06.67, p6</text:span></text:p></text:note-body></text:note></text:span></text:p>
      <text:p text:style-name="Standard"/>
      <text:p text:style-name="P332"><text:span text:style-name="T4">Columnists continued to offer paraquat as an option for home gardeners, even when closer reading of descriptions of their own gardens and practices showed that they chose not to use paraquat in as many situations as they suggested. It became clear that </text:span><text:span text:style-name="T140">some columnists</text:span><text:span text:style-name="T4"> actually preferred to use cover planting to avoid weeding </text:span><text:span text:style-name="T21">in their own gardens</text:span><text:span text:style-name="T4">, limiting the amount of bare soil that could be colonised by weeds.</text:span><text:span text:style-name="T4"><text:note text:id="ftn65" text:note-class="footnote"><text:note-citation>77</text:note-citation><text:note-body><text:p text:style-name="P99"><text:span text:style-name="T274">'Take the backbreak out of weeding' </text:span><text:span text:style-name="T264">Roy Ha</text:span><text:span text:style-name="T274">y, </text:span><text:span text:style-name="T275">The Times, </text:span><text:span text:style-name="T274">17.06.67, p6 (this article predominantly about ground cover was adjacent to a Weedol advert); </text:span><text:span text:style-name="T264"><text:s/>'A case for ground cover.' Times [London, England] 1 June 1974: 13, </text:span><text:span text:style-name="T265">R</text:span><text:span text:style-name="T264">oy Hay. 'Covering a lot of ground.' Times [London, England] 15 June 1974: 12. </text:span></text:p></text:note-body></text:note></text:span><text:span text:style-name="T4"> </text:span><text:span text:style-name="T177">Paraquat could play a part in preparing the soil for the desired plants, but it was not the kind of frequent application that ICI had envisaged. </text:span><text:span text:style-name="T4">However, for many of their readers, this aesthetic was alien and messy. The culture of digging was still strong, with the columnists exhorting an </text:span><text:span text:style-name="T21">'</text:span><text:span text:style-name="T4">either-or</text:span><text:span text:style-name="T21">'</text:span><text:span text:style-name="T4"> approach, either use weedkiller and do not dig </text:span><text:span text:style-name="T176">nor hoe</text:span><text:span text:style-name="T4">, or di</text:span><text:span text:style-name="T176">g (or hoe)</text:span><text:span text:style-name="T4">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1">graspable</text:span><text:span text:style-name="T4"> weeds. Using the chemical on larger weeds did not give such satisfactory results, leaving a desiccated, dead plant which would then have to be pulled out, inevitably disturbing the soil and encouraging new weed growth.</text:span><text:span text:style-name="T4"><text:note text:id="ftn66" text:note-class="footnote"><text:note-citation>78</text:note-citation><text:note-body><text:p text:style-name="P146">"Gardening" The Times, 10.05.67, p5</text:p></text:note-body></text:note></text:span><text:span text:style-name="T4"> </text:span></text:p>
      <text:p text:style-name="Standard"/>
      <text:p text:style-name="P83">ICI even <text:span text:style-name="T360">featured</text:span> a model user, Percy Thrower, in one of their multi-product adverts.<text:note text:id="ftn67" text:note-class="footnote"><text:note-citation>79</text:note-citation><text:note-body><text:p text:style-name="Footnote">“<text:span text:style-name="T324">To get plenty of vegetables, I give them plenty of help” ICI Garden Products Even the greenest fingers need a little help, Daily Express, 04.09.77, p22. This advert featured soil conditioner (mulch), granulated fertiliser, and Weedol. Percy is shown holding a pipe. </text:span></text:p></text:note-body></text:note> <text:span text:style-name="T329">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06">Gardeners World</text:span><text:span text:style-name="T329"> and appearing on children's programme Blue Peter. O'Sullivan identified Thrower's enthusiasm for </text:span><text:soft-page-break/><text:span text:style-name="T329">chemical aids as one of the factors in his parting company with </text:span><text:span text:style-name="T206">Gardeners World</text:span><text:span text:style-name="T329"> in 1976.</text:span><text:span text:style-name="T329"><text:note text:id="ftn68" text:note-class="footnote"><text:note-citation>80</text:note-citation><text:note-body><text:p text:style-name="P99"><text:span text:style-name="T331">Timothy O'Sullivan, ‘Thrower, Percy John (1913–1988)</text:span><text:span text:style-name="T330">’</text:span><text:span text:style-name="T331">, rev. </text:span><text:span text:style-name="T332">Oxford Dictionary of National Biography</text:span><text:span text:style-name="T331">, Oxford </text:span></text:p></text:note-body></text:note></text:span><text:span text:style-name="T329"> This decision must have reflected not just the view of the programme makers, but also that of their audience.</text:span></text:p>
      <text:p text:style-name="Standard"/>
      <text:p text:style-name="P333"><text:span text:style-name="T335">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one formulation was not promoted above others. </text:span></text:p>
      <text:p text:style-name="P333"><text:span text:style-name="T4"/></text:p>
      <text:p text:style-name="P333"/>
      <text:p text:style-name="P42">Experimental Users</text:p>
      <text:p text:style-name="Standard"><text:span text:style-name="T4">When Weedol was sent out with Plant Protection staff for testing at home, this single use sachet raised questions about the size of commonly owned watering cans, and thus what could reasonably be expected to give reliable results.</text:span><text:span text:style-name="T4"><text:note text:id="ftn70" text:note-class="footnote"><text:note-citation>81</text:note-citation><text:note-body><text:p text:style-name="P178"><text:tab/></text:p></text:note-body></text:note></text:span><text:span text:style-name="T4"> </text:span></text:p>
      <text:p text:style-name="P1"/>
      <text:p text:style-name="P89"><text:span text:style-name="T4">Outside the organisation, experimental uses were frowned upon. Uses not sanctioned by the company were counted as deviating from approved uses, even when the use was a logical and reasonable one that would eventually get approval. </text:span><text:span text:style-name="T142">(pea haulm)Rose?</text:span></text:p>
      <text:p text:style-name="P1"/>
      <text:p text:style-name="Standard"/>
      <text:p text:style-name="Standard"><text:span text:style-name="T1">Disobedient or Careless </text:span><text:span text:style-name="T2">U</text:span><text:span text:style-name="T1">sers</text:span></text:p>
      <text:p text:style-name="P1"/>
      <text:p text:style-name="P73"><text:span text:style-name="T4">Disobedient users did not follow the instructions crafted to direct safe use. Typically, a disobedient user decanted Gramoxone into an unlabelled drinks bottle, or they might not wash off splashes immediately, or soak up a larger spill. A disobedient user of Weedol would allow children access to the granules, </text:span><text:span text:style-name="T187">dissolve granules to make up a solution</text:span><text:span text:style-name="T87"> concentration </text:span><text:span text:style-name="T187">different to those recommended by ICI, </text:span><text:span text:style-name="T87">or use the herbicide for purposes other than killing weeds in their garden.</text:span><text:span text:style-name="T4"> </text:span></text:p>
      <text:p text:style-name="Standard"/>
      <text:p text:style-name="P61"><text:span text:style-name="T41">Howard</text:span><text:span text:style-name="T41"><text:note text:id="ftn71" text:note-class="footnote"><text:note-citation>82</text:note-citation><text:note-body><text:p text:style-name="P101">Howard was an industrial hygienist, a trained medic, medical advisor to the Chemical Industries Association. He was intolerant of behaviour that deviated from that prescribed for correct use. He does not seem to have applied <text:s/>thought to <text:span text:style-name="T202">why</text:span> people used paraquat in some ingenious if misguided and ultimately harmful ways (louse removal <text:span text:style-name="T250">[p70-71]</text:span>, creative mixtures <text:span text:style-name="T250">[p74] or alternative concentrations [p68]</text:span>). He admired the makeshift use of a plastic bag to protect sprayers from leak<text:span text:style-name="T284">y</text:span> knapsacks, but did not comment on the reasons why workers did not wear protective shoes or trousers (heat, comfort, cost) and were not more careful (education, experience, <text:span text:style-name="T284">access to clean water, medical care, choice of language</text:span>) nor did he look at communication between workers with respect to dealing with these hazards, or between workers and employer. <text:span text:style-name="T314">Howard</text:span> <text:span text:style-name="T284">approached</text:span> this problem from a completely medical/industrial view point, rather than from the <text:span text:style-name="T314">user’s</text:span> point of view. <text:span text:style-name="T249">At the time he wrote the thesis he may have been associated with Plant Protection Limited, as he published a paper relating to this same work under their name. </text:span><text:s/></text:p></text:note-body></text:note></text:span><text:span text:style-name="T41"> found that there were plenty of instances of trained, experienced Gramoxone applicators being careless with the concentrate and the dilute solution,</text:span><text:span text:style-name="T41"><text:note text:id="ftn72" text:note-class="footnote"><text:note-citation>83</text:note-citation><text:note-body><text:p text:style-name="P103">Howard, p92, 113</text:p></text:note-body></text:note></text:span><text:span text:style-name="T41"> going so far as to declare farmworkers as “notoriously careless”.</text:span><text:span text:style-name="T41"><text:note text:id="ftn73" text:note-class="footnote"><text:note-citation>84</text:note-citation><text:note-body><text:p text:style-name="P98">Howard, 216</text:p></text:note-body></text:note></text:span><text:span text:style-name="T4"> </text:span></text:p>
      <text:p text:style-name="P6"/>
      <text:p text:style-name="P307">Accidental poisoning</text:p>
      <text:p text:style-name="P81"><text:span text:style-name="T87">Repacking Gramoxone into unlabelled bottles was the principle cause of accidental ingestion, </text:span><text:span text:style-name="T88">and was also associated with theft </text:span><text:span text:style-name="T187">from an employer</text:span><text:span text:style-name="T87">.</text:span><text:span text:style-name="T87"><text:note text:id="ftn74" text:note-class="footnote"><text:note-citation>85</text:note-citation><text:note-body><text:p text:style-name="P112">HO305/32, Extract from minutes of 66<text:span text:style-name="T296">th</text:span> Meeting of the Poisons Board, 23.2.73</text:p></text:note-body></text:note></text:span><text:span text:style-name="T87"> </text:span><text:span text:style-name="T4">Crofters and other small scale agricultural users, </text:span><text:soft-page-break/><text:span text:style-name="T4">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4"><text:note text:id="ftn75" text:note-class="footnote"><text:note-citation>86</text:note-citation><text:note-body><text:p text:style-name="P179"><text:tab/></text:p></text:note-body></text:note></text:span><text:span text:style-name="T4"> </text:span><text:span text:style-name="T187">In this instance, the company did not comment on those retailers who were breaking the condition of sale not to repack. </text:span></text:p>
      <text:p text:style-name="P23"/>
      <text:p text:style-name="P81"><text:span text:style-name="T123">W</text:span><text:span text:style-name="T4">orkers whose job it was to clear unwanted vegetation - agricultural workers, council workers, people maintaining runways and railways - and, disregarding whether they had permission or not, </text:span><text:span text:style-name="T122">had no reason to store the herbicide in their own homes. Therefore it must be assumed that </text:span><text:span text:style-name="T4">they </text:span><text:span text:style-name="T123">were impressed by its effectiveness and</text:span><text:span text:style-name="T4"> took it home for themselves or friends to use </text:span><text:span text:style-name="T122">domestically</text:span><text:span text:style-name="T4">. <text:s/>MAFF described people who brought home Gramoxone from agricultural or horticultural stocks as trying to avoid the expense of buying Weedol.</text:span><text:span text:style-name="T4"><text:note text:id="ftn76" text:note-class="footnote"><text:note-citation>87</text:note-citation><text:note-body><text:p text:style-name="P180">SW 1169, 182, PNM Moore documenting a telephone conversation with Holloway 26.6.68, National Archives, Kew</text:p></text:note-body></text:note></text:span><text:span text:style-name="T4"> From the circumstances reported in newspapers, liquid paraquat preparations tended to be brought home by quite young men, who worked in agricultural or horticultural jobs or were in social circles with people who could access the high concentration product.</text:span><text:span text:style-name="T4"><text:note text:id="ftn77" text:note-class="footnote"><text:note-citation>88</text:note-citation><text:note-body><text:p text:style-name="P181">“The boy who thought he'd had a drink of pop”, Jane Gaskell, The Daily Mail, 24.06.71, p6.</text:p></text:note-body></text:note></text:span><text:span text:style-name="T4"> </text:span></text:p>
      <text:p text:style-name="P6"/>
      <text:p text:style-name="P65"><text:span text:style-name="T4">A 1967 </text:span><text:span text:style-name="T190">note between members of the Poisons Board</text:span><text:span text:style-name="T4"> following </text:span><text:span text:style-name="T57">the earliest </text:span><text:span text:style-name="T190">accidental </text:span><text:span text:style-name="T57">poisonings, </text:span><text:span text:style-name="T190">which all </text:span><text:span text:style-name="T57">relat</text:span><text:span text:style-name="T190">ed</text:span><text:span text:style-name="T57"> to repacking, </text:span><text:span text:style-name="T4">in which Roy Goulding, </text:span><text:span text:style-name="T54">founder of the National Poisons Information Bureau</text:span><text:span text:style-name="T54"><text:note text:id="ftn78" text:note-class="footnote"><text:note-citation>89</text:note-citation><text:note-body><text:p text:style-name="Footnote"><text:span text:style-name="T266">“Information On Poisons” </text:span><text:span text:style-name="T268">The British Medical Journal</text:span><text:span text:style-name="T270"> , Vol. 1, No. 5339 (May 4, 1963), p. 1220</text:span></text:p></text:note-body></text:note></text:span><text:span text:style-name="T54"> </text:span><text:span text:style-name="T55">and member of the </text:span><text:span text:style-name="T86">MAFF </text:span><text:span text:style-name="T55">sub-committee dealing with poisons</text:span><text:span text:style-name="T54">,</text:span><text:span text:style-name="T4"> wonders how to prevent this. He wr</text:span><text:span text:style-name="T55">o</text:span><text:span text:style-name="T4">te 'How we can deter them I don't know, but labelling the concentrate as poison might help.”</text:span><text:span text:style-name="T4"><text:note text:id="ftn79" text:note-class="footnote"><text:note-citation>90</text:note-citation><text:note-body><text:p text:style-name="P104">MAF 284/307, 104, Letter from R. Goulding (Guys Hospital) to JAR Bates, (MAFF Plant Pathology), 16.08.67</text:p></text:note-body></text:note></text:span><text:span text:style-name="T4"> </text:span><text:span text:style-name="T187">T</text:span><text:span text:style-name="T87">here was a lot of room for negotiating the wording on labels. </text:span><text:span text:style-name="T4">Plant Protection were resistant to suggestions that the word 'Poison' should be included on the label, </text:span><text:span text:style-name="T99">as they did not want potential users to be scared by the word “poison” and put off using their product. They maintained that when users followed the instructions, the product was safe.</text:span><text:span text:style-name="T4"><text:note text:id="ftn80" text:note-class="footnote"><text:note-citation>91</text:note-citation><text:note-body><text:p text:style-name="P182">Letter from AAB Swan (ICI)to F Stewart (HO, Poisons Board), 13.05.68</text:p></text:note-body></text:note></text:span><text:span text:style-name="T4"> </text:span><text:span text:style-name="T99">In 1968, they reworded the labels to include 'Dangerous if swallowed', which is not as direct. </text:span></text:p>
      <text:p text:style-name="Standard"/>
      <text:p text:style-name="Standard"><text:span text:style-name="T4">The familiar shapes of drinks bottles, an important part of their brand identity, sent out the wrong signals about safe contents when they were reused to store agrochemicals. The bottles of concentrated herbicide found their way into bags,</text:span><text:span text:style-name="T4"><text:note text:id="ftn81" text:note-class="footnote"><text:note-citation>92</text:note-citation><text:note-body><text:p text:style-name="Footnote"><text:span text:style-name="T315">SC3078 Paraquat and diquat liquid formulations summary of experience of human exposure December 1965 – May 1967, National Archives; </text:span>“<text:span text:style-name="T315">Girl drinks first and dies” Daily Mail, 30.09.72</text:span></text:p></text:note-body></text:note></text:span><text:span text:style-name="T4"> glove compartments,</text:span><text:span text:style-name="T4"><text:note text:id="ftn82" text:note-class="footnote"><text:note-citation>93</text:note-citation><text:note-body><text:p text:style-name="Footnote">“<text:span text:style-name="T304">Children steal deadly weedkiller” Daily Mail, 30.08.72, p3</text:span></text:p></text:note-body></text:note></text:span><text:span text:style-name="T4"> sheds,</text:span><text:span text:style-name="T4"><text:note text:id="ftn83" text:note-class="footnote"><text:note-citation>94</text:note-citation><text:note-body><text:p text:style-name="Footnote">“<text:span text:style-name="T301">The killer inside the bottle” Daily Mail, 08.07.72, p20</text:span>; “<text:span text:style-name="T301">Doctors save paraquat toddler” Daily Mail, 18.11.72, p3;</text:span> “<text:span text:style-name="T301">Alive! The boy who drank paraquat” Daily Mail, 06.08.82, p1</text:span></text:p></text:note-body></text:note></text:span><text:span text:style-name="T4"> kitchens</text:span><text:span text:style-name="T4"><text:note text:id="ftn84" text:note-class="footnote"><text:note-citation>95</text:note-citation><text:note-body><text:p text:style-name="P123">“Bottle said lemonade but it killed Beverley” <text:s/>Daily Mail 14.08.68 (clipping from paper, no page, <text:span text:style-name="T325">'Poison tragedy of a gardener' Daily Express, 30.09.72, p15</text:span></text:p></text:note-body></text:note></text:span><text:span text:style-name="T4"> and even fridges</text:span><text:span text:style-name="T4"><text:note text:id="ftn85" text:note-class="footnote"><text:note-citation>96</text:note-citation><text:note-body><text:p text:style-name="P122"><text:span text:style-name="T280">cannot find this but will continue hunting as was interesting – wife put it in fridge, did not know what was in it</text:span>. </text:p></text:note-body></text:note></text:span><text:span text:style-name="T4"> where they were mistaken for dark coloured drinks: </text:span><text:span text:style-name="T133">cordial,</text:span><text:span text:style-name="T133"><text:note text:id="ftn86" text:note-class="footnote"><text:note-citation>97</text:note-citation><text:note-body><text:p text:style-name="P135">'Poison tragedy of a gardener' Daily Express, 30.09.72, p15</text:p></text:note-body></text:note></text:span><text:span text:style-name="T133"> </text:span><text:span text:style-name="T4">cola,</text:span><text:span text:style-name="T4"><text:note text:id="ftn87" text:note-class="footnote"><text:note-citation>98</text:note-citation><text:note-body><text:p text:style-name="P122">“Boy and Girl in lung-swop operation” Daily Mail, 13.05.68, p1</text:p></text:note-body></text:note></text:span><text:span text:style-name="T4"> </text:span><text:span text:style-name="T125">beer</text:span><text:span text:style-name="T4">,</text:span><text:span text:style-name="T4"><text:note text:id="ftn88" text:note-class="footnote"><text:note-citation>99</text:note-citation><text:note-body><text:p text:style-name="P122"><text:span text:style-name="T315">SC3078 Paraquat and diquat liquid formulations summary of experience of human exposure December 1965 – May 1967; </text:span>“Man drank weedkiller by mistake” The Times, 11.12.69, p 5; </text:p></text:note-body></text:note></text:span><text:span text:style-name="T4"> </text:span><text:span text:style-name="T101">wine,</text:span><text:span text:style-name="T101"><text:note text:id="ftn89" text:note-class="footnote"><text:note-citation>100</text:note-citation><text:note-body><text:p text:style-name="P119">SC3078, Paraquat and Diquat liquid formulations summary of experience of human exposure December 1965 - May 1967</text:p></text:note-body></text:note></text:span><text:span text:style-name="T101"> or </text:span><text:span text:style-name="T98">sherry</text:span><text:span text:style-name="T98"><text:note text:id="ftn90" text:note-class="footnote"><text:note-citation>101</text:note-citation><text:note-body><text:p text:style-name="Footnote">“<text:span text:style-name="T302">Poison husband's grief”, Daily Mail, 23.11.77, p11</text:span></text:p></text:note-body></text:note></text:span><text:span text:style-name="T4">then swigged by curious or thirsty children, teens and adults, with very serious and sad consequences. When drunk, paraquat could be quickly absorbed into the blood, with pathologists </text:span><text:soft-page-break/><text:span text:style-name="T4">warning that a mouthful could be lethal even if it was spat out,</text:span><text:span text:style-name="T4"><text:note text:id="ftn91" text:note-class="footnote"><text:note-citation>102</text:note-citation><text:note-body><text:p text:style-name="P183">Weedkiller was nice, dying child whispered' The Times, 19.07.72, p2</text:p></text:note-body></text:note></text:span><text:span text:style-name="T4"> or speculating that a graze on a child's knee could be an entry point for a fatal dose if they played in a recent sprayed field</text:span><text:span text:style-name="T4"><text:note text:id="ftn92" text:note-class="footnote"><text:note-citation>103</text:note-citation><text:note-body><text:p text:style-name="P184">“The boy who thought he'd had a drink of pop”, Jane Gaskell, The Daily Mail, 24.06.71, p6.</text:p></text:note-body></text:note></text:span><text:span text:style-name="T4"> although </text:span><text:span text:style-name="T31">calculations by Howard shows that at the dilutions that </text:span><text:span text:style-name="T41">it </text:span><text:span text:style-name="T31">should be sprayed, they were not a danger to health</text:span><text:span text:style-name="T4">.</text:span><text:span text:style-name="T4"><text:note text:id="ftn93" text:note-class="footnote"><text:note-citation>104</text:note-citation><text:note-body><text:p text:style-name="P96">Howard, Paraquat Uses and Misuses, 1982, p6<text:span text:style-name="T235">5</text:span>.</text:p></text:note-body></text:note></text:span></text:p>
      <text:p text:style-name="Standard"/>
      <text:p text:style-name="P64"><text:span text:style-name="T4">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124">(a repair response) </text:span><text:span text:style-name="T4">in the lungs which thicken so much that the lungs solidify. Despite </text:span><text:span text:style-name="T97">doctors’</text:span><text:span text:style-name="T4"> best efforts to deactivate paraquat with Fullers earth, or kaolin, mimicking the deactivation seen in soils,</text:span><text:span text:style-name="T4"><text:note text:id="ftn94" text:note-class="footnote"><text:note-citation>105</text:note-citation><text:note-body><text:p text:style-name="P185"><text:tab/></text:p></text:note-body></text:note></text:span><text:span text:style-name="T4"> or to dilute the chemical in the bloodstream through forced diuresis as was </text:span><text:span text:style-name="T99">employed</text:span><text:span text:style-name="T4"> in treating barbiturate overdoses,</text:span><text:span text:style-name="T4"><text:note text:id="ftn95" text:note-class="footnote"><text:note-citation>106</text:note-citation><text:note-body><text:p text:style-name="P186"><text:span text:style-name="T252">“</text:span><text:span text:style-name="T253">Paraquat poisoning Treated by forced diuresis” </text:span><text:span text:style-name="T252">F. Kerr</text:span><text:span text:style-name="T254"> </text:span><text:span text:style-name="T255">et al </text:span><text:span text:style-name="T257">(1968), </text:span><text:span text:style-name="T255">BMJ,</text:span><text:span text:style-name="T257"> vol 3, No. 5613, pp. 290-291</text:span><text:tab/></text:p></text:note-body></text:note></text:span><text:span text:style-name="T4"> </text:span><text:span text:style-name="T99">their treatments were experimental and often unsuccessfu</text:span><text:span text:style-name="T100">l</text:span><text:span text:style-name="T99">. In some cases, they would even worsen the situation, </text:span><text:span text:style-name="T100">although this could provide evidence supporting increased understanding of paraquat's mechanism of action</text:span><text:span text:style-name="T99">.</text:span><text:span text:style-name="T99"><text:note text:id="ftn96" text:note-class="footnote"><text:note-citation>107</text:note-citation><text:note-body><text:p text:style-name="P118">Howard, <text:span text:style-name="T303">p30 (oxygen), p169 (forced diruresis)</text:span></text:p></text:note-body></text:note></text:span><text:span text:style-name="T99"> </text:span><text:span text:style-name="T4">Gramoxone poisonings </text:span><text:span text:style-name="T100">led to a</text:span><text:span text:style-name="T4"> horrifyingly certain and slow death, potentially over two weeks or more. </text:span></text:p>
      <text:p text:style-name="P40"/>
      <text:p text:style-name="P86"><text:span text:style-name="T136">Carelessness was not only a problem with farmers. From the product launch in 1965 to May 1967, 7 million units </text:span><text:span text:style-name="T137">of Weedol </text:span><text:span text:style-name="T136">were sold. </text:span><text:span text:style-name="T137">Considering the volume sold, the five </text:span><text:span text:style-name="T136">reported medical incidents involving Weedol which could be attributed to carelessness </text:span><text:span text:style-name="T137">is a tribute to how safe the product could be</text:span><text:span text:style-name="T136">. <text:s/>A child </text:span><text:span text:style-name="T121">“who should not have access to the preparation” </text:span><text:span text:style-name="T136">ate the granules, demonstrating the carelessness of the adult in charge to not carefully put the product out of reach of children, and in addition there were four instances of skin irritation which arose </text:span><text:span text:style-name="T121">“during application of the chemical and resulted from carelessness”</text:span><text:span text:style-name="T136">.</text:span><text:span text:style-name="T136"><text:note text:id="ftn97" text:note-class="footnote"><text:note-citation>108</text:note-citation><text:note-body><text:p text:style-name="P187">Fifth report on paraquat - Home Garden Use, MAF 284 307, doc 108 {IMG_2917}</text:p></text:note-body></text:note></text:span><text:span text:style-name="T136"> </text:span></text:p>
      <text:p text:style-name="P41"/>
      <text:p text:style-name="P85"><text:span text:style-name="T136">During this period </text:span><text:span text:style-name="T4">7 million units were sold while Weedol had provisional commercial clearance, which was treated as a time to make observations of the real life use scenarios. <text:s/>It was sold as packets of granules or pellets, where the whole ounce packet was to be dissolved directly in a 2 gallon watering can. This meant that the user should not have to measure out or handle the product, as well as there being no left over granules to store, and the whole liquid amount used up.</text:span></text:p>
      <text:p text:style-name="P263"/>
      <text:p text:style-name="P308">Self harm and suicide</text:p>
      <text:p text:style-name="P37">Another form of disobedience was to go against the instruction that it was only to be used as a herbicide. <text:span text:style-name="T347">An example of this was u</text:span>sing the product as an insecticide<text:note text:id="ftn98" text:note-class="footnote"><text:note-citation>109</text:note-citation><text:note-body><text:p text:style-name="P133"><text:span text:style-name="T325">“Read the label”</text:span>, Letter from TRL Waring ICI Plant Protection, Daily Express, 06.08.74, p3</text:p></text:note-body></text:note> but <text:span text:style-name="T347">another was </text:span>using the chemical to deliberately harm oneself or another person. <text:span text:style-name="T347">This disobeyed the advice that paraquat was 'not to be taken' in addition to 'use only as a herbicide', and it occurred with G</text:span>ramoxone and Weedol. <text:s/></text:p>
      <text:p text:style-name="P37"/>
      <text:p text:style-name="P345"><text:span text:style-name="T169">In one of the early suicides recorded while Gramoxone was on provisional clearance, ICI wrote that the Scottish man had also drunk whisky.</text:span><text:span text:style-name="T169"><text:note text:id="ftn178" text:note-class="footnote"><text:note-citation>110</text:note-citation><text:note-body><text:p text:style-name="Footnote"/></text:note-body></text:note></text:span><text:span text:style-name="T169"> The inclusion of these details seems to be to highlight the human factors that are beyond ICI's control. </text:span><text:span text:style-name="T138">Three suicides had been attempted using Weedol in the period it was under especially close scrutiny from the Pesticides board.</text:span><text:span text:style-name="T138"><text:note text:id="ftn176" text:note-class="footnote"><text:note-citation>111</text:note-citation><text:note-body><text:p text:style-name="Footnote"/></text:note-body></text:note></text:span><text:span text:style-name="T138"> </text:span><text:span text:style-name="T189">The first public report </text:span><text:soft-page-break/><text:span text:style-name="T189">of a suicide, although not in mainstream press was in </text:span><text:span text:style-name="T4">September 1967, </text:span><text:span text:style-name="T189">when</text:span><text:span text:style-name="T4"> </text:span><text:span text:style-name="T189">an </text:span><text:span text:style-name="T4">editorial in the BMJ preceded a </text:span><text:span text:style-name="T189">case study</text:span><text:span text:style-name="T4"> of an 'unusual' suicide by injection of </text:span><text:span text:style-name="T138">Gramoxone</text:span><text:span text:style-name="T4">, which took place in Israel and was not reported in mainstream UK newspapers.</text:span><text:span text:style-name="T4"><text:note text:id="ftn177" text:note-class="footnote"><text:note-citation>112</text:note-citation><text:note-body><text:p text:style-name="Footnote"/></text:note-body></text:note></text:span><text:span text:style-name="T4"> </text:span><text:span text:style-name="T169">It was much more usual for people to drink the herbicide. </text:span></text:p>
      <text:p text:style-name="P50"/>
      <text:p text:style-name="P293"><text:span text:style-name="T4">Paraquat was not a special case </text:span><text:span text:style-name="T189">among weedkillers</text:span><text:span text:style-name="T4">, as suicide using </text:span><text:span text:style-name="T189">this type of product</text:span><text:span text:style-name="T4">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4"><text:note text:id="ftn104" text:note-class="footnote"><text:note-citation>113</text:note-citation><text:note-body><text:p text:style-name="P190">Clarke <text:span text:style-name="T290">(</text:span>1993<text:span text:style-name="T290">)</text:span>, p271</text:p></text:note-body></text:note></text:span><text:span text:style-name="T4"> The arrival of a new herbicide also provided a new chemical to poison oneself with, despite the lack of arsenic and many declarations that it was harmless (when used as directed). </text:span></text:p>
      <text:p text:style-name="P50"/>
      <text:p text:style-name="P87"><text:span text:style-name="T4">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4"><text:note text:id="ftn101" text:note-class="footnote"><text:note-citation>114</text:note-citation><text:note-body><text:p text:style-name="P142">“Paraquat: Firm urged to act”, Daily Mail, 31.10.72, p11</text:p></text:note-body></text:note></text:span><text:span text:style-name="T4"> This followed their investigation earlier in the year into how easy it was obtain </text:span><text:span text:style-name="T42">Gramoxone</text:span><text:span text:style-name="T4">.</text:span><text:span text:style-name="T4"><text:note text:id="ftn102" text:note-class="footnote"><text:note-citation>115</text:note-citation><text:note-body><text:p text:style-name="P113">“Should this killer be allowed?” DM, 30.08.72, p6;</text:p></text:note-body></text:note></text:span><text:span text:style-name="T4"> The medical press had carried stories of suicides, from the very first and unusual suicide in Israel,</text:span><text:span text:style-name="T4"><text:note text:id="ftn103" text:note-class="footnote"><text:note-citation>116</text:note-citation><text:note-body><text:p text:style-name="P99">“<text:span text:style-name="T245">Poisoning from paraquat” The British Medical Journal, </text:span>Vol. 3, No. 5567 (Sep. 16, 1967), pp. 690-691 </text:p></text:note-body></text:note></text:span><text:span text:style-name="T4"> as they correctly foresaw that the burden would fall to them. Generally, paraquat </text:span><text:span text:style-name="T30">in the form of Gramoxone </text:span><text:span text:style-name="T4">was drunk. </text:span></text:p>
      <text:p text:style-name="P87"/>
      <text:p text:style-name="P87"><text:span text:style-name="T4">In 1973 Dr Matthew of the Poisons Board blamed what he called </text:span><text:span text:style-name="T56">“disproportionate”</text:span><text:span text:style-name="T4"> media coverage given to paraquat deaths for the fact that in Scotland, the number of accidental deaths from paraquat was overshadowed by the number of suicides with the chemical.</text:span><text:span text:style-name="T4"><text:note text:id="ftn105" text:note-class="footnote"><text:note-citation>117</text:note-citation><text:note-body><text:p text:style-name="P191">Extract from minutes of 66th Meeting of the Poisons Board, held on 23.2.73, Paraquat PB 998 IMG_2643 - check Kew sequence to find file name</text:p></text:note-body></text:note></text:span><text:span text:style-name="T4"> Weedol featured in numerous</text:span><text:span text:style-name="T27"> </text:span><text:span text:style-name="T4">para-suicides </text:span><text:span text:style-name="T26">(“</text:span><text:span text:style-name="T29">failed </text:span><text:span text:style-name="T26">suicide attempt” </text:span><text:span text:style-name="T28">being considered unsatisfactory as patients did not want to die but were using self-poisoning as</text:span><text:span text:style-name="T26"> an expression of distress</text:span><text:span text:style-name="T26"><text:note text:id="ftn106" text:note-class="footnote"><text:note-citation>118</text:note-citation><text:note-body><text:p text:style-name="P143"><text:span text:style-name="T234">Millard (2012) </text:span><text:s/></text:p></text:note-body></text:note></text:span><text:span text:style-name="T26">). </text:span><text:span text:style-name="T170">T</text:span><text:span text:style-name="T4">he reports in medical journals of this use of the domestic chemical do not </text:span><text:span text:style-name="T170">always </text:span><text:span text:style-name="T4">state whether the user knowingly chose this weaker form as a distress </text:span><text:span text:style-name="T26">signal</text:span><text:span text:style-name="T4">, or because they were unaware that the paraquat reported on in most news stories was actually the more potent form Gramoxone. </text:span></text:p>
      <text:p text:style-name="P87"/>
      <text:p text:style-name="P87"><text:span text:style-name="T4">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4"><text:note text:id="ftn107" text:note-class="footnote"><text:note-citation>119</text:note-citation><text:note-body><text:p text:style-name="P192">Clarke (1993) p3</text:p></text:note-body></text:note></text:span><text:span text:style-name="T4"> Users of paraquat </text:span><text:span text:style-name="T28">for this purpose </text:span><text:span text:style-name="T4">were not just those with legitimate workplace access to the herbicide, </text:span><text:span text:style-name="T71">as Howard summarised in his study. </text:span><text:span text:style-name="T94">Most </text:span><text:span text:style-name="T71">of the women were described as housewives, </text:span><text:span text:style-name="T94">with only one having access to it through work</text:span><text:span text:style-name="T71">, </text:span><text:span text:style-name="T94">and around half the number of people “had no entitlement to access”</text:span><text:span text:style-name="T94"><office:annotation><dc:creator>Unknown Author</dc:creator><dc:date>2014-03-10T10:04:29.941850000</dc:date><text:list text:continue-numbering="true" text:style-name=""><text:list-item><text:p text:style-name="P351"><text:span text:style-name="T384">VQ unintended/ unentitled users </text:span></text:p></text:list-item></text:list></office:annotation></text:span><text:span text:style-name="T94"> Gramoxone. Howard also identified a seasonal peak (May to July), which is when paraquat could be expected to be used domestically.</text:span><text:span text:style-name="T71"><text:note text:id="ftn108" text:note-class="footnote"><text:note-citation>120</text:note-citation><text:note-body><text:p text:style-name="P144">Howard (1982), p177 -183</text:p></text:note-body></text:note></text:span><text:span text:style-name="T71"> </text:span><text:span text:style-name="T4">In the use of and most deaths from paraquat poisoning were anything but easy. The agonising decline of patients was </text:span><text:span text:style-name="T42">described</text:span><text:span text:style-name="T4"> in any </text:span><text:span text:style-name="T94">news </text:span><text:span text:style-name="T4">article about the lethality of paraquat, communicating to would-be users that this was not an </text:span><text:span text:style-name="T71">“easy way out”</text:span><text:span text:style-name="T4">, even if </text:span><text:soft-page-break/><text:span text:style-name="T4">it was certain. <text:s/></text:span></text:p>
      <text:p text:style-name="P87"/>
      <text:p text:style-name="P309">Murder</text:p>
      <text:p text:style-name="P87"><text:span text:style-name="T4">Murder was another misuse of the herbicide, as until </text:span><text:span text:style-name="T28">1974</text:span><text:span text:style-name="T4"> Gramoxone did not have an </text:span><text:span text:style-name="T194">especially</text:span><text:span text:style-name="T4"> offensive taste or smell,</text:span><text:span text:style-name="T4"><text:note text:id="ftn109" text:note-class="footnote"><text:note-citation>121</text:note-citation><text:note-body><text:p text:style-name="P193">Weed killer tasted nice said dying boy</text:p></text:note-body></text:note></text:span><text:span text:style-name="T4"> so could it could </text:span><text:span text:style-name="T189">surreptitiously </text:span><text:span text:style-name="T4">administered in sherry, in cups of tea or mixed into stews without suspicion from taint or residue (arsenic left white powder in drinks and soups</text:span><text:span text:style-name="T4"><text:note text:id="ftn110" text:note-class="footnote"><text:note-citation>122</text:note-citation><text:note-body><text:p text:style-name="P194">Arsenic, King of Poisons?</text:p></text:note-body></text:note></text:span><text:span text:style-name="T4">).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87"/>
      <text:p text:style-name="P87"><text:span text:style-name="T4">In 1974 the first trial of a murder using paraquat, in the form of Gramoxone, was reported on. The Daily Mail followed that trial doggedly over 12 articles, while the Times only ran 2. Regardless of which paper carried the reports, the poisoners were described as adulterous, jealous men and women, in turbulent, unconventional relationships. Tabloid newspapers went into sordid, salacious detail. In two separate cases, the accused (and convicted) poisoners even stated that she had got the idea from a story in the newspaper.</text:span><text:span text:style-name="T4"><text:note text:id="ftn111" text:note-class="footnote"><text:note-citation>123</text:note-citation><text:note-body><text:p text:style-name="P195"><text:span text:style-name="T5">'</text:span><text:span text:style-name="T4">'I'll pole-axe you' a mother's shout at murder case', Daily Mail, 05.07.74, p13; <text:s/>“Poison stew wife is jailed for life” Daily Mail, 10.01.75, p3</text:span></text:p></text:note-body></text:note></text:span><text:span text:style-name="T4"> On this subject, newspapers remained quiet, despite the interesting question of their responsibility for copy-cat behaviour triggering. In contrast to the coverage of murders in newspapers, murder is barely mentioned in Hansard, where accidental poisoning and intentional self poisoning were the principle concerns. <text:s text:c="3"/></text:span></text:p>
      <text:p text:style-name="P87"><text:span text:style-name="T4"/></text:p>
      <text:p text:style-name="P264"><text:span text:style-name="T351">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350">'</text:span><text:span text:style-name="T350"><text:note text:id="ftn184" text:note-class="footnote"><text:note-citation>124</text:note-citation><text:note-body><text:p text:style-name="P221">"Stop weeds going to bed with your flowers", Spring 1978 campaign, Daily Mail, 08.04.78, p32</text:p></text:note-body></text:note></text:span><text:span text:style-name="T350"> can be given an additional layer of meaning. Even if the advertising agency had jokingly tried to make the link explicitly, ICI would never have condoned the misuse of their product in this way. </text:span></text:p>
      <text:p text:style-name="P39"/>
      <text:p text:style-name="P309">Fear and Disruption</text:p>
      <text:p text:style-name="P71"><text:span text:style-name="T4">Another form of abuse was the threat of paraquat poisoning, used by </text:span><text:span text:style-name="T70">extortionists</text:span><text:span text:style-name="T4"> and sab</text:span><text:span text:style-name="T70">o</text:span><text:span text:style-name="T4">teurs. </text:span></text:p>
      <text:p text:style-name="P38">In 1974 a man was jailed for attempting to blackmail the CocaCola company by threatening to put paraquat into 200 bottles of the drink.<text:note text:id="ftn112" text:note-class="footnote"><text:note-citation>125</text:note-citation><text:note-body><text:p text:style-name="P138">“Jail for Coke blackmailer”, The Times, 23.11.74 p3</text:p></text:note-body></text:note> <text:span text:style-name="T288">In the approach to Christmas in 1982, the Animal Liberation Front warned that they had poisoned turkeys for sale in Harrods and Woolworths,</text:span><text:span text:style-name="T288"><text:note text:id="ftn113" text:note-class="footnote"><text:note-citation>126</text:note-citation><text:note-body><text:p text:style-name="P138">“Anger over 'poisoned turkeys'” Daily Mail, 20.12.82, p10</text:p></text:note-body></text:note></text:span><text:span text:style-name="T288"> as well as a cluster in Bristol supermarkets and butchers.</text:span><text:span text:style-name="T288"><text:note text:id="ftn114" text:note-class="footnote"><text:note-citation>127</text:note-citation><text:note-body><text:p text:style-name="Footnote">“<text:span text:style-name="T288">Another turkey alarm”, Daily Mail, 21.12.82 p22</text:span></text:p></text:note-body></text:note></text:span><text:span text:style-name="T288"> </text:span><text:span text:style-name="T288"><text:note text:id="ftn115" text:note-class="footnote"><text:note-citation>128</text:note-citation><text:note-body><text:p text:style-name="P139">'...and don't forget the weedkiller for the turkeys, dear.' Cartoon by Keith Waite, the Daily Mirror, 17.12.84 <text:s/><text:span text:style-name="T327">A</text:span>n illustration of a family of three terrorists, all clad in balaclava, writing a christmas shopping list. Although the chemical name or brands are not used, it is clearly a reference to the disruption of a <text:span text:style-name="T327">Christmas 1982.</text:span></text:p></text:note-body></text:note></text:span><text:span text:style-name="T288"> No paraquat was found, but the withdrawal from sale, the disruption and anxiety it caused show that the threats were taken seriously. Shoppers at Safeway supermarkets were the target of random poisoning threats, in 1981</text:span><text:span text:style-name="T288"><text:note text:id="ftn116" text:note-class="footnote"><text:note-citation>129</text:note-citation><text:note-body><text:p text:style-name="P140">“More poisoned food may be lying in shops” The Times, 08.05.81 (front page leader, article p7); <text:span text:style-name="T289">“Safeway food poison dose 'not lethal'”, The Times, <text:s/>09.</text:span>05.81, p2.</text:p></text:note-body></text:note></text:span><text:span text:style-name="T288"> and 1987.</text:span><text:span text:style-name="T288"><text:note text:id="ftn117" text:note-class="footnote"><text:note-citation>130</text:note-citation><text:note-body><text:p text:style-name="Footnote">“<text:span text:style-name="T289">Poisoner hits supermarket shelves”, Daily Mail, 22.06.87, p2</text:span></text:p></text:note-body></text:note></text:span><text:span text:style-name="T288"> In an attempt to deny the blackmailer the satisfaction of creating a stir, there had been a </text:span><text:soft-page-break/><text:span text:style-name="T288">six week media blackout while the police and the supermarkets worked on the issue.</text:span><text:span text:style-name="T288"><text:note text:id="ftn118" text:note-class="footnote"><text:note-citation>131</text:note-citation><text:note-body><text:p text:style-name="P141">“Poison food threat”, Daily Mail, 15.08.87, p2</text:p></text:note-body></text:note></text:span><text:span text:style-name="T288">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288"><text:note text:id="ftn119" text:note-class="footnote"><text:note-citation>132</text:note-citation><text:note-body><text:p text:style-name="Footnote">“<text:span text:style-name="T306">Safeway counts cost of scare” Daily Mail, 09.05.81, p2. </text:span></text:p></text:note-body></text:note></text:span><text:span text:style-name="T288">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320">Intermediaries as Users?</text:p>
      <text:p text:style-name="P324">In order for paraquat to be used at home, retailers had to sell the preparations. In doing so they were expected to adhere to some of the same instructions that users were, namely not to repack into other containers. They were also considered boundary policer to the agricultural-domestic divide, by being responsible for ensuring that those who bought Gramoxone were going to use it in an agricultural context. </text:p>
      <text:p text:style-name="P324"/>
      <text:p text:style-name="P321">Retailers</text:p>
      <text:p text:style-name="P325">When paraquat preparations first came onto the market, retailers were expected to stick to an agreement with ICI about who they could sell the products to. In 1968 when liquid preparations of paraquat were included in the Poisons List, retailers were <text:span text:style-name="T362">blamed</text:span> by ICI as having br<text:span text:style-name="T362">oken</text:span> their conditions of sale: to not repack the chemical, or to allow it to be sold to people who were not market gardeners or farmers.<text:note text:id="ftn188" text:note-class="footnote"><text:note-citation>133</text:note-citation><text:note-body><text:p text:style-name="P238">“Killer chemical goes on Poisons List” D<text:span text:style-name="T361">aily </text:span>M<text:span text:style-name="T361">ail</text:span> 09.09.68, p6</text:p></text:note-body></text:note> In 1967 Plant Protection <text:span text:style-name="T363">saw fit to send</text:span> what they called a <text:span text:style-name="T364">'</text:span>strongly worded letter<text:span text:style-name="T364">'</text:span> to its main agents and distributors reminding them about the dangers of selling Gramoxone that was not in its original container.<text:note text:id="ftn189" text:note-class="footnote"><text:note-citation>134</text:note-citation><text:note-body><text:p text:style-name="P196">MAF 284/307, 149, Letter from AAB Swan (Plant Protection Ltd) to F Stuart (Poisons Board) 16.02.68, National Archives, Kew</text:p></text:note-body></text:note> <text:span text:style-name="T365">A </text:span>case reported in a 1968 Cambridge newspaper <text:span text:style-name="T365">described</text:span> a store that sold Gramoxone in a reused lemonade bottle, delivering it to the purchaser<text:span text:style-name="T365">'</text:span>s doorstep. Luckily no-one was poisoned, but the chemist was found guilty of gross carelessness and fined.<text:note text:id="ftn190" text:note-class="footnote"><text:note-citation>135</text:note-citation><text:note-body><text:p text:style-name="P196"><text:span text:style-name="T246">MAF 284/307, 199-201 </text:span>Letter from CE Rabington (<text:span text:style-name="T246">MAFF </text:span>Regional Safety Inspector) to J Rowe <text:span text:style-name="T246">(MAFF Deputy Chief Inspector) giving details of article in </text:span><text:span text:style-name="T203">Cambridge Daily News</text:span><text:span text:style-name="T213">, 09.11.68 “Label on bottle of weed killer said 'Lemonade'”</text:span></text:p></text:note-body></text:note></text:p>
      <text:p text:style-name="P325"/>
      <text:p text:style-name="P325"><text:span text:style-name="T362">In 1974, further restrictions, at least in name, were placed on the retail </text:span>of <text:span text:style-name="T362">concentrated </text:span>paraquat <text:span text:style-name="T362">and were well publicised through newspapers picking up the press release issued by MAFF</text:span>.<text:note text:id="ftn121" text:note-class="footnote"><text:note-citation>136</text:note-citation><text:note-body><text:p text:style-name="P226">"Now paraquat must carry poison label", Daily Mail, 02.02.74, p11</text:p></text:note-body></text:note> In order to sell Gramoxone and other agricultural preparations, the retailer had to be a registered pharmacist or listed seller. This meant that they were known to the local authority as selling these products, and were expected to sell only to appropriate buyers. The buyers also had to sign a poisons book. <text:span text:style-name="T369">As well as recording who was buying the product, signing the book was intended to bring home to the user that they should take special care with the product.</text:span><text:span text:style-name="T369"><text:note text:id="ftn195" text:note-class="footnote"><text:note-citation>137</text:note-citation><text:note-body><text:p text:style-name="P227">Memo from DA Wrigley, 18.10.72</text:p></text:note-body></text:note></text:span><text:span text:style-name="T369"> All of these supposed safeguards could be, and were, easily ignored or circumvented by retailers or buyers, such as entering a false name into the Poisons Book.</text:span><text:span text:style-name="T369"><text:note text:id="ftn120" text:note-class="footnote"><text:note-citation>138</text:note-citation><text:note-body><text:p text:style-name="P226">"Paraquat's toll of 97 victims" Daily Express, 13.07.74 (mentions Jennifer Kenyon using a false name)</text:p></text:note-body></text:note></text:span><text:span text:style-name="T369"> </text:span></text:p>
      <text:p text:style-name="P326"/>
      <text:p text:style-name="P327">Retail could be considered a weak link in the chain, and an opportunity for domestic users to obtain possession of a substance that ICI and MAFF had declared too dangerous and unsuitable for them.</text:p>
      <text:p text:style-name="P295"><text:soft-page-break/><text:span text:style-name="T4"/></text:p>
      <text:p text:style-name="P294"><text:span text:style-name="T4"/></text:p>
      <text:p text:style-name="Standard"><text:span text:style-name="T4"/></text:p>
      <text:p text:style-name="P42">Educating Users <text:span text:style-name="T362">and Abusers</text:span></text:p>
      <text:p text:style-name="P270">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366">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text:span></text:p>
      <text:p text:style-name="P304"/>
      <text:p text:style-name="P334">There was a big rise in paraquat poisoning stories from 1971 and I <text:span text:style-name="T344">initially thought</text:span> that the trigger <office:annotation><dc:creator>Unknown Author</dc:creator><dc:date>2014-03-10T11:18:13.690200000</dc:date><text:list text:continue-numbering="true" text:style-name=""><text:list-item><text:p text:style-name="P351"><text:span text:style-name="T384">Graph – increase in stories?</text:span></text:p></text:list-item></text:list></office:annotation>for the Daily Mail to start reporting on deaths was not necessarily that they were becoming more frequent, but that they were no longer just affecting adult workers. This could not be the case, because <text:span text:style-name="T344">there were</text:span> examples of accidental weedkiller (which is plainly Gramoxone) related deaths of children and teens being reported. The BMJ editorial demonstrates that children had been poisoned from 1967, or perhaps earlier, so perhaps it was a critical/ mythical/ threshold number of children or people affected in accidental poisonings.<office:annotation><dc:creator>Unknown Author</dc:creator><dc:date>2014-01-31T14:03:26</dc:date><text:p><text:span text:style-name="T383">*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335"/>
      <text:p text:style-name="P337"><text:span text:style-name="T180">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4">Despite fatal incidents occurring since 1966, none were reported in newspapers until 1968. </text:span><text:span text:style-name="T102">Some agricultural users, who should have been familiar with the warnings on packaging, claimed to have been unaware of the risks associated with the chemical before they read about poisonings in their daily paper.</text:span><text:span text:style-name="T102"><text:note text:id="ftn122" text:note-class="footnote"><text:note-citation>139</text:note-citation><text:note-body><text:p text:style-name="Footnote">“<text:span text:style-name="T307">My stupid little wife” Daily Mail, 07.01.75, p11</text:span></text:p></text:note-body></text:note></text:span><text:span text:style-name="T102"> </text:span><text:span text:style-name="T171">This perhaps indicates how instructions and warnings on labels are not always read carefully and the consequences of failing to adhere to the precautions </text:span><text:span text:style-name="T180">given</text:span><text:span text:style-name="T171"> were not fully comprehended.</text:span></text:p>
      <text:p text:style-name="P13"/>
      <text:p text:style-name="P342"><text:span text:style-name="T103">The earliest </text:span><text:span text:style-name="T172">newspaper </text:span><text:span text:style-name="T103">report </text:span><text:span text:style-name="T181">of a fatality</text:span><text:span text:style-name="T103"> connected to paraquat does not name the weedkiller, leaving readers no wiser, although it referred to a </text:span><text:span text:style-name="T129">'</text:span><text:span text:style-name="T103">liquid weedkiller</text:span><text:span text:style-name="T129">'</text:span><text:span text:style-name="T103"> that </text:span><text:span text:style-name="T129">'</text:span><text:span text:style-name="T103">resembled a soft drink</text:span><text:span text:style-name="T129">'</text:span><text:span text:style-name="T103">,</text:span><text:span text:style-name="T103"><text:note text:id="ftn123" text:note-class="footnote"><text:note-citation>140</text:note-citation><text:note-body><text:p text:style-name="P197">“Boy with new lung winks at father” The Times, 18.05.68, p10 </text:p></text:note-body></text:note></text:span><text:span text:style-name="T103"> which </text:span><text:span text:style-name="T129">'</text:span><text:span text:style-name="T103">looked like Coca Cola</text:span><text:span text:style-name="T129">'</text:span><text:span text:style-name="T103"> and the </text:span><text:span text:style-name="T172">particular </text:span><text:span text:style-name="T103">effect on the lungs.</text:span><text:span text:style-name="T103"><text:note text:id="ftn124" text:note-class="footnote"><text:note-citation>141</text:note-citation><text:note-body><text:p text:style-name="P198">“Boy and Girl in lung-swop operation” Daily Mail, 13.05.68 , p1; “Lung boy sits up for icecream”, Daily Mail, 18.05.68, p1; “Lung transplant boy dies” Daily Mail, 29.05.68, p1</text:p></text:note-body></text:note></text:span><text:span text:style-name="T103"> </text:span><text:span text:style-name="T181">These descriptions were used repeatedly after this first exposure to the terminal consequence of swallowing paraquat. </text:span><text:span text:style-name="T103">What caused </text:span><text:span text:style-name="T181">this story</text:span><text:span text:style-name="T103"> to be on the front page, was not the </text:span><text:span text:style-name="T172">involvement of the </text:span><text:span text:style-name="T103">new weedkiller but that it was</text:span><text:span text:style-name="T4"> Britain's, even Europe's, first lung transplant in 1968. </text:span><text:span text:style-name="T103">The story</text:span><text:span text:style-name="T4"> is also one of 15 year old Alex Smith's accidental paraquat poisonin</text:span><text:span text:style-name="T103">g</text:span><text:span text:style-name="T4">.</text:span><text:span text:style-name="T4"><text:note text:id="ftn125" text:note-class="footnote"><text:note-citation>142</text:note-citation><text:note-body><text:p text:style-name="P109">“Lung Transplant in Edinburgh”, Glasgow Herald, 17.05.68, p1</text:p></text:note-body></text:note></text:span></text:p>
      <text:p text:style-name="P74"/>
      <text:p text:style-name="P79"><text:span text:style-name="T4">During the same month that the transplant took place, the Essex branch National Farmers Union </text:span><text:soft-page-break/><text:span text:style-name="T4">wanted the danger of </text:span><text:span text:style-name="T181">Gramoxone</text:span><text:span text:style-name="T4"> to be emphasised on the label.</text:span><text:span text:style-name="T4"><text:note text:id="ftn126" text:note-class="footnote"><text:note-citation>143</text:note-citation><text:note-body><text:p text:style-name="P199">“Weedkiller Warning”, Peter Bullen, Daily Mail, 25.05.68, p4 </text:p></text:note-body></text:note></text:span><text:span text:style-name="T4"> Later that year, paraquat left the confines of niche gardening, business and farming columns when fatal accidental poisonings started appearing as news items in their own right. The first was the death of 6 year old Beverl</text:span><text:span text:style-name="T187">e</text:span><text:span text:style-name="T4">y Pollitt, who drank paraquat from a lemonade bottle.</text:span><text:span text:style-name="T4"><text:note text:id="ftn127" text:note-class="footnote"><text:note-citation>144</text:note-citation><text:note-body><text:p text:style-name="P200">“Child died from weed killer” The Times, 14.08.68, p2</text:p></text:note-body></text:note></text:span><text:span text:style-name="T4"> This case was particularly interesting because the father worked for ICI and had asked another ICI laboratory worker with access to Gramoxone, to get some for him. </text:span><text:span text:style-name="T113">N</text:span><text:span text:style-name="T4">one of the other cases presented in newspapers had such a </text:span><text:span text:style-name="T112">close connection </text:span><text:span text:style-name="T4">to the chemical company </text:span><text:span text:style-name="T113">and no others hinted at any repercussions for the supplier of the chemical</text:span><text:span text:style-name="T4">. </text:span></text:p>
      <text:p text:style-name="P24"/>
      <text:p text:style-name="P79"><text:span text:style-name="T113">When</text:span><text:span text:style-name="T4"> liquid formulations of paraquat were </text:span><text:span text:style-name="T113">put</text:span><text:span text:style-name="T4"> on the Home Office poisons list, </text:span><text:span text:style-name="T113">newspapers carried this news and took care to explain the granular Weedol was exempt, even if they did not say that it was less concentrated.</text:span><text:span text:style-name="T4"><text:note text:id="ftn128" text:note-class="footnote"><text:note-citation>145</text:note-citation><text:note-body><text:p text:style-name="P201">Killer chemical goes on Poisons List, Peter Bullen, Daily Mail, 09.09.68 p6</text:p></text:note-body></text:note></text:span><text:span text:style-name="T4"> </text:span></text:p>
      <text:p text:style-name="P74"/>
      <text:p text:style-name="P74"><text:span text:style-name="T4">The BMJ article on the Alex's lung transplant <text:s/>(although he was not named in the article, only described) noted that he </text:span><text:span text:style-name="T129">'</text:span><text:span text:style-name="T4">had no previous significant history and he was a well-balanced, intelligent, and stoic individual</text:span><text:span text:style-name="T129">'</text:span><text:span text:style-name="T4">.</text:span><text:span text:style-name="T4"><text:note text:id="ftn129" text:note-class="footnote"><text:note-citation>146</text:note-citation><text:note-body><text:p text:style-name="P202">Matthew et al, BMJ Vol 3, no 5621, pp 759-763 759</text:p></text:note-body></text:note></text:span><text:span text:style-name="T4"> </text:span><text:span text:style-name="T113">This was a departure from PPL's list of poisoning</text:span><text:span text:style-name="T4">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29">'</text:span><text:span text:style-name="T4">patient was drunk when he consumed the chemical</text:span><text:span text:style-name="T129">'</text:span><text:span text:style-name="T4"> and </text:span><text:span text:style-name="T129">'</text:span><text:span text:style-name="T4">a mentally retarded man drank Gramoxone in mistake for wine</text:span><text:span text:style-name="T129">'</text:span><text:span text:style-name="T4"> as well as the explicitly prohibited behaviour, repacking, into beer bottles, and storing them among other drinks.</text:span><text:span text:style-name="T4"><text:note text:id="ftn130" text:note-class="footnote"><text:note-citation>147</text:note-citation><text:note-body><text:p text:style-name="P203">Scientific Subcommittee on Poisonous Substances Used in Agriculture and Food Storage</text:p></text:note-body></text:note></text:span><text:span text:style-name="T4"> </text:span><text:span text:style-name="T113">By describing Alex in these ways, the authors of the paper highlighted how the accident could happen to anyone. </text:span></text:p>
      <text:p text:style-name="P47"/>
      <text:p text:style-name="P74"><text:span text:style-name="T4">The </text:span><text:span text:style-name="T43">paper</text:span><text:span text:style-name="T114">s</text:span><text:span text:style-name="T4"> kept a running totals of deaths, continued calling for better retail practices, clearer labelling,</text:span><text:span text:style-name="T4"><office:annotation><dc:creator>Unknown Author</dc:creator><dc:date>2014-02-04T14:52:40</dc:date><text:p><text:span text:style-name="T383">Parallels with pharmaceutical regs</text:span></text:p></office:annotation></text:span><text:span text:style-name="T4"> and more thorough governmental approval processes, while continuing to carry regular advertisements for Weedol and other ICI garden care chemicals. </text:span></text:p>
      <text:p text:style-name="P74"/>
      <text:p text:style-name="P80"><text:span text:style-name="T4">The Daily Mail </text:span><text:span text:style-name="T114">took a particularly</text:span><text:span text:style-name="T4"> active role in educating readers about the dangers of paraquat can be seen in the MAFF files, in the form of requests for information from their reporters. </text:span><text:span text:style-name="T114">Other newspapers are not mentioned in this way </text:span><text:span text:style-name="T173">in the files</text:span><text:span text:style-name="T114">. C</text:span><text:span text:style-name="T4">ivil servants' reactions to articles from the Daily Mail show a mixture of relief that the paper was getting across information about storing chemicals safely and following instructions for safe use, </text:span><text:span text:style-name="T186">in fact so effectively that DA Wrigley, member of the Poisons Board, wondered 'whether there is much scope for useful Government publicity on top of all the educative publicity already given by the newspapers to paraquat accidents'</text:span><text:span text:style-name="T4">.</text:span><text:span text:style-name="T4"><text:note text:id="ftn194" text:note-class="footnote"><text:note-citation>148</text:note-citation><text:note-body><text:p text:style-name="P227">Memo from DA Wrigley 18.10.72</text:p></text:note-body></text:note></text:span><text:span text:style-name="T4"> There was also irritation that the journalists were misreporting and mangling facts, even that they were appeared to be getting their information from sources other than MAFF.</text:span><text:span text:style-name="T4"><text:note text:id="ftn193" text:note-class="footnote"><text:note-citation>149</text:note-citation><text:note-body><text:p text:style-name="Footnote"/></text:note-body></text:note></text:span><text:span text:style-name="T4"> </text:span></text:p>
      <text:p text:style-name="P25"/>
      <text:p text:style-name="P80"><text:span text:style-name="T4">Extensive reporting of accidental poisoning was educational because people became more aware of </text:span><text:span text:style-name="T207">why </text:span><text:span text:style-name="T4">they should n</text:span><text:span text:style-name="T164">o</text:span><text:span text:style-name="T4">t decant industrial strength herbicide into unlabelled bottles, and what the consequences could be of asking a friend </text:span><text:span text:style-name="T46">to bring back</text:span><text:span text:style-name="T4"> a bit of the amazing weedkiller from their work. </text:span><text:span text:style-name="T114">This media focus also had </text:span></text:p>
      <text:p text:style-name="P9"/>
      <text:p text:style-name="P348"><text:span text:style-name="T4">The </text:span><text:span text:style-name="T129">'</text:span><text:span text:style-name="T4">good deal of Press publicity</text:span><text:span text:style-name="T129">'</text:span><text:span text:style-name="T4"> over deaths from paraquat poisoning </text:span><text:span text:style-name="T129">'</text:span><text:span text:style-name="T4">which have usually resulted from the carelessness of individuals</text:span><text:span text:style-name="T129">'</text:span><text:span text:style-name="T4"> was pinpointed as the cause for public concern which </text:span><text:soft-page-break/><text:span text:style-name="T4">prompted stricter controls on the sale of Gramoxone. The letter </text:span><text:span text:style-name="T114">between MAFF civil servants </text:span><text:span text:style-name="T4">that </text:span><text:span text:style-name="T114">detailed</text:span><text:span text:style-name="T4"> this change also laid out how this was really only superficially </text:span><text:span text:style-name="T114">stricter</text:span><text:span text:style-name="T4">, as </text:span><text:span text:style-name="T131">'</text:span><text:span text:style-name="T4">all householders are authorised to give certificates certifying a person to be one to whom a poison may properly be sold</text:span><text:span text:style-name="T131">'</text:span><text:span text:style-name="T4"> according to Rule 36 of the Poisons Rules 1972. </text:span><text:span text:style-name="T44">The letter takes care to </text:span><text:span text:style-name="T45">mention that</text:span><text:span text:style-name="T44"> domestic Weedol </text:span><text:span text:style-name="T45">is </text:span><text:span text:style-name="T44">exempt, but does not mention the formulations containing paraquat that would come under this rule, further obfuscating where danger should be looked for when discussing paraquat.</text:span><text:span text:style-name="T4"><text:note text:id="ftn131" text:note-class="footnote"><text:note-citation>150</text:note-citation><text:note-body><text:p text:style-name="P117">HO 305/32, Letter from R Kendall to GR Waters, <text:span text:style-name="T247">22.01.74</text:span></text:p></text:note-body></text:note></text:span><text:span text:style-name="T4"> </text:span><text:span text:style-name="T45">How widely known this was is unclear, but it was definitely not part of the press release heralding the change </text:span><text:span text:style-name="T114">and not included in news reports of the change.</text:span><text:span text:style-name="T114"><text:note text:id="ftn132" text:note-class="footnote"><text:note-citation>151</text:note-citation><text:note-body><text:p text:style-name="P131"><text:span text:style-name="T325">“Strict controls imposed on paraquat weedkiller”</text:span> The Times, 02.02.74, p2; <text:span text:style-name="T325">“Now paraquat must carry poison label”</text:span> Daily Mail, 02.02.74 p11. <text:tab/></text:p></text:note-body></text:note></text:span></text:p>
      <text:p text:style-name="P322">Why might the brand names be used inconsistently <text:span text:style-name="T345">in newspapers</text:span>?</text:p>
      <text:p text:style-name="P349"><text:span text:style-name="T4">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4"><text:note text:id="ftn141" text:note-class="footnote"><text:note-citation>152</text:note-citation><text:note-body><text:p text:style-name="P206"><text:span text:style-name="T282">AAARRGGHH!</text:span><text:tab/></text:p></text:note-body></text:note></text:span><text:span text:style-name="T4">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349"><text:span text:style-name="T4"/></text:p>
      <text:p text:style-name="P349"><text:span text:style-name="T4">Only ICI made paraquat so </text:span><text:span text:style-name="T164">whenever paraquat was mentioned, ICI were implicitly involved. A</text:span><text:span text:style-name="T4">voiding the brand name </text:span><text:span text:style-name="T164">would not achieve the same level of anonymity as a product that was made by lots of different companies, for example 'bleach' as opposed to 'Domestos'</text:span><text:span text:style-name="T4">. </text:span><text:span text:style-name="T164">If the papers had been trying to avoid singling out an ICI product as related to horrific poisonig cases to protect themselves from being accused of tarnishing the company's reputation or campaigning against them, they were inconsistent, </text:span><text:span text:style-name="T165">because sometimes it was necessary to use the brand names Weedol or Gramoxone</text:span><text:span text:style-name="T164">. </text:span><text:span text:style-name="T4"><office:annotation><dc:creator>Unknown Author</dc:creator><dc:date>2014-01-31T15:22:53</dc:date><text:p><text:span text:style-name="T383">[Do newspapers have a responsibility of sorts to be honest rather than coy about this type of information? ]</text:span></text:p></office:annotation></text:span></text:p>
      <text:p text:style-name="P322"/>
      <text:p text:style-name="P317"><text:span text:style-name="T165">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span></text:p>
      <text:p text:style-name="P317"><text:span text:style-name="T165"/></text:p>
      <text:p text:style-name="P317"><text:span text:style-name="T165">Where gardening columns promoted Weedol to gardeners, they would also be backed up by </text:span><text:span text:style-name="T167">more detailed </text:span><text:span text:style-name="T165">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66">Many of the adverts featured either an illustration or a photograph of the packaging itself, which </text:span><text:span text:style-name="T115">was designed to be informative, </text:span><text:span text:style-name="T166">and </text:span><text:span text:style-name="T167">the name </text:span><text:span text:style-name="T166">paraquat </text:span><text:span text:style-name="T167">featured on the packaging, it</text:span><text:span text:style-name="T166"> was not hidden from the user. </text:span><text:span text:style-name="T178">There may also have been a practice of not favouring named brands, shown by the propensity to give multiple options where possible, but in the case of paraquat, there was only a single brand so this was unavoidable.</text:span></text:p>
      <text:p text:style-name="P317"><text:span text:style-name="T165"/></text:p>
      <text:p text:style-name="P317"><text:span text:style-name="T165">However, in cases of poisoning</text:span><text:span text:style-name="T4">, it may have been less alarming </text:span><text:span text:style-name="T166">for readers </text:span><text:span text:style-name="T4">to </text:span><text:span text:style-name="T166">be more accurate and</text:span><text:span text:style-name="T4"> refer to the agricultural variant </text:span><text:span text:style-name="T166">as such or by its brand name Gramoxone. </text:span><text:span text:style-name="T4">It was rare that newspapers outright, </text:span><text:span text:style-name="T135">and mistakenly,</text:span><text:span text:style-name="T4"> named Weedol as the culprit in accidental poisonings, </text:span><text:span text:style-name="T115">but for brevity and impact in</text:span><text:span text:style-name="T116"> reports of these fatal incidents, the distinction between Weedol and </text:span><text:soft-page-break/><text:span text:style-name="T116">Gramoxone </text:span><text:span text:style-name="T115">was allowed to become blurred. </text:span></text:p>
      <text:p text:style-name="P287"/>
      <text:p text:style-name="P286"><text:span text:style-name="T382">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382"><text:note text:id="ftn142" text:note-class="footnote"><text:note-citation>153</text:note-citation><text:note-body><text:p text:style-name="P115">Weedol: Public Warning, HL Deb 02.06.80, vol 409 cc1104-6;</text:p></text:note-body></text:note></text:span><text:span text:style-name="T382"> In this case, other peers corrected the Baroness was about the difference in concentration of paraquat. </text:span></text:p>
      <text:p text:style-name="P74"/>
      <text:p text:style-name="P311">Public Warnings <text:span text:style-name="T379">about Paraquat</text:span></text:p>
      <text:p text:style-name="P285"><text:span text:style-name="T381">Another form of raising the profile of paraquat as a dangerous chemical, was the issuing of public warnings in relation to loss or suspected theft of Gramoxone and application of dilute paraquat. </text:span>Newspapers carried stories of <text:span text:style-name="T286">police warning the public with loudspeakers or going door to door to announce the presence of paraquat in the residents' environment. One incident involved containers going missing from the back of a truck</text:span><text:span text:style-name="T286"><text:note text:id="ftn164" text:note-class="footnote"><text:note-citation>154</text:note-citation><text:note-body><text:p text:style-name="P233">“Paraquat drums lost from lorry”, The Times, 28.03.74, p2</text:p></text:note-body></text:note></text:span><text:span text:style-name="T286"> and a locked garage,</text:span><text:span text:style-name="T286"><text:note text:id="ftn165" text:note-class="footnote"><text:note-citation>155</text:note-citation><text:note-body><text:p text:style-name="P234">“<text:span text:style-name="T304">Children steal deadly weedkiller” Daily Mail, 30.08.72, p3</text:span></text:p></text:note-body></text:note></text:span><text:span text:style-name="T286"> another involved containers of paraquat getting swept overboard from a container ship with the possibility of them being found washed up on a beach,</text:span><text:span text:style-name="T286"><text:note text:id="ftn166" text:note-class="footnote"><text:note-citation>156</text:note-citation><text:note-body><text:p text:style-name="Footnote">“<text:span text:style-name="T287">Poison overboard!” DM, 06.04.73, p17.</text:span></text:p></text:note-body></text:note></text:span><text:span text:style-name="T286"> a further episode was when a plant nursery sprayed their property and the spray drifted onto residents gardens,</text:span><text:span text:style-name="T286"><text:note text:id="ftn167" text:note-class="footnote"><text:note-citation>157</text:note-citation><text:note-body><text:p text:style-name="P235">“<text:span text:style-name="T287">Deadly shower” DM, 25.08.80, p11</text:span></text:p></text:note-body></text:note></text:span><text:span text:style-name="T286"> and yet another when a bramble patch was sprayed and children discovered to have eaten the blackberries.</text:span><text:span text:style-name="T286"><text:note text:id="ftn168" text:note-class="footnote"><text:note-citation>158</text:note-citation><text:note-body><text:p text:style-name="Footnote">“<text:span text:style-name="T287">Children eat poison spray blackberries” DM, 25.08.73 p13</text:span></text:p></text:note-body></text:note></text:span><text:span text:style-name="T286"> </text:span></text:p>
      <text:p text:style-name="P285"/>
      <text:p text:style-name="P282"><text:span text:style-name="T380">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380"><text:note text:id="ftn169" text:note-class="footnote"><text:note-citation>159</text:note-citation><text:note-body><text:p text:style-name="P232">Howard, Paraquat Uses and Misuses, 1982, p6<text:span text:style-name="T235">5</text:span>.</text:p></text:note-body></text:note></text:span><text:span text:style-name="T380"> Therefore, this type of activity could have stirred up unnecessary alarm. It also did not improve the understanding of the distinci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47"/>
      <text:p text:style-name="P46">Disciplining Misusers</text:p>
      <text:p text:style-name="P84"><text:span text:style-name="T4">For those who had misused the herbicide as an insecticide, a firmly worded letter to the national newspaper that carried the stories of their misuse appears to be the only discipline, which is really an attempt to further educate people</text:span><text:span text:style-name="T131"> about the correct users and uses for Gramoxone, as separate from the users and uses of Weedol</text:span><text:span text:style-name="T4">. The misusers are held up as misguided, clearly using the product for something that it was not intended, </text:span><text:span text:style-name="T173">and </text:span><text:span text:style-name="T4">their own harm followed logically.</text:span><text:span text:style-name="T4"><text:note text:id="ftn133" text:note-class="footnote"><text:note-citation>160</text:note-citation><text:note-body><text:p text:style-name="P132"><text:span text:style-name="T325">“Read the label”</text:span>, Letter from TRL Waring ICI Plant Protection, Daily Express, 06.08.74, p3; <text:span text:style-name="T326">'Why they died' Letter from AI Allen Press Officer ICI, Daily Express, 02.12.72,</text:span> <text:span text:style-name="T326">p16</text:span></text:p></text:note-body></text:note></text:span></text:p>
      <text:p text:style-name="P34"/>
      <text:p text:style-name="P84"><text:span text:style-name="T4">Misuse that resulted in the accidental death of a relative </text:span><text:span text:style-name="T131">does not appear to have been </text:span><text:span text:style-name="T4">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31">In the case of Beverl</text:span><text:span text:style-name="T187">e</text:span><text:span text:style-name="T131">y Pollitt, a prosecution of the man who </text:span><text:soft-page-break/><text:span text:style-name="T131">removed the paraquat from ICI was reported in The Times, demonstrating that there was a potential for additional discipline.</text:span><text:span text:style-name="T131"><text:note text:id="ftn134" text:note-class="footnote"><text:note-citation>161</text:note-citation><text:note-body><text:p text:style-name="P134"><text:span text:style-name="T325">“Child died from weed killer”</text:span>, The Times, 14.08.68, p2</text:p></text:note-body></text:note></text:span><text:span text:style-name="T131"> However, the liberation of paraquat formulations from the ICI plant was not uncommon: it 'leaked out of the plant like water off a roof' according to someone who did not have any connections with the plant, other than living in the area.</text:span><text:span text:style-name="T131"><text:note text:id="ftn135" text:note-class="footnote"><text:note-citation>162</text:note-citation><text:note-body><text:p text:style-name="P134">P. Meara, Personal communication, email 28.01.14</text:p></text:note-body></text:note></text:span><text:span text:style-name="T131"> </text:span></text:p>
      <text:p text:style-name="P34"/>
      <text:p text:style-name="P319"><text:span text:style-name="T130">On th</text:span><text:span text:style-name="T134">e</text:span><text:span text:style-name="T130"> subject </text:span><text:span text:style-name="T134">of how a person came to be in possession of a forbidden substance, journalists were silent. </text:span><text:span text:style-name="T133">Where Gramoxone was sold to an amateur gardener, the Mirror reported ICI as criticising the vendor as 'silly and irresponsible'.</text:span><text:span text:style-name="T133"><text:note text:id="ftn136" text:note-class="footnote"><text:note-citation>163</text:note-citation><text:note-body><text:p text:style-name="P135">'Poison death: Firm rapped', Daily Mirror, 31.10.72, p9</text:p></text:note-body></text:note></text:span><text:span text:style-name="T133"> </text:span><text:span text:style-name="T168">Journalists</text:span><text:span text:style-name="T134"> </text:span><text:span text:style-name="T4">remained </text:span><text:span text:style-name="T130">professionally </text:span><text:span text:style-name="T4">objective in their reporting of accidental poisoning</text:span><text:span text:style-name="T134">s</text:span><text:span text:style-name="T4"> with Gramoxone, although they did not mince words when they could be delivered from authority figures.</text:span><text:span text:style-name="T258"> </text:span><text:span text:style-name="T272">William Boon, father of paraquat, was reported as attributing accidental deaths to </text:span><text:span text:style-name="T273">'human stupidity'</text:span><text:span text:style-name="T272">.</text:span><text:span text:style-name="T271"><text:note text:id="ftn137" text:note-class="footnote"><text:note-citation>164</text:note-citation><text:note-body><text:p text:style-name="P113">“Should this killer be allowed?” D<text:span text:style-name="T297">aily </text:span>M<text:span text:style-name="T297">ail</text:span>, 30.08.72, p6;</text:p></text:note-body></text:note></text:span><text:span text:style-name="T271"> </text:span><text:span text:style-name="T4">Keeping Gramoxone in unmarked, reused bottles was </text:span><text:span text:style-name="T129">'asking for it'</text:span><text:span text:style-name="T4">, The Times reported coroner Donal Summerfield as saying.</text:span><text:span text:style-name="T4"><text:note text:id="ftn138" text:note-class="footnote"><text:note-citation>165</text:note-citation><text:note-body><text:p text:style-name="P204">“Man drank weedkiller by mistake”, The Times, 11.12.69, p.5</text:p></text:note-body></text:note></text:span><text:span text:style-name="T4"> </text:span><text:span text:style-name="T133">Coroner Roger Stokes was gave good copy for the Daily Mirror </text:span><text:span text:style-name="T135">when</text:span><text:span text:style-name="T133"> he described the 'monumental folly' and 'disgraceful act of carelessness' <text:s/>that putting weedkiller in 'tempting bottles' </text:span><text:span text:style-name="T194">was</text:span><text:span text:style-name="T133">, and compared it to 'putting fireworks in a box labelled baby powder.'</text:span><text:span text:style-name="T133"><text:note text:id="ftn139" text:note-class="footnote"><text:note-citation>166</text:note-citation><text:note-body><text:p text:style-name="P135">“Peril of poison in a pop bottle”, Daily Mirror, 16.11.72, p22</text:p></text:note-body></text:note></text:span><text:span text:style-name="T4"> As poisonings of this type accumulated, a coroner was reported as frustratedly saying </text:span><text:span text:style-name="T129">'</text:span><text:span text:style-name="T4">when will the public learn?</text:span><text:span text:style-name="T129">'</text:span><text:span text:style-name="T4">,</text:span><text:span text:style-name="T4"><text:note text:id="ftn140" text:note-class="footnote"><text:note-citation>167</text:note-citation><text:note-body><text:p text:style-name="P205">“Girl drinks first and dies”, Daily Mail, 30.09.72, p9</text:p></text:note-body></text:note></text:span><text:span text:style-name="T4"> but the reporters at the paper did not expand or moralise on the subject of those who chose to use Gramoxone at home.</text:span></text:p>
      <text:p text:style-name="P281"/>
      <text:p text:style-name="P339"><text:span text:style-name="T3">Reassuring Users and Non Users</text:span></text:p>
      <text:p text:style-name="P340"><text:span text:style-name="T4">Educational, profile boosting adverts were a staple feature of ICI's communication with the general public about their work and public relations for the chemical industry in general.</text:span><text:span text:style-name="T4"><text:note text:id="ftn143" text:note-class="footnote"><text:note-citation>168</text:note-citation><text:note-body><text:p text:style-name="P207">“Research the Springboard of Progress” The Times, 18.12.63, p.9</text:p></text:note-body></text:note></text:span><text:span text:style-name="T4"><office:annotation><dc:creator>Unknown Author</dc:creator><dc:date>2014-03-10T11:04:10.507856000</dc:date><text:list text:continue-numbering="true" text:style-name=""><text:list-item><text:p text:style-name="P351"><text:span text:style-name="T384">See Reader, also this should be said earlier. </text:span></text:p></text:list-item></text:list></office:annotation></text:span><text:span text:style-name="T4"> </text:span><text:span text:style-name="T167">ICI used these adverts to reassure users and non users that ICI products were of great benefit to their quality of everyday life. </text:span><text:span text:style-name="T183">When Gramoxone was first launched, </text:span><text:span text:style-name="T4">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340"><text:span text:style-name="T4"/></text:p>
      <text:p text:style-name="P340"><text:span text:style-name="T4">Later, as </text:span><text:span text:style-name="T184">paraquat poisonings mounted and</text:span><text:span text:style-name="T4"> the United Kingdom suffered in a recession in the 1970s, ICI again </text:span><text:span text:style-name="T184">ran a series of adverts to </text:span><text:span text:style-name="T4">demonstrate the company's contributions to everyday life, and the British economy. <text:s/>'Ideas in Action from ICI' <text:s/>was placed in the Daily Mail in 1974 which showcased </text:span><text:span text:style-name="T184">three</text:span><text:span text:style-name="T4"> of their revolutionary products, with Gramoxone being first on the list, followed by '</text:span><text:span text:style-name="T197">Halodane, </text:span><text:span text:style-name="T4">the world's most widely used anaesthetic' and 'BCF' liquified gas to put out fires 'saving precious seconds, precious lives.'</text:span><text:span text:style-name="T4"><text:note text:id="ftn144" text:note-class="footnote"><text:note-citation>169</text:note-citation><text:note-body><text:p text:style-name="P208">Ideas in Action, also give details from series. </text:p></text:note-body></text:note></text:span><text:span text:style-name="T4"> In t</text:span><text:span text:style-name="T184">hese adverts</text:span><text:span text:style-name="T4">,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267"><text:span text:style-name="T216"/></text:p>
      <text:p text:style-name="P59"><text:span text:style-name="T184">The timing of this campaign coincided with a milestone in paraquat's public history. </text:span><text:span text:style-name="T4">On </text:span><text:span text:style-name="T184">the</text:span><text:span text:style-name="T4"> day before </text:span><text:span text:style-name="T139">the papers</text:span><text:span text:style-name="T4"> launched into nearly two weeks of daily court reports of </text:span><text:span text:style-name="T139">the first </text:span><text:span text:style-name="T4">murder </text:span><text:span text:style-name="T139">case</text:span><text:span text:style-name="T4"> involving Gramoxone </text:span><text:span text:style-name="T139">poisoning</text:span><text:span text:style-name="T4">, they carried </text:span><text:span text:style-name="T184">the reassuring message from ICI that they provided </text:span><text:soft-page-break/><text:span text:style-name="T4">'Changes for the better, world wide', </text:span><text:span text:style-name="T184">with Gramoxone being among these products</text:span><text:span text:style-name="T4">.</text:span><text:span text:style-name="T4"><text:note text:id="ftn145" text:note-class="footnote"><text:note-citation>170</text:note-citation><text:note-body><text:p text:style-name="P209">“Ideas in Action from ICI”, Daily Mail, 02.07.74, p5</text:p></text:note-body></text:note></text:span><text:span text:style-name="T4">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4"><office:annotation><dc:creator>Unknown Author</dc:creator><dc:date>2014-01-31T16:13:17</dc:date><text:p><text:span text:style-name="T383">Would there be anything in the Widnes files?</text:span></text:p></office:annotation></text:span><text:span text:style-name="T4">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4"/>
      <text:p text:style-name="P341"><text:span text:style-name="T184">Following the increasing negative publicity that paraquat received, a</text:span><text:span text:style-name="T4">gricultural users were anxious that</text:span><text:span text:style-name="T138"> clamping down on misuses of </text:span><text:span text:style-name="T4">paraquat </text:span><text:span text:style-name="T138">would make Gramoxone</text:span><text:span text:style-name="T4"> more difficult for them to obtain </text:span><text:span text:style-name="T138">for legitimate and necessary purposes. They required reassurance that they would still be able to access the herbicide.</text:span><text:span text:style-name="T4"><text:note text:id="ftn146" text:note-class="footnote"><text:note-citation>171</text:note-citation><text:note-body><text:p text:style-name="P118">Letter from PH Easton </text:p></text:note-body></text:note></text:span><text:span text:style-name="T4"> </text:span><text:span text:style-name="T81">T</text:span><text:span text:style-name="T4">he agricultural background that MPs and Peers came from personally, or represented constitutionally, were important in their arguments, as was the ability of Britain to produce enough affordable, safe food for a growing population. </text:span></text:p>
      <text:p text:style-name="P271"/>
      <text:p text:style-name="P272">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91" text:note-class="footnote"><text:note-citation>172</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92" text:note-class="footnote"><text:note-citation>173</text:note-citation><text:note-body><text:p text:style-name="Footnote"/></text:note-body></text:note> </text:p>
      <text:p text:style-name="P271"/>
      <text:p text:style-name="P347"><text:span text:style-name="T185">Those who lived near chemical plants and saw (and smelt) ominous-</text:span><text:span text:style-name="T198">looking</text:span><text:span text:style-name="T185">, unknown vapours wafting into the sky, were treated to a</text:span><text:span text:style-name="T4">nother interesting </text:span><text:span text:style-name="T184">act of public reassurance </text:span><text:span text:style-name="T185">following a fire at a warehouse which stored the chemical. This was</text:span><text:span text:style-name="T4"> the deliberate, public ingestion </text:span><text:span text:style-name="T185">of </text:span><text:span text:style-name="T198">homegrown vegetables</text:span><text:span text:style-name="T185"> believed </text:span><text:span text:style-name="T198">by local gardeners and allotment holders</text:span><text:span text:style-name="T185"> to be contaminated</text:span><text:span text:style-name="T4">. This is </text:span><text:span text:style-name="T72">a </text:span><text:span text:style-name="T4">similar </text:span><text:span text:style-name="T72">tactic </text:span><text:span text:style-name="T4">to the </text:span><text:span text:style-name="T198">lecturer </text:span><text:span text:style-name="T74">J Gordon Edward's </text:span><text:span text:style-name="T4">ingestion of DDT</text:span><text:span text:style-name="T4"><text:note text:id="ftn147" text:note-class="footnote"><text:note-citation>174</text:note-citation><text:note-body><text:p text:style-name="P108">Sc<text:span text:style-name="T292">h</text:span>warcz (2004) <text:span text:style-name="T202">The Fly in the Ointment</text:span><text:span text:style-name="T212">, p</text:span><text:span text:style-name="T215">27.</text:span></text:p></text:note-body></text:note></text:span><text:span text:style-name="T4"> and later of </text:span><text:span text:style-name="T198">Minister of Agriculture </text:span><text:span text:style-name="T74">John Gummer's </text:span><text:span text:style-name="T4">beefburgers during the BSE scandal,</text:span><text:span text:style-name="T4"><text:note text:id="ftn148" text:note-class="footnote"><text:note-citation>175</text:note-citation><text:note-body><text:p text:style-name="P111">Jasonoff (<text:span text:style-name="T293">2011</text:span>) <text:span text:style-name="T202">Designs on Nature: Science and Democracy in Europe and the United States</text:span><text:span text:style-name="T212"> p256 </text:span></text:p></text:note-body></text:note></text:span><text:span text:style-name="T4"> </text:span><text:span text:style-name="T72">to make a powerful statement about safety on an immediate and human level. Although these one-off events are unable to demonstrate long term effects of repeated exposure, </text:span><text:span text:style-name="T75">Jasonoff describes this type of personal action as drawing on </text:span><text:span text:style-name="T132">'</text:span><text:span text:style-name="T75">cultural commitment to empirical proofs: seeing is believing</text:span><text:span text:style-name="T132">'</text:span><text:span text:style-name="T75">.</text:span><text:span text:style-name="T75"><text:note text:id="ftn149" text:note-class="footnote"><text:note-citation>176</text:note-citation><text:note-body><text:p text:style-name="P110">Jasonoff (<text:span text:style-name="T293">2011</text:span>) <text:span text:style-name="T202">Designs on Nature: Science and Democracy in Europe and the United States</text:span><text:span text:style-name="T212"> p256</text:span></text:p></text:note-body></text:note></text:span><text:span text:style-name="T75"> </text:span><text:span text:style-name="T73">The beefburger stunt backfired, the DDT demonstration </text:span><text:span text:style-name="T75">although repeated by other DDT advocates, </text:span><text:span text:style-name="T73">fe</text:span><text:span text:style-name="T75">els</text:span><text:span text:style-name="T73"> misdirected as </text:span><text:span text:style-name="T75">the</text:span><text:span text:style-name="T73"> point see</text:span><text:span text:style-name="T75">ms</text:span><text:span text:style-name="T73"> mainly to be about </text:span><text:span text:style-name="T75">the DDT-eater's</text:span><text:span text:style-name="T73"> own isolated, personal health rather than </text:span><text:span text:style-name="T74">DDT </text:span><text:span text:style-name="T73">as part of an </text:span><text:span text:style-name="T74">interdependent</text:span><text:span text:style-name="T73"> </text:span><text:span text:style-name="T168">foodchain or network</text:span><text:span text:style-name="T73">, but there is not evidence of the </text:span><text:span text:style-name="T132">'</text:span><text:span text:style-name="T73">paraquat pie</text:span><text:span text:style-name="T132">'</text:span><text:span text:style-name="T4"><text:note text:id="ftn150" text:note-class="footnote"><text:note-citation>177</text:note-citation><text:note-body><text:p text:style-name="Footnote">“<text:span text:style-name="T291">'Paraquat pie' eaters surprise village” The Times, 22.05.82, p4</text:span></text:p></text:note-body></text:note></text:span><text:span text:style-name="T4"> </text:span><text:span text:style-name="T73"><text:s/>being particularly well known. </text:span><text:span text:style-name="T74">Locals of Woodkirk, </text:span><text:span text:style-name="T75">West Yorkshire</text:span><text:span text:style-name="T74"> baked the pie containing rhubarb from allotments affected by a fire at a warehouse, which contained a number of different herbicides including paraquat. Much vegetation </text:span><text:span text:style-name="T75">in the area </text:span><text:span text:style-name="T74">had died and fish in streams </text:span><text:span text:style-name="T75">were poisoned</text:span><text:span text:style-name="T74">. </text:span><text:span text:style-name="T75">Here the concerned local people used food potentially contaminated with a variety of pollutants, including herbicide, as a signal of their distress at living in an environment where they felt unsafe, </text:span><text:soft-page-break/><text:span text:style-name="T75">where </text:span><text:span text:style-name="T76">they </text:span><text:span text:style-name="T179">perceived</text:span><text:span text:style-name="T76"> that</text:span><text:span text:style-name="T75"> chemical and allied industries, such as warehouses to store the products, were allowed to operate without consulting or informing the residents. </text:span><text:span text:style-name="T76">The pie-eating politicians used paraquat's reputation as deadly and rarely </text:span><text:span text:style-name="T77">successfully</text:span><text:span text:style-name="T76"> treated as the ultimate </text:span><text:span text:style-name="T78">demonstration</text:span><text:span text:style-name="T76"> of </text:span><text:span text:style-name="T132">'</text:span><text:span text:style-name="T76">putting their health where their mouth is</text:span><text:span text:style-name="T132">'</text:span><text:span text:style-name="T76">, even if they did not have to live full-time in the worrying, polluted environmen</text:span><text:span text:style-name="T77">t.</text:span></text:p>
      <text:p text:style-name="P344"/>
      <text:p text:style-name="P44">Protecting Misusers</text:p>
      <text:p text:style-name="P336"><text:span text:style-name="T162">ICI took steps to prevent misuse, but once the product was in the hands of retailers and users, </text:span><text:span text:style-name="T196">the</text:span><text:span text:style-name="T162"> efforts </text:span><text:span text:style-name="T196">of ICI and the Poisons Board</text:span><text:span text:style-name="T162"> could easily be ignored. When paraquat poisonings started to mount up, the problem was exacerbated by newspaper stories which provided would-be misusers with detailed information. They also posed a question or created a tension, in questioning how far the company should go in protecting people who did not follow instructions for safe use. In this section, we will </text:span><text:span text:style-name="T201">look how the medical staff dealt with poisonings, </text:span><text:span text:style-name="T162">see some high profile tests of </text:span><text:span text:style-name="T195">the enforcement of </text:span><text:span text:style-name="T162">agricultural – domestic boundar</text:span><text:span text:style-name="T195">ies</text:span><text:span text:style-name="T162">, </text:span><text:span text:style-name="T195">and a variety of solutions that were proposed </text:span><text:span text:style-name="T163">to avoid accidental poisonings. </text:span></text:p>
      <text:p text:style-name="P312"><text:span text:style-name="T4"/></text:p>
      <text:p text:style-name="P312"><text:span text:style-name="T4">Medical staff</text:span></text:p>
      <text:p text:style-name="P297"><text:span text:style-name="T162">In this editorial, attention is drawn to the UK cas</text:span><text:span text:style-name="T53">e</text:span><text:span text:style-name="T162"> of a child sent home </text:span><text:span text:style-name="T53">after</text:span><text:span text:style-name="T162"> </text:span><text:span text:style-name="T53">he</text:span><text:span text:style-name="T162">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1">lung </text:span><text:span text:style-name="T162">fibrosis with an eye to these apparent early recoveries, which shows that the potential for effects to catch medical staff out who are not up to date with the newest chemicals available. It also puts expert medical technologies, dialysis, at the forefront of this.</text:span><text:span text:style-name="T162"><text:note text:id="ftn99" text:note-class="footnote"><text:note-citation>178</text:note-citation><text:note-body><text:p text:style-name="P188">Poisoning from Paraquat BMJ, Vol 3, No 5567, 16.09.67, p690-691</text:p></text:note-body></text:note></text:span><text:span text:style-name="T162"> As more literature accumulated on treating these poisonings, medical staff had a better idea of what they were dealing with </text:span><text:span text:style-name="T53">although there were still discrepancies between the amount ingested or absorbed and the outcome.</text:span><text:span text:style-name="T162"> It is telling that in 1987, once the dose has been established as being severe, the advice </text:span><text:span text:style-name="T173">wa</text:span><text:span text:style-name="T162">s to focus on palliative care, supporting the patient and their family towards the end of life.</text:span><text:span text:style-name="T162"><text:note text:id="ftn100" text:note-class="footnote"><text:note-citation>179</text:note-citation><text:note-body><text:p text:style-name="P189">Vale et al, 1987</text:p></text:note-body></text:note></text:span><text:span text:style-name="T162"> </text:span></text:p>
      <text:p text:style-name="P314"><text:span text:style-name="T162"/></text:p>
      <text:p text:style-name="P314"><text:span text:style-name="T4">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82">with</text:span><text:span text:style-name="T4"> ten years of paraquat on the market and six years since the first fatality. They were able to show that the controls on its retail were not working.</text:span><text:span text:style-name="T4"><text:note text:id="ftn153" text:note-class="footnote"><text:note-citation>180</text:note-citation><text:note-body><text:p text:style-name="P211">“Should this killer be allowed?” DM, 30.08.72, p6</text:p></text:note-body></text:note></text:span><text:span text:style-name="T4"> </text:span></text:p>
      <text:p text:style-name="P15"/>
      <text:p text:style-name="P59"><text:span text:style-name="T4">MPs and Peers took it upon themselves to investigate; buying paraquat products, noting whether warnings were given by the seller or on the container, experiencing for themselves whether the information on the containers was hard to read, or easy to understand</text:span><text:span text:style-name="T4"><text:note text:id="ftn154" text:note-class="footnote"><text:note-citation>181</text:note-citation><text:note-body><text:p text:style-name="P114">Weedol: Public Warning, HL Deb 02.06.80, vol 409 cc1104-6;</text:p></text:note-body></text:note></text:span><text:span text:style-name="T4">. A number of the participants in the parliamentary debates involving paraquat had experience of farming themselves</text:span><text:span text:style-name="T4"><office:annotation><dc:creator>Unknown Author</dc:creator><dc:date>2014-02-04T14:53:28</dc:date><text:p><text:span text:style-name="T383">So, users?</text:span></text:p></office:annotation></text:span><text:span text:style-name="T4">, and were aware of the benefits of paraquat when used correctly as well as the tragic outcomes when it was not used as intended.</text:span><text:span text:style-name="T4"><text:note text:id="ftn155" text:note-class="footnote"><text:note-citation>182</text:note-citation><text:note-body><text:p text:style-name="P120">Agricultural Chemicals, HC Deb 18.12.79 vol 976 cc587-98 (Mr John Home Robertson and Mr Jerry Wiggin); Health and Safety at Work, HC Deb 11.03.83 (Sir Peter Mills)</text:p></text:note-body></text:note></text:span><text:span text:style-name="T4"> </text:span><text:span text:style-name="T96">They also called upon personal experiences to bring a more </text:span><text:soft-page-break/><text:span text:style-name="T96">sympathetic and practical side to the arguments for changes to packaging and presentation: that labels are no good if you cannot read, </text:span><text:span text:style-name="T101">so symbols and colours could be more useful, </text:span><text:span text:style-name="T96">and recalling finding their own child playing with empty bottles or themselves as children finding slug poison delicious.</text:span><text:span text:style-name="T96"><text:note text:id="ftn156" text:note-class="footnote"><text:note-citation>183</text:note-citation><text:note-body><text:p text:style-name="P116">Farm and Garden Chemicals, HC Deb 20.07.71, vol 821 cc1395-407 (this debate was opened by Joyce Butler)</text:p></text:note-body></text:note></text:span><text:span text:style-name="T96"> </text:span></text:p>
      <text:p text:style-name="P14"/>
      <text:p text:style-name="P29">An alternative approach raised by Scottish <text:span text:style-name="T317">Medical Officer of Health</text:span> <text:span text:style-name="T375">(MOH) </text:span>involved <text:span text:style-name="T317">criminalising individuals who used soft drink bottles for the storage of anything other than soft drinks, through the amendment of the Soft Drinks Regulations</text:span>.<text:note text:id="ftn157" text:note-class="footnote"><text:note-citation>184</text:note-citation><text:note-body><text:p text:style-name="P124">HO305/32, Letter from Mr Mathewson, 30.01.73 </text:p></text:note-body></text:note> <text:span text:style-name="T318">In the 1960s deposits on glass bottles caused the MOH concern that bottles which had been used to store noxious household or garden chemicals would then be returned tainted.</text:span><text:span text:style-name="T318"><text:note text:id="ftn158" text:note-class="footnote"><text:note-citation>185</text:note-citation><text:note-body><text:p text:style-name="P125"><text:span text:style-name="T316">HO305/32, </text:span>Letter from JL Gilloran, 02.03.73</text:p></text:note-body></text:note></text:span><text:span text:style-name="T318"> </text:span>However, this was considered <text:span text:style-name="T316">unnecessary</text:span> by at those in London, <text:span text:style-name="T316">as the Poisons Law already covered this the sale of poisons, but that it would be impossible to control how people use bottles</text:span>.<text:note text:id="ftn159" text:note-class="footnote"><text:note-citation>186</text:note-citation><text:note-body><text:p text:style-name="P124">HO305/32, Letter<text:span text:style-name="T319">s</text:span> from R. Kendall to Mathewson, 14.02.73, <text:span text:style-name="T319">and 13.03.73</text:span></text:p></text:note-body></text:note> <text:span text:style-name="T320">Even though the aim of eliminating accidental poisonings is honourable, administering and enforcing any such scheme would be cumbersome as well as leaky. Washing returned bottles would may not have been thorough enough to rid them of all toxins, but if mystery poisonings traceable to bottles which had been through the system had not been a noticeable problem before paraquat, then it probably would not have been something to worry about. </text:span></text:p>
      <text:p text:style-name="P14"/>
      <text:p text:style-name="P72"><text:span text:style-name="T84">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90">positive </text:span><text:span text:style-name="T84">actions. </text:span><text:span text:style-name="T90">C</text:span><text:span text:style-name="T85">ompany </text:span><text:span text:style-name="T84">spokespeople </text:span><text:span text:style-name="T90">were readily contactable by journalists, who were</text:span><text:span text:style-name="T84"> able to portray the chemical company positively, as working hard to make the formulation of the very effective and valuable herbicide safer, and investing in to find better treatments for poisoning.</text:span><text:span text:style-name="T90"><text:note text:id="ftn160" text:note-class="footnote"><text:note-citation>187</text:note-citation><text:note-body><text:p text:style-name="P113">“Should this killer be allowed?” DM, 30.08.72, p6; “<text:span text:style-name="T297">Paraquat: Treatment for a lethal dose” The Times, 11.12.74, p18</text:span></text:p></text:note-body></text:note></text:span></text:p>
      <text:p text:style-name="P261"><text:span text:style-name="T89"/></text:p>
      <text:p text:style-name="P302">Changes to formulation</text:p>
      <text:p text:style-name="P290"><text:span text:style-name="T89">T</text:span><text:span text:style-name="T88">echnical difficulties </text:span><text:span text:style-name="T89">had to be</text:span><text:span text:style-name="T88"> overcome </text:span><text:span text:style-name="T89">in order to alter the formulation to one </text:span><text:span text:style-name="T147">believed</text:span><text:span text:style-name="T89"> to be safer. There was also</text:span><text:span text:style-name="T88"> the added complication of imagined misuser behaviour such as “those who drank paraquat in mistake for something else tended in any case to swig their drink back, without stopping to savour the bouquet.”</text:span><text:span text:style-name="T4"><text:note text:id="ftn161" text:note-class="footnote"><text:note-citation>188</text:note-citation><text:note-body><text:p text:style-name="P112">HO305/32, Extract from minutes of 66<text:span text:style-name="T296">th</text:span> Meeting of the Poisons Board, 23.2.73</text:p></text:note-body></text:note></text:span><text:span text:style-name="T4">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4"><text:note text:id="ftn162" text:note-class="footnote"><text:note-citation>189</text:note-citation><text:note-body><text:p text:style-name="P212">Suckling and Langley, 1988, p510</text:p></text:note-body></text:note></text:span><text:span text:style-name="T4"> Detailed records in the organisation meant that when an emetic was required to minimise intestinal absorption of paraquat, there were options in-house. </text:span></text:p>
      <text:p text:style-name="P290"><text:span text:style-name="T4"/></text:p>
      <text:p text:style-name="P301"><text:span text:style-name="T4">Bitrex, </text:span><text:span text:style-name="T161">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58"><text:span text:style-name="T4"/></text:p>
      <text:p text:style-name="P289"><text:span text:style-name="T4">The issue of </text:span><text:span text:style-name="T157">Gramoxone</text:span><text:span text:style-name="T4"> being mistaken for dark coloured drinks presented a target for change. In a debate on Farm and Garden Chemicals more generally, although paraquat featured prominently, it was proposed that manufacturers should strongly consider the appearance of their products, </text:span><text:soft-page-break/><text:span text:style-name="T4">including the colour.</text:span><text:span text:style-name="T4"><text:note text:id="ftn0" text:note-class="footnote"><text:note-citation>190</text:note-citation><text:note-body><text:p text:style-name="P214">Farm and Garden Chemicals, HC Deb 20.07.71, vol 821 cc1395-407 </text:p></text:note-body></text:note></text:span><text:span text:style-name="T4"> This echoed 1922 arguments about giving arsenic and strychnine formulations unmistakably vivid colours in order to avoid accidental poisoning.</text:span><text:span text:style-name="T4"><text:note text:id="ftn172" text:note-class="footnote"><text:note-citation>191</text:note-citation><text:note-body><text:p text:style-name="Footnote"/></text:note-body></text:note></text:span><text:span text:style-name="T4"> However, in the case of Gramoxone which was a dark liquid, it was much harder to add a colour that would be able to stand out. Making the formulation thicker, so it would be harder to swallow, or into a jelly-like formula were also options.</text:span><text:span text:style-name="T4"><text:note text:id="ftn173" text:note-class="footnote"><text:note-citation>192</text:note-citation><text:note-body><text:p text:style-name="Footnote"/></text:note-body></text:note></text:span><text:span text:style-name="T4"> </text:span><text:span text:style-name="T148">I strongly suspect</text:span><text:span text:style-name="T4">,</text:span><text:span text:style-name="T148"> based on the demand for the product by domestic users, that</text:span><text:span text:style-name="T4"> although this would have made it harder to put into drinks bottles, those other readily available domestic containers, jars, could still have led to accidental poisonings, merely shifting the problem from vessel to vessel. </text:span><text:span text:style-name="T149">Moving to a granular formulation, like Weedol already was, does not appear to have been discussed. </text:span></text:p>
      <text:p text:style-name="P58"/>
      <text:p text:style-name="P58"><text:span text:style-name="T4">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Weedol) contain magnesium sulphate, stimulating diarrhoea.</text:span><text:span text:style-name="T4"><text:note text:id="ftn163" text:note-class="footnote"><text:note-citation>193</text:note-citation><text:note-body><text:p text:style-name="P213"><text:span text:style-name="T226">V</text:span>ale et al, 1987</text:p></text:note-body></text:note></text:span><text:span text:style-name="T4"> These changes to formulation were made to try to eliminate the chemical from the system of the person who had consumed it <text:s/>*need to find out when*.</text:span></text:p>
      <text:p text:style-name="P283"/>
      <text:p text:style-name="P45"><text:span text:style-name="T376">After</text:span> paraquat</text:p>
      <text:p text:style-name="P273"><text:span text:style-name="T376">Following the drama of paraquat poisonings in the preceding years, new garden weedkillers were put onto the market with the specific claim that they did not contain paraquat. This can be interpreted as</text:span> a reaction against the <text:span text:style-name="T261">perceived</text:span> danger of paraquat <text:span text:style-name="T298">and fulfilling a</text:span> <text:span text:style-name="T343">desire among gardeners for an alternative product.</text:span> In 1981, a new amateur or domestic weedkiller named DeeWeed, <text:span text:style-name="T262">containing atrazine and aminotriazol</text:span>, <text:span text:style-name="T299">became available</text:span>. Adverts for this product proclaimed, repeatedly, that it did not contain paraquat or sodium chlorate. <text:span text:style-name="T343">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170" text:note-class="footnote"><text:note-citation>194</text:note-citation><text:note-body><text:p text:style-name="P102">Deeweed advert, Daily Mail, 04.07.81, p27</text:p></text:note-body></text:note> </text:p>
      <text:p text:style-name="P273"/>
      <text:p text:style-name="P273"><text:span text:style-name="T376">Leroco was another similar product, promising 3 years weed-free, 'if a single weed reappears we guarantee to refund your money in full &amp; without question'.</text:span><text:span text:style-name="T376"><text:note text:id="ftn69" text:note-class="footnote"><text:note-citation>195</text:note-citation><text:note-body><text:p text:style-name="P230">Leroco advert, Daily Mail, 12.05.84, p20</text:p></text:note-body></text:note></text:span><text:span text:style-name="T376"> Therefore, these weedkillers were not a direct competitor to paraquat based products although it emphasised its lack of paraquat as though it could be used in place of Weedol. </text:span>Th<text:span text:style-name="T376">e</text:span>s<text:span text:style-name="T376">e</text:span> product<text:span text:style-name="T376">s</text:span> <text:span text:style-name="T376">were</text:span> more likely to have been designed to cater for the user keen to keep a low maintenance patio <text:span text:style-name="T293">or drive barren, the advert addressed 'property owners',</text:span><text:span text:style-name="T293"><text:note text:id="ftn196" text:note-class="footnote"><text:note-citation>196</text:note-citation><text:note-body><text:p text:style-name="P231">Leroco advert, Daily Mail, 12.05.84, p20</text:p></text:note-body></text:note></text:span><text:span text:style-name="T293"> not the gardeners that Weedol targeted</text:span>. <text:span text:style-name="T378">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text:span></text:p>
      <text:p text:style-name="P7"/>
      <text:p text:style-name="P8"><text:span text:style-name="T371">Thanks to paraquat's inactivation by soil, </text:span>Weedol <text:span text:style-name="T295">was not displaced and</text:span> continued to be available, showing that the diversity of <text:span text:style-name="T368">householders'</text:span> <text:span text:style-name="T263">weed killing situations continued to call for a contact herbicide, where gardeners can rely on the soil being suitable to plant in immediately. It also shows </text:span><text:soft-page-break/><text:span text:style-name="T263">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ext:span>An amount of paraquat was displaced by the less toxic diquat in domestic formulations of weedkiller, but <text:span text:style-name="T377">because of</text:span> the niche it occupied when considered how it would be used in the garden, paraquat was not pushed off the shelves <text:span text:style-name="T367">by other products</text:span>. </text:p>
      <text:p text:style-name="Standard"/>
      <text:p text:style-name="P42">Conclusions</text:p>
      <text:p text:style-name="P48"><text:span text:style-name="T24">Paraquat was certainly extremely effective at killing plants </text:span><text:span text:style-name="T36">and PPL had worked hard to characterise the mechanism of action of plant death</text:span><text:span text:style-name="T24">. </text:span><text:span text:style-name="T37">However, it seems that the animal investigations PPL carried out were not clinically thorough enough to highlight the likely effect on humans, and all bodies involved made a judgement that all users would follow the instructions provided. </text:span><text:span text:style-name="T104">This required users to take responsibility for their safety and to treat the products with as potent killers, to remain safe by following carefully crafted instructions. </text:span></text:p>
      <text:p text:style-name="P12"/>
      <text:p text:style-name="P75"><text:span text:style-name="T4">I have shown that </text:span><text:span text:style-name="T93">users shunned the demarcations set by Plant Protection Limited for two preparations of paraquat weedkiller, for two different user groups. The agricultural </text:span><text:span text:style-name="T4">Gramoxone </text:span><text:span text:style-name="T216">was</text:span><text:span text:style-name="T4"> invited into some private homes and gard</text:span><text:span text:style-name="T93">en,</text:span><text:span text:style-name="T4"> although </text:span><text:span text:style-name="T93">it was</text:span><text:span text:style-name="T4"> never intended by the manufacturers for domestic use. </text:span><text:span text:style-name="T51">Unfortunately this</text:span><text:span text:style-name="T4"> sometimes resulting in fatal poisoning, </text:span><text:span text:style-name="T51">largely due to user error </text:span><text:span text:style-name="T93">relating to</text:span><text:span text:style-name="T51"> reusing a beverage bottle, </text:span><text:span text:style-name="T93">an explicitly </text:span><text:span text:style-name="T51">prohibited </text:span><text:span text:style-name="T93">action. </text:span></text:p>
      <text:p text:style-name="P82"/>
      <text:p text:style-name="P76"><text:span text:style-name="T216">Users were not always as careful or competent as PPL imagined their users would be. Analysis of accidental deaths by industrial experts pointed to carelessness and of human traits of alcoholism, </text:span><text:span text:style-name="T222">mental illness </text:span><text:span text:style-name="T216">or </text:span><text:span text:style-name="T283">backwardness</text:span><text:span text:style-name="T216">. </text:span><text:span text:style-name="T222">Chemical companies position these as conditions of use that are out of their control. </text:span></text:p>
      <text:p text:style-name="P60"/>
      <text:p text:style-name="P88"><text:span text:style-name="T218">Although the first accidental poisonings with Gramoxone were related to people using the herbicide as part of their work, </text:span><text:span text:style-name="T221">a</text:span><text:span text:style-name="T218">fter Weedol was widely marketed to home gardeners, </text:span><text:span text:style-name="T220">both in display adverts and in garden advice columns, accidental poisonings with Gramoxone spread to people who did not work </text:span><text:span text:style-name="T219">with the chemical</text:span><text:span text:style-name="T220">.</text:span><text:span text:style-name="T218"> </text:span><text:span text:style-name="T221">R</text:span><text:span text:style-name="T219">eferring to </text:span><text:span text:style-name="T220">the active ingredient “paraquat” in these advice columns </text:span><text:span text:style-name="T219">created</text:span><text:span text:style-name="T220"> </text:span><text:span text:style-name="T219">a desire for paraquat, and that inconsistent use of the brand name “Weedol” contributed to a lack of awareness about the distinction between the agricultural and domestic variants. </text:span><text:span text:style-name="T218">Stronger is better. Domestic users were not uniformly willing</text:span><text:span text:style-name="T222">,</text:span><text:span text:style-name="T218"> to pay more for a weaker, safe</text:span><text:span text:style-name="T223">r</text:span><text:span text:style-name="T218"> product designed especially for them. Some domestic users of Gramoxone must have used it successfully for its herbicidal purpose, so it was not inevitable that it would wreak destruction outside of the boundaries that had been set for it. </text:span></text:p>
      <text:p text:style-name="P16"/>
      <text:p text:style-name="P17">Users of paraquat based herbicides who did not follow the strict instruction to keep the chemical in its original packaging, put themselves and others (who would not have known of the instructions associated with the concentrate) at risk of <text:span text:style-name="T309">mistakenly</text:span> using the weedkiller as a drink, brought the chemical to wider attention. <text:span text:style-name="T308">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7"/>
      <text:p text:style-name="P19">These 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11">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10">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9"/>
      <text:p text:style-name="P21">Using weedkiller <text:span text:style-name="T310">for human</text:span> harm was not unique to paraquat herbicides. Misuses of paraquat products <text:span text:style-name="T310">for this means were expected, as F Rose said about any new chemical <text:s/>“someone sooner or later tries to commit suicide with it”.</text:span><text:span text:style-name="T310"><text:note text:id="ftn171" text:note-class="footnote"><text:note-citation>197</text:note-citation><text:note-body><text:p text:style-name="P121">Kennedy, p148</text:p></text:note-body></text:note></text:span><text:span text:style-name="T310">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10">Media reports of these fatal incidents, which for brevity and impact blurred the distinction between Weedol and Gramoxone, contributed to the unintended use of paraquat as a poison being perpetuated.</text:span></text:p>
      <text:p text:style-name="P20"/>
      <text:p text:style-name="P27">Although domestic users were creative in their choice of storage vessels, locations of storage, variety of vehicles for poison delivery, there were not any reports of truly novel uses of paraquat preparations as was seen in outside the UK in less developed countries such as its attempted use as a louse killer or skin treatment, presumably because these conditions were not present or if they were people could seek more orthodox methods <text:span text:style-name="T336">through accessible and affordable pharmaceutical provision</text:span>. </text:p>
      <text:p text:style-name="P17"/>
      <text:p text:style-name="P63"><text:span text:style-name="T4">Overall, the number of </text:span><text:span text:style-name="T109">UK </text:span><text:span text:style-name="T4">deaths in relation to the total volume of paraquat sold and used was very small, the </text:span><text:span text:style-name="T52">safety </text:span><text:span text:style-name="T4">precautions were easily followed </text:span><text:span text:style-name="T52">by </text:span><text:span text:style-name="T199">the majority of </text:span><text:span text:style-name="T52">weedkilling users </text:span><text:span text:style-name="T4">and the herbicide was extremely effective. This meant that ICI and regulatory government committees could not seriously contemplate a ban, although ICI were directed to, and did, investigate </text:span><text:span text:style-name="T109">and implement </text:span><text:span text:style-name="T4">a variety of changes to the formulation. </text:span><text:span text:style-name="T199">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text:span><text:span text:style-name="T200">Weedol </text:span><text:span text:style-name="T199">formulations worthwhile for ICI. </text:span></text:p>
      <text:p text:style-name="P18"/>
      <text:p text:style-name="P77"><text:span text:style-name="T4">Those analysing reports of death from paraquat from the perspective of the company, took pains to highlight previous episodes of mental illness, alcoholism to demonstrate that these were not reasonable users. These </text:span><text:span text:style-name="T95">were </text:span><text:span text:style-name="T104">deemed</text:span><text:span text:style-name="T95"> </text:span><text:span text:style-name="T4">situations that the chemical company could make </text:span><text:span text:style-name="T95">useful </text:span><text:span text:style-name="T4">protective efforts. ICI preferred to focus only on </text:span><text:span text:style-name="T105">obedient users and their </text:span><text:span text:style-name="T4">adherence to the instructions for safe use, </text:span><text:span text:style-name="T106">written in the awareness of the range of effects that paraquat could have as an irritant and a poison</text:span><text:span text:style-name="T4">. </text:span><text:span text:style-name="T105">In these instructions, the company resisted giving details of the consequences, potentially leaving curious users who had read the instructions, unaware of why they should obey the instructions.</text:span><text:span text:style-name="T4"> </text:span><text:span text:style-name="T106">ICI were concerned that people could be disinclined to use their paraquat products if they saw on the packaging that they were poisons. Newspapers, did not face this dilemma, instead operating on the principle that people should know the risks and took on the </text:span><text:soft-page-break/><text:span text:style-name="T106">educational role communicating the full dangers of paraquat to potential users and even existing users.</text:span></text:p>
      <text:p text:style-name="P28"/>
      <text:p text:style-name="P78"><text:span text:style-name="T106">T</text:span><text:span text:style-name="T4">he imagined misuse of Weedol as a liquid form led to its granulation </text:span><text:span text:style-name="T107">before it reached users. The actual misuses of both paraquat preparations led to substantial changes in the formulation and presentation of the products. </text:span><text:span text:style-name="T110">Those determined to misuse the product still did, though </text:span><text:span text:style-name="T111">through the process of reformulating, PPL and ICI were seen to be doing all they could to prevent accident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style:font-family-generic="swiss"/>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150</meta:editing-cycles>
    <meta:editing-duration>P19DT40M39S</meta:editing-duration>
    <meta:generator>LibreOffice/4.1.4.2$MacOSX_x86 LibreOffice_project/0a0440ccc0227ad9829de5f46be37cfb6edcf72</meta:generator>
    <dc:date>2014-03-12T12:57:55.043888000</dc:date>
    <meta:document-statistic meta:table-count="1" meta:image-count="0" meta:object-count="0" meta:page-count="32" meta:paragraph-count="407" meta:word-count="19211" meta:character-count="121249" meta:non-whitespace-character-count="102241"/>
  </office:meta>
</office:document-meta>
</file>